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automatic-styles>
    <style:style style:name="P1" style:family="paragraph" style:parent-style-name="Preformatted_20_Text">
      <style:text-properties fo:font-size="15pt" officeooo:rsid="000c0d3a" officeooo:paragraph-rsid="000c0d3a" style:font-size-asian="15pt" style:font-size-complex="15pt"/>
    </style:style>
    <style:style style:name="P2" style:family="paragraph" style:parent-style-name="Preformatted_20_Text">
      <style:text-properties fo:font-size="15pt" officeooo:rsid="000c0d3a" officeooo:paragraph-rsid="00120994" style:font-size-asian="15pt" style:font-size-complex="15pt"/>
    </style:style>
    <style:style style:name="P3" style:family="paragraph" style:parent-style-name="Preformatted_20_Text">
      <style:text-properties fo:font-size="15pt" officeooo:rsid="000c0d3a" officeooo:paragraph-rsid="00131608" style:font-size-asian="15pt" style:font-size-complex="15pt"/>
    </style:style>
    <style:style style:name="P4" style:family="paragraph" style:parent-style-name="Preformatted_20_Text">
      <style:text-properties fo:font-size="15pt" officeooo:rsid="000c0d3a" officeooo:paragraph-rsid="0014d5f1" style:font-size-asian="15pt" style:font-size-complex="15pt"/>
    </style:style>
    <style:style style:name="P5" style:family="paragraph" style:parent-style-name="Preformatted_20_Text">
      <style:text-properties fo:font-size="15pt" officeooo:rsid="000c0d3a" officeooo:paragraph-rsid="0014f2bf" style:font-size-asian="15pt" style:font-size-complex="15pt"/>
    </style:style>
    <style:style style:name="P6" style:family="paragraph" style:parent-style-name="Preformatted_20_Text">
      <style:text-properties fo:font-size="15pt" officeooo:rsid="000c0d3a" officeooo:paragraph-rsid="00166af5" style:font-size-asian="15pt" style:font-size-complex="15pt"/>
    </style:style>
    <style:style style:name="P7" style:family="paragraph" style:parent-style-name="Preformatted_20_Text">
      <style:text-properties fo:font-size="15pt" officeooo:rsid="000c0d3a" officeooo:paragraph-rsid="001a0c39" style:font-size-asian="15pt" style:font-size-complex="15pt"/>
    </style:style>
    <style:style style:name="P8" style:family="paragraph" style:parent-style-name="Preformatted_20_Text">
      <style:text-properties fo:font-size="15pt" officeooo:rsid="000c0d3a" officeooo:paragraph-rsid="001cb8c9" style:font-size-asian="15pt" style:font-size-complex="15pt"/>
    </style:style>
    <style:style style:name="P9" style:family="paragraph" style:parent-style-name="Preformatted_20_Text">
      <style:text-properties fo:font-size="15pt" officeooo:rsid="000c0d3a" officeooo:paragraph-rsid="001e44b1" style:font-size-asian="15pt" style:font-size-complex="15pt"/>
    </style:style>
    <style:style style:name="P10" style:family="paragraph" style:parent-style-name="Preformatted_20_Text">
      <style:text-properties fo:font-size="15pt" officeooo:rsid="000c0d3a" officeooo:paragraph-rsid="002334e6" style:font-size-asian="15pt" style:font-size-complex="15pt"/>
    </style:style>
    <style:style style:name="P11" style:family="paragraph" style:parent-style-name="Preformatted_20_Text">
      <style:text-properties fo:font-size="15pt" officeooo:rsid="000c0d3a" officeooo:paragraph-rsid="0024cd9e" style:font-size-asian="15pt" style:font-size-complex="15pt"/>
    </style:style>
    <style:style style:name="P12" style:family="paragraph" style:parent-style-name="Preformatted_20_Text">
      <style:text-properties fo:font-size="15pt" officeooo:rsid="000c0d3a" officeooo:paragraph-rsid="00259b5c" style:font-size-asian="15pt" style:font-size-complex="15pt"/>
    </style:style>
    <style:style style:name="P13" style:family="paragraph" style:parent-style-name="Preformatted_20_Text">
      <style:text-properties fo:font-size="15pt" officeooo:rsid="000c0d3a" officeooo:paragraph-rsid="00274e87" style:font-size-asian="15pt" style:font-size-complex="15pt"/>
    </style:style>
    <style:style style:name="P14" style:family="paragraph" style:parent-style-name="Preformatted_20_Text">
      <style:text-properties fo:font-size="15pt" officeooo:rsid="000c0d3a" officeooo:paragraph-rsid="002773f0" style:font-size-asian="15pt" style:font-size-complex="15pt"/>
    </style:style>
    <style:style style:name="P15" style:family="paragraph" style:parent-style-name="Preformatted_20_Text">
      <style:text-properties fo:font-size="15pt" officeooo:rsid="000c0d3a" officeooo:paragraph-rsid="0027e2d5" style:font-size-asian="15pt" style:font-size-complex="15pt"/>
    </style:style>
    <style:style style:name="P16" style:family="paragraph" style:parent-style-name="Preformatted_20_Text">
      <style:text-properties fo:font-size="15pt" officeooo:rsid="000c0d3a" officeooo:paragraph-rsid="0028f842" style:font-size-asian="15pt" style:font-size-complex="15pt"/>
    </style:style>
    <style:style style:name="P17" style:family="paragraph" style:parent-style-name="Preformatted_20_Text">
      <style:text-properties fo:font-size="15pt" officeooo:rsid="000c0d3a" officeooo:paragraph-rsid="002abe58" style:font-size-asian="15pt" style:font-size-complex="15pt"/>
    </style:style>
    <style:style style:name="P18" style:family="paragraph" style:parent-style-name="Preformatted_20_Text">
      <style:text-properties fo:font-size="15pt" officeooo:rsid="000c0d3a" officeooo:paragraph-rsid="002c151f" style:font-size-asian="15pt" style:font-size-complex="15pt"/>
    </style:style>
    <style:style style:name="P19" style:family="paragraph" style:parent-style-name="Preformatted_20_Text">
      <style:text-properties fo:font-size="15pt" officeooo:rsid="000c0d3a" officeooo:paragraph-rsid="002c8b5e" style:font-size-asian="15pt" style:font-size-complex="15pt"/>
    </style:style>
    <style:style style:name="P20" style:family="paragraph" style:parent-style-name="Preformatted_20_Text">
      <style:text-properties fo:font-size="15pt" officeooo:rsid="000c0d3a" officeooo:paragraph-rsid="002d7fc9" style:font-size-asian="15pt" style:font-size-complex="15pt"/>
    </style:style>
    <style:style style:name="P21" style:family="paragraph" style:parent-style-name="Preformatted_20_Text">
      <style:text-properties fo:font-size="15pt" officeooo:rsid="000c0d3a" officeooo:paragraph-rsid="002ec784" style:font-size-asian="15pt" style:font-size-complex="15pt"/>
    </style:style>
    <style:style style:name="P22" style:family="paragraph" style:parent-style-name="Preformatted_20_Text">
      <style:text-properties fo:font-size="15pt" officeooo:rsid="000c0d3a" officeooo:paragraph-rsid="0031e453" style:font-size-asian="15pt" style:font-size-complex="15pt"/>
    </style:style>
    <style:style style:name="P23" style:family="paragraph" style:parent-style-name="Preformatted_20_Text">
      <style:text-properties fo:font-size="15pt" officeooo:rsid="000c0d3a" officeooo:paragraph-rsid="0033c41a" style:font-size-asian="15pt" style:font-size-complex="15pt"/>
    </style:style>
    <style:style style:name="P24" style:family="paragraph" style:parent-style-name="Preformatted_20_Text">
      <style:text-properties fo:font-size="15pt" officeooo:rsid="000c0d3a" officeooo:paragraph-rsid="00340b9f" style:font-size-asian="15pt" style:font-size-complex="15pt"/>
    </style:style>
    <style:style style:name="P25" style:family="paragraph" style:parent-style-name="Preformatted_20_Text">
      <style:text-properties fo:font-size="15pt" officeooo:rsid="000c0d3a" officeooo:paragraph-rsid="003555fd" style:font-size-asian="15pt" style:font-size-complex="15pt"/>
    </style:style>
    <style:style style:name="P26" style:family="paragraph" style:parent-style-name="Preformatted_20_Text">
      <style:text-properties fo:font-size="15pt" officeooo:rsid="000c0d3a" officeooo:paragraph-rsid="0035a341" style:font-size-asian="15pt" style:font-size-complex="15pt"/>
    </style:style>
    <style:style style:name="P27" style:family="paragraph" style:parent-style-name="Preformatted_20_Text">
      <style:text-properties fo:font-size="15pt" officeooo:rsid="000c0d3a" officeooo:paragraph-rsid="003694b9" style:font-size-asian="15pt" style:font-size-complex="15pt"/>
    </style:style>
    <style:style style:name="P28" style:family="paragraph" style:parent-style-name="Preformatted_20_Text">
      <style:text-properties fo:font-size="15pt" officeooo:rsid="000c0d3a" officeooo:paragraph-rsid="0036f763" style:font-size-asian="15pt" style:font-size-complex="15pt"/>
    </style:style>
    <style:style style:name="P29" style:family="paragraph" style:parent-style-name="Preformatted_20_Text">
      <style:text-properties fo:font-size="15pt" officeooo:rsid="000c0d3a" officeooo:paragraph-rsid="00373399" style:font-size-asian="15pt" style:font-size-complex="15pt"/>
    </style:style>
    <style:style style:name="P30" style:family="paragraph" style:parent-style-name="Preformatted_20_Text">
      <style:text-properties fo:font-size="15pt" officeooo:rsid="000c0d3a" officeooo:paragraph-rsid="00382519" style:font-size-asian="15pt" style:font-size-complex="15pt"/>
    </style:style>
    <style:style style:name="P31" style:family="paragraph" style:parent-style-name="Preformatted_20_Text">
      <style:text-properties fo:font-size="15pt" officeooo:rsid="000c0d3a" officeooo:paragraph-rsid="00394691" style:font-size-asian="15pt" style:font-size-complex="15pt"/>
    </style:style>
    <style:style style:name="P32" style:family="paragraph" style:parent-style-name="Preformatted_20_Text">
      <style:text-properties fo:font-size="15pt" officeooo:rsid="000c0d3a" officeooo:paragraph-rsid="003a3098" style:font-size-asian="15pt" style:font-size-complex="15pt"/>
    </style:style>
    <style:style style:name="P33" style:family="paragraph" style:parent-style-name="Preformatted_20_Text">
      <style:text-properties fo:font-size="15pt" officeooo:rsid="000c0d3a" officeooo:paragraph-rsid="003da2e7" style:font-size-asian="15pt" style:font-size-complex="15pt"/>
    </style:style>
    <style:style style:name="P34" style:family="paragraph" style:parent-style-name="Preformatted_20_Text">
      <style:text-properties fo:font-size="15pt" officeooo:rsid="000c0d3a" officeooo:paragraph-rsid="003e5150" style:font-size-asian="15pt" style:font-size-complex="15pt"/>
    </style:style>
    <style:style style:name="P35" style:family="paragraph" style:parent-style-name="Preformatted_20_Text">
      <style:text-properties fo:font-size="15pt" officeooo:rsid="000c0d3a" officeooo:paragraph-rsid="003ea456" style:font-size-asian="15pt" style:font-size-complex="15pt"/>
    </style:style>
    <style:style style:name="P36" style:family="paragraph" style:parent-style-name="Preformatted_20_Text">
      <style:text-properties style:font-name="Liberation Mono" fo:font-size="15pt" officeooo:rsid="000c0d3a" officeooo:paragraph-rsid="00131608" style:font-name-asian="文泉驛等寬微米黑" style:font-size-asian="15pt" style:font-name-complex="Liberation Mono" style:font-size-complex="15pt"/>
    </style:style>
    <style:style style:name="P37" style:family="paragraph" style:parent-style-name="Preformatted_20_Text">
      <style:text-properties fo:font-size="14pt" officeooo:rsid="000c0d3a" officeooo:paragraph-rsid="000c0d3a" style:font-size-asian="14pt" style:font-size-complex="14pt"/>
    </style:style>
    <style:style style:name="P38" style:family="paragraph" style:parent-style-name="Preformatted_20_Text">
      <style:paragraph-properties fo:break-before="page"/>
      <style:text-properties fo:font-size="15pt" officeooo:rsid="000c0d3a" officeooo:paragraph-rsid="000c0d3a" style:font-size-asian="15pt" style:font-size-complex="15pt"/>
    </style:style>
    <style:style style:name="P39" style:family="paragraph" style:parent-style-name="Standard">
      <style:text-properties style:font-name="Liberation Mono" fo:font-size="15pt" officeooo:rsid="000c0d3a" officeooo:paragraph-rsid="00131608" style:font-name-asian="文泉驛等寬微米黑" style:font-size-asian="15pt" style:font-name-complex="Liberation Mono" style:font-size-complex="15pt"/>
    </style:style>
    <style:style style:name="T1" style:family="text">
      <style:text-properties style:font-name="Liberation Mono" style:font-name-asian="文泉驛等寬微米黑" style:font-name-complex="Liberation Mon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0 嘉南大圳之父</text:p>
      <text:p text:style-name="P1"/>
      <text:p text:style-name="P1">嘉南大圳之父──八田與一</text:p>
      <text:p text:style-name="P1">Ka-lâm Tuā-tsùn tsi hū── Pat-tiân Ú-it</text:p>
      <text:p text:style-name="P1"/>
      <text:p text:style-name="P1">八田與一是日本石川縣人，</text:p>
      <text:p text:style-name="P1">Pat-tiân Ú-it sī Ji̍t-pún Si̍k-tshuan-kuān lâng, </text:p>
      <text:p text:style-name="P1"/>
      <text:p text:style-name="P1">伊是臺灣烏山頭水庫、嘉南大圳的設計佮建造者。</text:p>
      <text:p text:style-name="P1">i sī Tâi-uân Oo-suann-thâu tsuí-khòo, Ka-lâm Tuā-tsùn ê siat-kè kah kiàn-tsō-tsiá. </text:p>
      <text:p text:style-name="P1"/>
      <text:p text:style-name="P1">1910年，</text:p>
      <text:p text:style-name="P1">1910 nî, </text:p>
      <text:p text:style-name="P1"/>
      <text:p text:style-name="P1">伊對日本東京帝大土木科畢業，</text:p>
      <text:p text:style-name="P1">i uì Ji̍t-pún Tang-kiann Tè-tuā thóo-bo̍k-kho pit-gia̍p, </text:p>
      <text:p text:style-name="P1"/>
      <text:p text:style-name="P1">奉派來臺灣服務了後，</text:p>
      <text:p text:style-name="P1">hōng phài lâi Tâi-uân ho̍k-bū liáu-āu, </text:p>
      <text:p text:style-name="P1"/>
      <text:p text:style-name="P2">就一直攏蹛臺灣，佇土木工程界服務。</text:p>
      <text:p text:style-name="P1">tō it-ti̍t lóng tuà Tâi-uân, tī thóo-bo̍k kang-tîng-kài ho̍k-bū. </text:p>
      <text:p text:style-name="P1"/>
      <text:p text:style-name="P3">伊捌參與臺北地下水道、</text:p>
      <text:p text:style-name="P3">I bat tsham-ú Tâi-pak tē-hā-tsuí-tō, </text:p>
      <text:p text:style-name="P3"/>
      <text:p text:style-name="P3">起造高雄港、</text:p>
      <text:p text:style-name="P3">khí-tsō Ko-hiông-káng, <text:s/></text:p>
      <text:p text:style-name="P3"/>
      <text:p text:style-name="P3">臺南水道計畫、</text:p>
      <text:p text:style-name="P3">Tâ<text:span text:style-name="T1">i-lâm tsuí-tō kè-uē, </text:span></text:p>
      <text:p text:style-name="P36"/>
      <text:p text:style-name="P36">日月潭水力發電、</text:p>
      <text:p text:style-name="P39">Ji̍t-gua̍t-thâm tsuí-li̍k huat-tiān, </text:p>
      <text:p text:style-name="P36"/>
      <text:p text:style-name="P36">桃園大圳、大甲溪電源開發計畫遮的重要土木工程。</text:p>
      <text:p text:style-name="P39">Thô-hn̂g Tuā-tsùn, Tāi-kah-khe tiān-guân khai-huat kè-uē tsia-ê tiōng-iàu thóo-bo̍k kang-tîng.</text:p>
      <text:p text:style-name="P3"/>
      <text:p text:style-name="P3">1917年，伊轉去日本，</text:p>
      <text:p text:style-name="P3">1917 nî, i tńg-khì Ji̍t-pún, </text:p>
      <text:p text:style-name="P1"/>
      <text:p text:style-name="P1">佮in故鄉當時才16歲、拄對高女出業的米村外代樹結婚，</text:p>
      <text:p text:style-name="P1">kah in kòo-hiong tong-sî tsiah 16 huè, tú uì Ko-lú tshut-gia̍p ê Bí-tshun Guē-tāi-sū kiat-hun, </text:p>
      <text:p text:style-name="P1"/>
      <text:p text:style-name="P1">這陣八田已經31歲。</text:p>
      <text:p text:style-name="P1">tsit tsūn Pat-tiân í-king 31 huè. </text:p>
      <text:p text:style-name="P1"/>
      <text:p text:style-name="P1">結婚以後in隨閣同齊來臺灣蹛。</text:p>
      <text:p text:style-name="P1">Kiat-hun í-āu in suî koh tâng-tsê lâi Tâi-uân tuà.</text:p>
      <text:p text:style-name="P1"/>
      <text:p text:style-name="P3">1918年，八田針對嘉南地區水利灌溉進行實地研究調查，</text:p>
      <text:p text:style-name="P1">1918 nî, Pat-tiân tsiam-tuì Ka-lâm tē-khu tsuí-lī kuàn-khài tsìn-hîng si̍t-tē gián-kiù tiâu-tsa, </text:p>
      <text:p text:style-name="P1"/>
      <text:p text:style-name="P1"/>
      <text:p text:style-name="P1"/>
      <text:p text:style-name="P1"><text:soft-page-break/>向臺灣總督府提出嘉南大圳建設計畫書。</text:p>
      <text:p text:style-name="P1">hiòng Tâi-uân tsóng-tok-hú thê-tshut Ka-lâm Tuā-tsùn kiàn-siat kè-uē-su. </text:p>
      <text:p text:style-name="P1"/>
      <text:p text:style-name="P1">1920年9月伊奉命負責建造嘉南大圳的核心工程──烏山頭水庫。</text:p>
      <text:p text:style-name="P1">1920 nî 9 gue̍h i hōng bīng hū-tsik kiàn-tsō Ka-lâm Tuā-tsùn ê hi̍k-sim kang-tîng── Oo-suann-thâu tsuí-khòo. </text:p>
      <text:p text:style-name="P1"/>
      <text:p text:style-name="P1">1930年4月初，</text:p>
      <text:p text:style-name="P1">1930 nî 4 gue̍h tshe, </text:p>
      <text:p text:style-name="P1"/>
      <text:p text:style-name="P3">這个當時全臺灣第一、日本第一、亞洲第一、世界第三大的大水庫──嘉南大圳正式完工。</text:p>
      <text:p text:style-name="P1">tsit ê tong-sî tsuân Tâi-uân tē-it, Ji̍t-pún tē-it, A-tsiu tē-it, sè-kài tē-sann tuā ê tuā tsuí-khòo── Ka-lâm Tuā-tsùn tsìng-sik uân-kang.</text:p>
      <text:p text:style-name="P1"/>
      <text:p text:style-name="P1">烏山頭水庫滿水的面積是13平方公里，</text:p>
      <text:p text:style-name="P1">Oo-suann-thâu tsuí-khòo muá tsuí ê bīn-tsik sī 13 pîng-hong kong-lí, </text:p>
      <text:p text:style-name="P1"/>
      <text:p text:style-name="P1">蓄水量有一億五千萬噸。</text:p>
      <text:p text:style-name="P1">thiok-tsuí-liōng ū tsi̍t-ik gōo-tshing-bān tùn. </text:p>
      <text:p text:style-name="P1"/>
      <text:p text:style-name="P1">灌溉水路總長1萬6千公里，</text:p>
      <text:p text:style-name="P1">Kuàn-khài tsuí-lōo tsóng tn̂g 1 bān 6 tshing kong-lí, </text:p>
      <text:p text:style-name="P1"/>
      <text:p text:style-name="P1">灌溉嘉南平原15萬公頃的田園，</text:p>
      <text:p text:style-name="P1">kuàn-khài Ka-lâm pîng-guân 15 bān kong-khíng ê tshân-hn̂g, </text:p>
      <text:p text:style-name="P1"/>
      <text:p text:style-name="P1">規个工程完成以後，</text:p>
      <text:p text:style-name="P1">kui-ê kang-tîng uân-sîng í-āu, </text:p>
      <text:p text:style-name="P1"/>
      <text:p text:style-name="P1">嘉南平原逐年粟仔、甘蔗、番薯的產量增加到8萬3千噸，</text:p>
      <text:p text:style-name="P1">Ka-lâm pîng-guân ta̍k nî tshik-á, kam-tsià, han-tsî ê sán-liōng tsing-ka kàu 8 bān 3 tshing tùn, </text:p>
      <text:p text:style-name="P1"/>
      <text:p text:style-name="P1">攏總有六十外萬農民受益。</text:p>
      <text:p text:style-name="P1">lóng-tsóng ū la̍k-tsa̍p guā bān lông-bîn siū-ik.</text:p>
      <text:p text:style-name="P1"/>
      <text:p text:style-name="P4">1942年，八田奉日本政府派令欲去菲律賓工作，</text:p>
      <text:p text:style-name="P1">1942 nî, Pat-tiân hōng Ji̍t-pún tsìng-hú phài līng beh khì Hui-lu̍t-pin kang-tsok, </text:p>
      <text:p text:style-name="P1"/>
      <text:p text:style-name="P1">所坐的船「大洋丸」號去予美軍的潛水艇拍沉，</text:p>
      <text:p text:style-name="P1">sóo tsē ê tsûn “Tāi-iûnn-uân” hō khì hōo bí-kun ê tsiâm-tsuí-thíng phah tîm, </text:p>
      <text:p text:style-name="P1"/>
      <text:p text:style-name="P1">八田嘛往生去，</text:p>
      <text:p text:style-name="P1">Pat-tiân mā óng-sing --khì, </text:p>
      <text:p text:style-name="P1"/>
      <text:p text:style-name="P1">干焦留下烏山頭水庫見證這段歷史。</text:p>
      <text:p text:style-name="P1">kan-na lâu-hā Oo-suann-thâu tsuí-khòo kiàn-tsìng tsit tuānn li̍k-sú.</text:p>
      <text:p text:style-name="P1"/>
      <text:p text:style-name="P1"><text:soft-page-break/>501 甜粿</text:p>
      <text:p text:style-name="P1"/>
      <text:p text:style-name="P1">甜粿</text:p>
      <text:p text:style-name="P1">Tinn-kué</text:p>
      <text:p text:style-name="P1"/>
      <text:p text:style-name="P1">到厝的時陣，</text:p>
      <text:p text:style-name="P1">Kàu tshù ê sî-tsūn, </text:p>
      <text:p text:style-name="P1"/>
      <text:p text:style-name="P1">隨看著一模三寸懸，</text:p>
      <text:p text:style-name="P1">suî khuànn-tio̍h tsi̍t bôo sann tshùn kuân,</text:p>
      <text:p text:style-name="P1"/>
      <text:p text:style-name="P1">直徑差不多八寸的甜粿，</text:p>
      <text:p text:style-name="P1">ti̍t-kìng tsha-put-to peh tshùn ê tinn-kué, </text:p>
      <text:p text:style-name="P1"/>
      <text:p text:style-name="P1">架佇尪架桌頂，</text:p>
      <text:p text:style-name="P1">khuè tī ang-kè-toh-tíng, </text:p>
      <text:p text:style-name="P1"/>
      <text:p text:style-name="P1">我共帽仔採落來，</text:p>
      <text:p text:style-name="P1">guá kā bō-á tshái --lo̍h-lâi, </text:p>
      <text:p text:style-name="P1"/>
      <text:p text:style-name="P5">問阿母講：「盍會摸著泔泔咧？」</text:p>
      <text:p text:style-name="P1">mn̄g a-bú kóng: “Khah ē bong-tio̍h ám-ám --leh?”</text:p>
      <text:p text:style-name="P1"/>
      <text:p text:style-name="P5">「賣粿的販仔拄才炊好一工爾，生成按呢；</text:p>
      <text:p text:style-name="P1">“Bē kué ê huàn-á tú-tsiah tshue hó tsi̍t kang niā, senn-sîng án-ne, </text:p>
      <text:p text:style-name="P1"/>
      <text:p text:style-name="P5">著愛囥久，才會𠕇𠕇。」</text:p>
      <text:p text:style-name="P1">tio̍h-ài khǹg kú, tsiah ē tīng-tīng.”</text:p>
      <text:p text:style-name="P1"/>
      <text:p text:style-name="P1">「喔。」</text:p>
      <text:p text:style-name="P1">“Ooh.” </text:p>
      <text:p text:style-name="P1"/>
      <text:p text:style-name="P1"/>
      <text:p text:style-name="P1"/>
      <text:p text:style-name="P1">搝椅頭仔那坐，</text:p>
      <text:p text:style-name="P1">Khiú í-thâu-á ná tsē, </text:p>
      <text:p text:style-name="P1"/>
      <text:p text:style-name="P6">那閣問講：「干焦買一項，敢袂傷少？」</text:p>
      <text:p text:style-name="P1">ná koh mn̄g kóng: “Kan-na bé tsi̍t hāng, kám bē siunn tsió?”</text:p>
      <text:p text:style-name="P1"/>
      <text:p text:style-name="P1">阿母斟一甌茶那啉那閣回話講：</text:p>
      <text:p text:style-name="P1">A-bú thîn tsi̍t au tê ná lim ná koh huê uē kóng: </text:p>
      <text:p text:style-name="P1"/>
      <text:p text:style-name="P7">「今的囡仔，袂愛食這號古早物矣，</text:p>
      <text:p text:style-name="P1">“Tann ê gín-á, bē ài tsia̍h tsit-lō kóo-tsá mi̍h --ah, </text:p>
      <text:p text:style-name="P1"/>
      <text:p text:style-name="P1">定定囥到清明嘛猶好好，</text:p>
      <text:p text:style-name="P1">tiānn-tiānn khǹg kàu tshing-bîng mā iáu hó-hó, </text:p>
      <text:p text:style-name="P1"/>
      <text:p text:style-name="P1">無人會偷食；</text:p>
      <text:p text:style-name="P1">bô-lâng ē thau tsia̍h, </text:p>
      <text:p text:style-name="P1"/>
      <text:p text:style-name="P1">加買是加鎮位爾，</text:p>
      <text:p text:style-name="P1">ke bé sī ke tìn-uī niā, </text:p>
      <text:p text:style-name="P1"/>
      <text:p text:style-name="P1">顛倒討債人的錢！」</text:p>
      <text:p text:style-name="P1">tian-tò thó-tsè lâng ê tsînn!”</text:p>
      <text:p text:style-name="P1"/>
      <text:p text:style-name="P1">「甲按呢，</text:p>
      <text:p text:style-name="P1">“Kah án-ne, </text:p>
      <text:p text:style-name="P1"/>
      <text:p text:style-name="P1">是毋是攏莫買，</text:p>
      <text:p text:style-name="P1">sī m̄ sī lóng mài bé, </text:p>
      <text:p text:style-name="P1"/>
      <text:p text:style-name="P1">代誌就煞去矣？」</text:p>
      <text:p text:style-name="P1">tāi-tsì tō suah --khì --ah?”</text:p>
      <text:p text:style-name="P1"/>
      <text:p text:style-name="P1"/>
      <text:p text:style-name="P1"><text:soft-page-break/>「袂使！</text:p>
      <text:p text:style-name="P1">“Bē-sái! </text:p>
      <text:p text:style-name="P1"/>
      <text:p text:style-name="P8">古早人有講，厝內若有凶事，彼年就無炊甜粿，</text:p>
      <text:p text:style-name="P1">Kóo-tsá lâng ū kóng, tshù-lāi nā ū hiong-sū, hit nî tō bô tshue tinn-kué, </text:p>
      <text:p text:style-name="P1"/>
      <text:p text:style-name="P1">盍會使無咧？」</text:p>
      <text:p text:style-name="P1">khah ē-sái bô --leh?”</text:p>
      <text:p text:style-name="P1"/>
      <text:p text:style-name="P1">那啉茶，</text:p>
      <text:p text:style-name="P1">Ná lim tê, </text:p>
      <text:p text:style-name="P1"/>
      <text:p text:style-name="P1">我那閣問阿母講：</text:p>
      <text:p text:style-name="P1">guá ná koh mn̄g a-bú kóng: </text:p>
      <text:p text:style-name="P1"/>
      <text:p text:style-name="P8">「細漢的時陣，攏做足濟款的粿，</text:p>
      <text:p text:style-name="P1">“Sè-hàn ê sî-tsūn, lóng tsò tsiok tsē khuán ê kué, </text:p>
      <text:p text:style-name="P1"/>
      <text:p text:style-name="P1">像講發粿、包仔粿、菜頭粿，</text:p>
      <text:p text:style-name="P1">tshiūnn kóng huat-kué, pau-á-kué, tshài-thâu-kué, </text:p>
      <text:p text:style-name="P1"/>
      <text:p text:style-name="P1">顛倒比甜粿加好食濟矣！」</text:p>
      <text:p text:style-name="P1">tian-tò pí tinn-kué ke hó-tsia̍h tsē --ah!”</text:p>
      <text:p text:style-name="P1"/>
      <text:p text:style-name="P1"/>
      <text:p text:style-name="P9">「啥物粿攏無效，囡仔仝款歹喙斗；</text:p>
      <text:p text:style-name="P1">“Siánn-mih kué lóng bô-hāu, gín-á kāng-khuán pháinn-tshuì-táu, </text:p>
      <text:p text:style-name="P1"/>
      <text:p text:style-name="P9">總是，賰賰一大堆，</text:p>
      <text:p text:style-name="P1">tsóng--sī, tshun-tshun tsi̍t tuā tui, </text:p>
      <text:p text:style-name="P1"/>
      <text:p text:style-name="P1"/>
      <text:p text:style-name="P1"/>
      <text:p text:style-name="P1">全欲向老歲仔共推落去，</text:p>
      <text:p text:style-name="P1">tsuân beh ǹg lāu-huè-á kā thui--lo̍h-khì, </text:p>
      <text:p text:style-name="P1"/>
      <text:p text:style-name="P1">真正無法伊！」</text:p>
      <text:p text:style-name="P1">tsin-tsiànn bô-huat --i!”</text:p>
      <text:p text:style-name="P1"/>
      <text:p text:style-name="P1">「做粿是誠纏的工課，</text:p>
      <text:p text:style-name="P1">“Tsò kué sī tsiânn tînn ê khang-khuè, </text:p>
      <text:p text:style-name="P1"/>
      <text:p text:style-name="P1">是按怎古早人欲舞這咧？」</text:p>
      <text:p text:style-name="P1">sī án-tsuánn kóo-tsá lâng beh bú tse --leh?”</text:p>
      <text:p text:style-name="P1"/>
      <text:p text:style-name="P1"/>
      <text:p text:style-name="P1">「求好彩頭爾爾；</text:p>
      <text:p text:style-name="P1">“Kiû hó tshái-thâu niā-niā, </text:p>
      <text:p text:style-name="P1"/>
      <text:p text:style-name="P1">古早人講『甜粿過年、發粿發錢、包仔粿包金、菜頭粿食點心』，</text:p>
      <text:p text:style-name="P1">kóo-tsá lâng kóng ‘Tinn-kué kuè-nî, huat-kué huat tsînn, pau-á-kué pau kim, tshài-thâu-kué tsia̍h tiám-sim’, </text:p>
      <text:p text:style-name="P1"/>
      <text:p text:style-name="P1">欲求平安、順範，</text:p>
      <text:p text:style-name="P1">beh kiû pîng-an, sūn-pān, </text:p>
      <text:p text:style-name="P1"/>
      <text:p text:style-name="P1">新年兜、好運途；</text:p>
      <text:p text:style-name="P1">sin-nî-tau, hó ūn-tôo, </text:p>
      <text:p text:style-name="P1"/>
      <text:p text:style-name="P1">盍會使無攢得？」</text:p>
      <text:p text:style-name="P1">khah ē-sái bô tshuân tit?”</text:p>
      <text:p text:style-name="P1"/>
      <text:p text:style-name="P1"/>
      <text:p text:style-name="P1">「阿母。」</text:p>
      <text:p text:style-name="P1">“A-bú.” </text:p>
      <text:p text:style-name="P1"/>
      <text:p text:style-name="P1"/>
      <text:p text:style-name="P1"><text:soft-page-break/>我喙仔笑笑講：</text:p>
      <text:p text:style-name="P1">Guá tshuì-á tshiò-tshiò kóng: </text:p>
      <text:p text:style-name="P1"/>
      <text:p text:style-name="P1">「我看是新正年頭求好運、講鬥句，</text:p>
      <text:p text:style-name="P1">“Guá khuànn sī sin-tsiann nî-thâu kiû hó-ūn, kóng tàu-kù, </text:p>
      <text:p text:style-name="P1"/>
      <text:p text:style-name="P1">敢毋是咧？」</text:p>
      <text:p text:style-name="P1">kám m̄ sī --leh?”</text:p>
      <text:p text:style-name="P1"/>
      <text:p text:style-name="P1"/>
      <text:p text:style-name="P1">「毋是！」</text:p>
      <text:p text:style-name="P1">“M̄ sī!” </text:p>
      <text:p text:style-name="P1"/>
      <text:p text:style-name="P1">阿母隨紲喙講：</text:p>
      <text:p text:style-name="P1">A-bú suî suà-tshuì kóng: </text:p>
      <text:p text:style-name="P1"/>
      <text:p text:style-name="P1">「是新例無設，</text:p>
      <text:p text:style-name="P1">“Sī sin lē bô siat, </text:p>
      <text:p text:style-name="P1"/>
      <text:p text:style-name="P1">舊例無滅！」</text:p>
      <text:p text:style-name="P1">kū lē bô bia̍t!”</text:p>
      <text:p text:style-name="P1"/>
      <text:p text:style-name="P1"/>
      <text:p text:style-name="P38">502 阿姑轉外家</text:p>
      <text:p text:style-name="P1"/>
      <text:p text:style-name="P1">阿姑轉外家</text:p>
      <text:p text:style-name="P1">A-koo tńg guā-ke</text:p>
      <text:p text:style-name="P1"/>
      <text:p text:style-name="P1">佇傳統社會裡，</text:p>
      <text:p text:style-name="P1">Tī thuân-thóng siā-huē --lí, </text:p>
      <text:p text:style-name="P1"/>
      <text:p text:style-name="P10">查某囝轉外家，爸母攏會煮一頓好料來招待，</text:p>
      <text:p text:style-name="P1">tsa-bóo-kiánn tńg guā-ke, pē-bú lóng ē tsú tsi̍t tǹg hó-liāu lâi tsiau-thāi, </text:p>
      <text:p text:style-name="P1"/>
      <text:p text:style-name="P11">厝內有啥物物件，嘛會予查某囝紮一份轉去，</text:p>
      <text:p text:style-name="P1">tshù-lāi ū siánn-mih mi̍h-kiānn, mā ē hōo tsa-bóo-kiánn tsah tsi̍t hūn tńg--khì, </text:p>
      <text:p text:style-name="P1"/>
      <text:p text:style-name="P1">若是厝內有兄嫂，</text:p>
      <text:p text:style-name="P1">nā-sī tshù-lāi ū hiann-só, </text:p>
      <text:p text:style-name="P1"/>
      <text:p text:style-name="P12">爸母驚新婦知影，就偷偷仔揜予查某囝紮轉去，</text:p>
      <text:p text:style-name="P1">pē-bú kiann sin-pū tsai-iánn, tō thau-thau-á iap hōo tsa-bóo-kiánn tsah--tńg-khì, </text:p>
      <text:p text:style-name="P1"/>
      <text:p text:style-name="P1">有人就講這是查某囝賊。</text:p>
      <text:p text:style-name="P1">ū-lâng tō kóng tse sī tsa-bóo-kiánn-tsha̍t. </text:p>
      <text:p text:style-name="P1"/>
      <text:p text:style-name="P1">等到眾兄弟分開各食，</text:p>
      <text:p text:style-name="P1">Tán-kàu tsìng hiann-tī hun-khui kok tsia̍h, </text:p>
      <text:p text:style-name="P1"/>
      <text:p text:style-name="P1"/>
      <text:p text:style-name="P1"/>
      <text:p text:style-name="P1">這陣爸母無扞家事矣，</text:p>
      <text:p text:style-name="P1">tsit-tsūn pē-bú bô huānn ka-sū --ah, </text:p>
      <text:p text:style-name="P1"/>
      <text:p text:style-name="P1">查某囝轉外家就變做阿姑轉外家，</text:p>
      <text:p text:style-name="P1">tsa-bóo-kiánn tńg guā-ke tō pìan-tsò a-koo tńg guā-ke, </text:p>
      <text:p text:style-name="P1"/>
      <text:p text:style-name="P13">咱有聽過查某囝賊，毋捌聽過阿姑賊，</text:p>
      <text:p text:style-name="P1">lán ū thiann-kuè tsa-bóo-kiánn-tsha̍t, m̄ bat thiann-kuè a-koo-tsha̍t, </text:p>
      <text:p text:style-name="P1"/>
      <text:p text:style-name="P1">情形確實無仝矣。</text:p>
      <text:p text:style-name="P1">tsîng-hîng khak-si̍t bô-kāng --ah.</text:p>
      <text:p text:style-name="P1"/>
      <text:p text:style-name="P1"/>
      <text:p text:style-name="P1">佇農業社會裡，</text:p>
      <text:p text:style-name="P1">Tī lông-gia̍p siā-huē --lí,</text:p>
      <text:p text:style-name="P1"/>
      <text:p text:style-name="P13">兄弟分開，猶原蹛仝大厝內，</text:p>
      <text:p text:style-name="P1">hiann-tī hun-khui, iu-guân tuà kāng tuā-tshù-lāi, </text:p>
      <text:p text:style-name="P1"/>
      <text:p text:style-name="P1">這个時陣，</text:p>
      <text:p text:style-name="P1">tsit ê sî-tsūn, </text:p>
      <text:p text:style-name="P1"/>
      <text:p text:style-name="P13">老母的親情是私親情，老爸的親情就是公親情，</text:p>
      <text:p text:style-name="P13">lāu-bú ê tshin-tsiânn sī su tshin-tsiânn, lāu-pē ê tshin-tsiânn tō sī kong tshin-tsiânn,</text:p>
      <text:p text:style-name="P13"/>
      <text:p text:style-name="P14"/>
      <text:p text:style-name="P14"/>
      <text:p text:style-name="P14"/>
      <text:p text:style-name="P14"/>
      <text:p text:style-name="P14"/>
      <text:p text:style-name="P14"><text:soft-page-break/>因為阿姑是大房的阿姑，嘛是二房三房的阿姑，是公親情，</text:p>
      <text:p text:style-name="P14">in-uī a-koo sī tuā-pâng ê a-koo, mā sī jī-pâng sann-pâng ê a-koo, sī kong tshin-tsiânn,</text:p>
      <text:p text:style-name="P1"/>
      <text:p text:style-name="P14">情形就有一寡仔複雜。</text:p>
      <text:p text:style-name="P1">tsîng-hîng tō ū tsi̍t-kuá-á ho̍k-tsa̍p.</text:p>
      <text:p text:style-name="P1"/>
      <text:p text:style-name="P1"/>
      <text:p text:style-name="P1">頭一層，</text:p>
      <text:p text:style-name="P1">Thâu tsi̍t tsân, </text:p>
      <text:p text:style-name="P1"/>
      <text:p text:style-name="P1">兄嫂細妗仔若好禮好客，</text:p>
      <text:p text:style-name="P1">hiann-só sè-kīm-á nā hó-lé hònn-kheh, </text:p>
      <text:p text:style-name="P1"/>
      <text:p text:style-name="P1">逐家就相爭搝，</text:p>
      <text:p text:style-name="P1">ta̍k-ke tō sio-tsenn khiú, </text:p>
      <text:p text:style-name="P1"/>
      <text:p text:style-name="P1">搝阿姑去in兜食飯，</text:p>
      <text:p text:style-name="P1">khiú a-koo khì in tau tsia̍h-pn̄g, </text:p>
      <text:p text:style-name="P1"/>
      <text:p text:style-name="P15">一句話講「䘥仔搝甲無手䘼，大祹搝甲無內裾」，</text:p>
      <text:p text:style-name="P1">tsi̍t kù uē kóng “Kah-á khiú kah bô tshiú-ńg, tuā-tô khiú kah bô lāi-ki”, </text:p>
      <text:p text:style-name="P1"/>
      <text:p text:style-name="P15">這款阿姑是好命姑，福氣姑。</text:p>
      <text:p text:style-name="P1">tsit khuán a-koo sī hó-miā koo, hok-khì koo.</text:p>
      <text:p text:style-name="P1"/>
      <text:p text:style-name="P1"/>
      <text:p text:style-name="P1">第二層，</text:p>
      <text:p text:style-name="P1">Tē-jī tsân, </text:p>
      <text:p text:style-name="P1"/>
      <text:p text:style-name="P1"/>
      <text:p text:style-name="P1"/>
      <text:p text:style-name="P1">兄嫂細妗仔驚人食，</text:p>
      <text:p text:style-name="P1">hiann-só sè-kīm-á kiann lâng tsia̍h, </text:p>
      <text:p text:style-name="P1"/>
      <text:p text:style-name="P15">看著阿姑來，逐家就你溜我旋，</text:p>
      <text:p text:style-name="P1">khuànn-tio̍h a-koo lâi, ta̍k-ke tō lí liu guá suan, </text:p>
      <text:p text:style-name="P1"/>
      <text:p text:style-name="P15">可憐的阿姑就變做「公廳無人掃，公親情無人叫食晝」，</text:p>
      <text:p text:style-name="P1">khó-liân ê a-koo tō piàn-tsò “Kong-thiann bô-lâng sàu, kong tshin-tsiânn bô-lâng kiò tsia̍h-tàu”, </text:p>
      <text:p text:style-name="P1"/>
      <text:p text:style-name="P1">好得佳哉，</text:p>
      <text:p text:style-name="P1">hó-tit-ka-tsài, </text:p>
      <text:p text:style-name="P1"/>
      <text:p text:style-name="P15">彼隻老狗猶會認得這个老阿姑較早蹛佇遮，會共伊搖尾吠三聲，</text:p>
      <text:p text:style-name="P1">hit tsiah lāu káu iáu ē-jīn-tit tsit ê lāu a-koo khah-tsá tuà tī tsia, ē kā i iô bué puī sann siann, </text:p>
      <text:p text:style-name="P1"/>
      <text:p text:style-name="P15">所以阿姑有另外一个偏名，叫做「狗問姑」，</text:p>
      <text:p text:style-name="P1">sóo-í a-koo ū līng-guā tsi̍t ê phian-miâ, kiò-tsò “Káu mn̄g koo”, </text:p>
      <text:p text:style-name="P1"/>
      <text:p text:style-name="P1">因為干焦彼隻狗會共伊尊存借問。</text:p>
      <text:p text:style-name="P1">in-uī kan-na hit tsiah káu ē kā i tsun-tshûn tsioh-mn̄g.</text:p>
      <text:p text:style-name="P1"/>
      <text:p text:style-name="P1"/>
      <text:p text:style-name="P1">第三層，</text:p>
      <text:p text:style-name="P1">Tē-sann tsân, </text:p>
      <text:p text:style-name="P1"/>
      <text:p text:style-name="P1"/>
      <text:p text:style-name="P1"/>
      <text:p text:style-name="P1"><text:soft-page-break/>兄嫂細妗仔若是好面前徛，</text:p>
      <text:p text:style-name="P1">hiann-só sè-kīm-á nā-sī hó bīn-tsîng khiā, </text:p>
      <text:p text:style-name="P1"/>
      <text:p text:style-name="P1">伊就會共你按呢講：</text:p>
      <text:p text:style-name="P1">i tō ē kā lí án-ne kóng: </text:p>
      <text:p text:style-name="P1"/>
      <text:p text:style-name="P1">「姑仔你來，</text:p>
      <text:p text:style-name="P1">“Koo-á lí lâi, </text:p>
      <text:p text:style-name="P1"/>
      <text:p text:style-name="P1">拄著豬禁屠，</text:p>
      <text:p text:style-name="P1">tú-tio̍h ti kìm tôo, </text:p>
      <text:p text:style-name="P1"/>
      <text:p text:style-name="P1">菜園掘菜股，</text:p>
      <text:p text:style-name="P1">tshài-hn̂g ku̍t tshài-kóo, </text:p>
      <text:p text:style-name="P1"/>
      <text:p text:style-name="P1">雞細隻，</text:p>
      <text:p text:style-name="P1">ke sè tsiah, </text:p>
      <text:p text:style-name="P1"/>
      <text:p text:style-name="P1">鴨蛻毛。」</text:p>
      <text:p text:style-name="P1">ah thuì mn̂g.” </text:p>
      <text:p text:style-name="P1"/>
      <text:p text:style-name="P1">予你聽著飽佮飫。</text:p>
      <text:p text:style-name="P1">hōo lí thiann tio̍h pá kah uì.</text:p>
      <text:p text:style-name="P1"/>
      <text:p text:style-name="P1"/>
      <text:p text:style-name="P1">這，</text:p>
      <text:p text:style-name="P1">Tse, </text:p>
      <text:p text:style-name="P1"/>
      <text:p text:style-name="P1">就是古早時代阿姑轉外家的三種命運。</text:p>
      <text:p text:style-name="P1">tō sī kóo-tsá sî-tāi a-koo tńg guā-ke ê sann tsióng miā-ūn.</text:p>
      <text:p text:style-name="P1"/>
      <text:p text:style-name="P1"/>
      <text:p text:style-name="P38">503 恩典</text:p>
      <text:p text:style-name="P1"/>
      <text:p text:style-name="P1">恩典 <text:s text:c="2"/></text:p>
      <text:p text:style-name="P1">Un-tián </text:p>
      <text:p text:style-name="P1"/>
      <text:p text:style-name="P16">頂禮拜拄歇寒的第二工，我參加阮縣市辦的一个閩南語親師生的研習。</text:p>
      <text:p text:style-name="P1">Tíng lé-pài tú hioh-kuânn ê tē-jī kang, guá tsham-ka guán kuān-tshī pān ê tsi̍t ê Bân-lâm-gí tshin su-sing ê gián-si̍p. </text:p>
      <text:p text:style-name="P1"/>
      <text:p text:style-name="P16">辦這个研習會，</text:p>
      <text:p text:style-name="P16">Pān tsit ê gián-si̍p-huē, </text:p>
      <text:p text:style-name="P16"/>
      <text:p text:style-name="P16">上主要的目的是希望老師家長會當陪囡仔做伙來學閩南語的字音字形。</text:p>
      <text:p text:style-name="P16">siōng tsú-iàu ê bo̍k-tik sī hi-bāng lāu-su ka-tiúnn ē-tàng puê gín-á tsò-hué lâi o̍h Bân-lâm-gí ê jī-im jī-hîng. </text:p>
      <text:p text:style-name="P1"/>
      <text:p text:style-name="P16">佇阮的課程內底，免不了有一寡讀抑是練閩南語音字的感想佮撇步。</text:p>
      <text:p text:style-name="P1">Tī guán ê khò-tîng lāi-té, </text:p>
      <text:p text:style-name="P1">bián-put-liáu ū tsi̍t-kuá tha̍k ia̍h-sī liān Bân-lâm-gí im jī ê kám-sióng kah phiat-pōo. </text:p>
      <text:p text:style-name="P1"/>
      <text:p text:style-name="P1">講來嘛好耍，</text:p>
      <text:p text:style-name="P1">Kóng--lâi mā hó-sńg, </text:p>
      <text:p text:style-name="P1"/>
      <text:p text:style-name="P1">所有共閩南語字音字形練甲有程度的人，</text:p>
      <text:p text:style-name="P1">sóo-ū kā Bân-lâm-gí jī-im jī-hîng liān kah ū thîng-tōo ê lâng, </text:p>
      <text:p text:style-name="P1"/>
      <text:p text:style-name="P1"/>
      <text:p text:style-name="P1">in攏有做一件看起來你可能會感覺痟痟的代誌，</text:p>
      <text:p text:style-name="P1">in lóng ū tsò tsi̍t kiānn khuànn--khí-lâi lí khó-lîng ē kám-kak siáu-siáu ê tāi-tsì ,</text:p>
      <text:p text:style-name="P1"/>
      <text:p text:style-name="P1">就是讀辭典。</text:p>
      <text:p text:style-name="P1">tō sī tha̍k sû-tián.</text:p>
      <text:p text:style-name="P1"/>
      <text:p text:style-name="P1"/>
      <text:p text:style-name="P1">少年讀外文系的時，</text:p>
      <text:p text:style-name="P1">Siàu-liân tha̍k guā-bûn-hē ê sî, </text:p>
      <text:p text:style-name="P1"/>
      <text:p text:style-name="P17">有人講英語若欲好，就愛背英語字典。</text:p>
      <text:p text:style-name="P1">ū-lâng kóng Ing-gí nā beh hó, tō ài puē Ing-gí jī-tián. </text:p>
      <text:p text:style-name="P1"/>
      <text:p text:style-name="P17">我想講，「頭毛搵澹，無洗袂使」，</text:p>
      <text:p text:style-name="P1">Guá siūnn-kóng, “Thâu-mn̂g ùn tâm, bô sé bē-sái”, </text:p>
      <text:p text:style-name="P1"/>
      <text:p text:style-name="P1">既然我就咧讀外文系，</text:p>
      <text:p text:style-name="P1">kì-jiân guá tō teh tha̍k guā-bûn-hē, </text:p>
      <text:p text:style-name="P1"/>
      <text:p text:style-name="P1">上無嘛愛「攑香綴拜」試看覓，</text:p>
      <text:p text:style-name="P1">siōng-bô mā ài “Gia̍h hiunn tuè pài” tshì-khuànn-māi, </text:p>
      <text:p text:style-name="P1"/>
      <text:p text:style-name="P1">看敢會變甲較厲害。</text:p>
      <text:p text:style-name="P1">khuànn kám ē piàn kah khah lī-hāi. </text:p>
      <text:p text:style-name="P1"/>
      <text:p text:style-name="P17">毋過，可能我下的工夫無夠在，</text:p>
      <text:p text:style-name="P1">M̄-koh, khó-lîng guá hē ê kang-hu bô-kàu tsāi, </text:p>
      <text:p text:style-name="P1"/>
      <text:p text:style-name="P1"/>
      <text:p text:style-name="P1"><text:soft-page-break/>對英語的感情猶無夠出來，</text:p>
      <text:p text:style-name="P1">tuì Ing-gí ê kám-tsîng iáu bô-kàu tshut--lâi, </text:p>
      <text:p text:style-name="P1"/>
      <text:p text:style-name="P17">到尾來，我的結論是痟的才會共辭典背起來。</text:p>
      <text:p text:style-name="P1">kàu bué lâi, guá ê kiat-lūn sī siáu--ê tsiah ē kā sû-tián puē--khí-lâi.</text:p>
      <text:p text:style-name="P1"/>
      <text:p text:style-name="P1"/>
      <text:p text:style-name="P1">想袂到，</text:p>
      <text:p text:style-name="P1">Siūnn bē kàu, </text:p>
      <text:p text:style-name="P1"/>
      <text:p text:style-name="P1">我這馬痟臺語辭典痟甲遮厲害。</text:p>
      <text:p text:style-name="P1">guá tsit-má siáu Tâi-gí sû-tián siáu kah tsiah lī-hāi. </text:p>
      <text:p text:style-name="P1"/>
      <text:p text:style-name="P1">我自重接觸臺語以來，</text:p>
      <text:p text:style-name="P1">Guá tsū tîng tsiap-tshiok Tâi-gí í-lâi, </text:p>
      <text:p text:style-name="P1"/>
      <text:p text:style-name="P17">竟然是臺語辭典、臺灣諺語典mooh 咧，</text:p>
      <text:p text:style-name="P1">kìng-jiân sī Tâi-gí sû-tián, Tâi-uân gān-gí-tián mooh --leh, </text:p>
      <text:p text:style-name="P1"/>
      <text:p text:style-name="P1">一字一字讀，</text:p>
      <text:p text:style-name="P1">tsi̍t jī tsi̍t jī tha̍k, </text:p>
      <text:p text:style-name="P1"/>
      <text:p text:style-name="P1">是真正對頭到尾認真讀，</text:p>
      <text:p text:style-name="P1">sī tsin-tsiànn uì thâu kàu bué jīn-tsin tha̍k, </text:p>
      <text:p text:style-name="P1"/>
      <text:p text:style-name="P1">毋是干焦查資料掀掀咧爾喔！</text:p>
      <text:p text:style-name="P1">m̄ sī kan-na tshâ tsu-liāu hian-hian --leh niā --ooh! </text:p>
      <text:p text:style-name="P1"/>
      <text:p text:style-name="P1"/>
      <text:p text:style-name="P1"/>
      <text:p text:style-name="P17">我是愈讀愈歡喜，愈讀愈趣味，</text:p>
      <text:p text:style-name="P1">Guá sī jú tha̍k jú huann-hí, jú tha̍k jú tshù-bī, </text:p>
      <text:p text:style-name="P1"/>
      <text:p text:style-name="P1">愈讀愈感覺為閩南語拍拚有意義，</text:p>
      <text:p text:style-name="P1">jú tha̍k jú kám-kak uī Bân-lâm-gí phah-piànn ū ì-gī, </text:p>
      <text:p text:style-name="P1"/>
      <text:p text:style-name="P1">愈讀愈感恩這个世間竟然有人願意嘔心血出辭典，</text:p>
      <text:p text:style-name="P1">jú tha̍k jú kám-un tsit ê sè-kan kìng-jiân ū lâng guān-ì áu-sim-hiat tshut sû-tián, </text:p>
      <text:p text:style-name="P1"/>
      <text:p text:style-name="P1">保留咱的音字。</text:p>
      <text:p text:style-name="P1">pó-liû lán ê im jī. </text:p>
      <text:p text:style-name="P1"/>
      <text:p text:style-name="P17">也發覺，原來讀辭典是一種愛，一種支持。</text:p>
      <text:p text:style-name="P1">Iā huat-kak, guân-lâi tha̍k sû-tián sī tsi̍t tsióng ài, tsi̍t tsióng tsi-tshî.</text:p>
      <text:p text:style-name="P1"/>
      <text:p text:style-name="P1"/>
      <text:p text:style-name="P1"/>
      <text:p text:style-name="P1"/>
      <text:p text:style-name="P1">語言是民族的寶貝，</text:p>
      <text:p text:style-name="P1">Gí-giân sī bîn-tso̍k ê pó-puè, </text:p>
      <text:p text:style-name="P1"/>
      <text:p text:style-name="P1">向望每一種語言攏會當受尊重，</text:p>
      <text:p text:style-name="P1">ǹg-bāng muí tsi̍t tsióng gí-giân lóng ē-tàng siū tsun-tiōng, </text:p>
      <text:p text:style-name="P1"/>
      <text:p text:style-name="P1">會當互相欣賞，</text:p>
      <text:p text:style-name="P1">ē-tàng hōo-siong him-sióng, </text:p>
      <text:p text:style-name="P1"/>
      <text:p text:style-name="P1">會當代代使用。</text:p>
      <text:p text:style-name="P1">ē-tàng tāi-tāi sú-iōng. </text:p>
      <text:p text:style-name="P1"><text:soft-page-break/>因為尊重語言的使用，</text:p>
      <text:p text:style-name="P1">In-uī tsun-tiōng gí-giân ê sú-iōng, </text:p>
      <text:p text:style-name="P1"/>
      <text:p text:style-name="P1">就是有人權的修養；</text:p>
      <text:p text:style-name="P1">tō sī ū jîn-khuân ê siu-ióng;</text:p>
      <text:p text:style-name="P1"/>
      <text:p text:style-name="P1">欣賞語言的多元，</text:p>
      <text:p text:style-name="P1">him-sióng gí-giân ê to-guân,</text:p>
      <text:p text:style-name="P1"/>
      <text:p text:style-name="P1">才算有國際化本土化的圓滿；</text:p>
      <text:p text:style-name="P1">tsiah sǹg ū kok-tsè-huà pún-thóo-huà ê uân-buán; </text:p>
      <text:p text:style-name="P1"/>
      <text:p text:style-name="P1">共家己的母語盡量講出來寫出來，</text:p>
      <text:p text:style-name="P1">kā ka-kī ê bú-gí tsīn-liōng kóng --tshut-lâi siá --tshut-lâi, </text:p>
      <text:p text:style-name="P1"/>
      <text:p text:style-name="P1">就是一種無分宗教對土地的愛。</text:p>
      <text:p text:style-name="P1">tō sī tsi̍t tsióng bô hun tsong-kàu tuì thóo-tē ê ài. </text:p>
      <text:p text:style-name="P1"/>
      <text:p text:style-name="P1">毋管學佗一種語言，</text:p>
      <text:p text:style-name="P1">M̄-kuán o̍h tó tsi̍t tsióng gí-giân, </text:p>
      <text:p text:style-name="P1"/>
      <text:p text:style-name="P1">攏愛感「恩」有辭「典」，</text:p>
      <text:p text:style-name="P1">lóng ài kám “un” ū sû “tián”, </text:p>
      <text:p text:style-name="P1"/>
      <text:p text:style-name="P1">簡單來講就是「恩典」啦！</text:p>
      <text:p text:style-name="P1">kán-tan lâi kóng tō sī “un-tián” --lah!</text:p>
      <text:p text:style-name="P1"/>
      <text:p text:style-name="P1"/>
      <text:p text:style-name="P38">504 掛礙</text:p>
      <text:p text:style-name="P1"/>
      <text:p text:style-name="P1">掛礙</text:p>
      <text:p text:style-name="P1">Kuà-gāi</text:p>
      <text:p text:style-name="P1"/>
      <text:p text:style-name="P18">攢一萬箍，去機車行替大漢囝訂一台車，</text:p>
      <text:p text:style-name="P1">Tshuân tsi̍t bān khoo, khì ki-tshia hâng thè tuā-hàn kiánn tīng tsi̍t tâi tshia, </text:p>
      <text:p text:style-name="P1"/>
      <text:p text:style-name="P18">才轉來到厝，閣碰著細漢囝紮伊的畢業紀念冊予我看，</text:p>
      <text:p text:style-name="P1">tsiah tńg--lâi kàu tshù, </text:p>
      <text:p text:style-name="P1">koh pōng-tio̍h sè-hàn kiánn tsah i ê pit-gia̍p kì-liām tsheh hōo guá khuànn, </text:p>
      <text:p text:style-name="P1"/>
      <text:p text:style-name="P1">兩爸仔囝坐相對，</text:p>
      <text:p text:style-name="P1">nn̄g pē-á-kiánn tsē siong-tuì, </text:p>
      <text:p text:style-name="P1"/>
      <text:p text:style-name="P1">叮叮噹噹講甲袂得煞。</text:p>
      <text:p text:style-name="P1">ting-ting-tang-tang kóng kah bē-tit suah. </text:p>
      <text:p text:style-name="P1"/>
      <text:p text:style-name="P1">到翻點的時陣，</text:p>
      <text:p text:style-name="P1">Kàu huan-tiám ê sî-tsūn, </text:p>
      <text:p text:style-name="P1"/>
      <text:p text:style-name="P1">細漢囝才講伊按算明仔載欲佮四个同窗租車落去花蓮耍，</text:p>
      <text:p text:style-name="P1">sè-hàn kiánn tsiah kóng i àn-sǹg bîn-á-tsài beh kah sì ê tông-tshong tsoo-tshia lo̍h-khì Hua-liân sńg, </text:p>
      <text:p text:style-name="P1"/>
      <text:p text:style-name="P1">欲討寡所費，</text:p>
      <text:p text:style-name="P1">beh thó kuá sóo-huì, </text:p>
      <text:p text:style-name="P1"/>
      <text:p text:style-name="P1"/>
      <text:p text:style-name="P1"/>
      <text:p text:style-name="P19">我袂寒酸這款錢，綴手撏兩千箍。</text:p>
      <text:p text:style-name="P1">guá bē hân-suan tsit khuán tsînn, tuè-tshiú jîm nn̄g-tshing khoo. </text:p>
      <text:p text:style-name="P1"/>
      <text:p text:style-name="P19">紲落去，坐佇膨椅頂，</text:p>
      <text:p text:style-name="P1">Suà--lo̍h-khì, tsē tī phòng-í-tíng, </text:p>
      <text:p text:style-name="P1"/>
      <text:p text:style-name="P1">嘛毋知按佗位生出來的煩惱，</text:p>
      <text:p text:style-name="P1">mā m̄ tsai àn tó-uī senn tshut-lâi ê huân-ló, </text:p>
      <text:p text:style-name="P1"/>
      <text:p text:style-name="P1">一陣一陣佇頭殼內親像捎無摠的膨紗，</text:p>
      <text:p text:style-name="P1">tsi̍t-tsūn-tsi̍t-tsūn tī thâu-khak-lāi tshin-tshiūnn sa bô tsáng ê phòng-se, </text:p>
      <text:p text:style-name="P1"/>
      <text:p text:style-name="P1">一沿一沿共心肝穎仔纏著，</text:p>
      <text:p text:style-name="P1">tsi̍t-iân-tsi̍t-iân kā sim-kuann-ínn-á tînn--tio̍h, </text:p>
      <text:p text:style-name="P1"/>
      <text:p text:style-name="P1">愈束愈絚，強欲無氣通喘。</text:p>
      <text:p text:style-name="P1">jú sok jú ân, kiōng-beh bô khuì thang tshuán.</text:p>
      <text:p text:style-name="P1"/>
      <text:p text:style-name="P1"/>
      <text:p text:style-name="P1">濟囝業命，</text:p>
      <text:p text:style-name="P1">Tsē kiánn gia̍p-miā, </text:p>
      <text:p text:style-name="P1"/>
      <text:p text:style-name="P1">會操煩掛慮、袂食袂睏，</text:p>
      <text:p text:style-name="P1">ē tshau-huân kuà-lī, bē tsia̍h bē khùn, </text:p>
      <text:p text:style-name="P1"/>
      <text:p text:style-name="P1">攏嘛家己揣的、做得來的；</text:p>
      <text:p text:style-name="P1">lóng mā ka-kī tshuē--ê, tsò-tit-lâi--ê; </text:p>
      <text:p text:style-name="P1"/>
      <text:p text:style-name="P1"/>
      <text:p text:style-name="P1"/>
      <text:p text:style-name="P19"><text:soft-page-break/>鋩角出佇，爸母對序細有較無仝的疼痛，</text:p>
      <text:p text:style-name="P1">mê-kak tshut tī, pē-bú tuì sī-sè ū khah bô-kāng ê thiànn-thàng, </text:p>
      <text:p text:style-name="P1"/>
      <text:p text:style-name="P1">就有無合理的向望、逐項放袂落心，</text:p>
      <text:p text:style-name="P1">tō ū bô ha̍p-lí ê ǹg-bāng, ta̍k hāng pàng bē lo̍h sim, </text:p>
      <text:p text:style-name="P1"/>
      <text:p text:style-name="P1">較加嘛操煩、掛慮，</text:p>
      <text:p text:style-name="P1">khah ke mā tshau-huân, kuà-lī, </text:p>
      <text:p text:style-name="P1"/>
      <text:p text:style-name="P1">逃袂出私情的拖磨。</text:p>
      <text:p text:style-name="P1">tô bē tshut su-tsîng ê thua-buâ. </text:p>
      <text:p text:style-name="P1"/>
      <text:p text:style-name="P1">敢講「跋落囝兒坑」就是咱人落塗時註好好的命底咧？</text:p>
      <text:p text:style-name="P1">Kám-kóng “Pua̍h lo̍h kiánn-jî khenn” tō sī lán lâng lo̍h-thôo sî tsù-hó-hó ê miā té --leh?</text:p>
      <text:p text:style-name="P1"/>
      <text:p text:style-name="P1"/>
      <text:p text:style-name="P1">若欲照佛經所講「無掛礙故，</text:p>
      <text:p text:style-name="P1">Nā beh tsiàu Hu̍t-king sóo kóng “Bû kuà-gāi kòo, </text:p>
      <text:p text:style-name="P1"/>
      <text:p text:style-name="P1">無有恐怖，</text:p>
      <text:p text:style-name="P1">bû iú khióng-pòo, </text:p>
      <text:p text:style-name="P1"/>
      <text:p text:style-name="P1">遠離顛倒夢想，</text:p>
      <text:p text:style-name="P1">uán-lī tian-tò bāng-sióng, </text:p>
      <text:p text:style-name="P1"/>
      <text:p text:style-name="P1">究竟涅槃」的字句來說明，</text:p>
      <text:p text:style-name="P1">kiù-kìng liap-phuân” ê jī kù lâi suat-bîng, </text:p>
      <text:p text:style-name="P1"/>
      <text:p text:style-name="P1"/>
      <text:p text:style-name="P1"/>
      <text:p text:style-name="P1">有掛礙就會起恐怖的心念，</text:p>
      <text:p text:style-name="P1">ū kuà-gāi tō ē khí khióng-pòo ê sim liām, </text:p>
      <text:p text:style-name="P1"/>
      <text:p text:style-name="P1">袂輸海湧按呢溢懸溢低，</text:p>
      <text:p text:style-name="P1">bē-su hái-íng án-ne ik kuân ik kē, </text:p>
      <text:p text:style-name="P1"/>
      <text:p text:style-name="P1">心肝盍會恬靜咧？</text:p>
      <text:p text:style-name="P1">sim-kuann khah ē tiām-tsīng --leh? </text:p>
      <text:p text:style-name="P1"/>
      <text:p text:style-name="P20">就準有法度，我看嘛是強激、強忍的。</text:p>
      <text:p text:style-name="P1">Tō tsún ū huat-tōo, guá khuànn mā sī kiông kik, kiông jím--ê. </text:p>
      <text:p text:style-name="P1"/>
      <text:p text:style-name="P1">世間人真正欲做甲無驚惶、袂掛礙的地步，</text:p>
      <text:p text:style-name="P1">Sè-kan-lâng tsin-tsiànn beh tsò kah bô kiann-hiânn, bē kuà-gāi ê tē-pōo, </text:p>
      <text:p text:style-name="P1"/>
      <text:p text:style-name="P1">真正著愛放捒身軀邊所有的一切，</text:p>
      <text:p text:style-name="P1">tsin-tsiànn tio̍h-ài pàng-sak sin-khu-pinn sóo-ū ê it-tshè, </text:p>
      <text:p text:style-name="P1"/>
      <text:p text:style-name="P1">親像情愛、錢項、名聲、權力，干焦這招爾，</text:p>
      <text:p text:style-name="P1">tshin-tshiūnn tsîng-ài, tsînn-hāng, miâ-siann, khuân-li̍k, kan-na tsit tsiau niā, </text:p>
      <text:p text:style-name="P1"/>
      <text:p text:style-name="P1">揣無別步通變；</text:p>
      <text:p text:style-name="P1">tshuē bô pa̍t pōo thang piàn; </text:p>
      <text:p text:style-name="P1"/>
      <text:p text:style-name="P1"/>
      <text:p text:style-name="P1"><text:soft-page-break/>反顛轉來講，</text:p>
      <text:p text:style-name="P1">píng tian tńg--lâi kóng, </text:p>
      <text:p text:style-name="P1"/>
      <text:p text:style-name="P1">世間人予遮的物件迷甲剝袂開、掰袂離，</text:p>
      <text:p text:style-name="P1">sè-kan-lâng hōo tsia-ê mi̍h-kiānn bê kah pak bē khui, pué bē lī, </text:p>
      <text:p text:style-name="P1"/>
      <text:p text:style-name="P1">掛礙、恐怖一大拖，</text:p>
      <text:p text:style-name="P1">kuà-gāi, khióng-pòo tsi̍t tuā thua, </text:p>
      <text:p text:style-name="P1"/>
      <text:p text:style-name="P1">顛倒夢想纏袂煞，</text:p>
      <text:p text:style-name="P1">tian-tò bāng-sióng tînn bē suah, </text:p>
      <text:p text:style-name="P1"/>
      <text:p text:style-name="P20">到欲死矣，嘛猶袂醒。</text:p>
      <text:p text:style-name="P1">kàu beh sí --ah, mā iáu bē tshénn.</text:p>
      <text:p text:style-name="P1"/>
      <text:p text:style-name="P1"/>
      <text:p text:style-name="P1">一切的掛礙、恐怖、顛倒夢想，</text:p>
      <text:p text:style-name="P1">It-tshè ê kuà-gāi, khióng-pòo, tian-tò bāng-sióng, </text:p>
      <text:p text:style-name="P1"/>
      <text:p text:style-name="P1">是我有這身肉體所致的；</text:p>
      <text:p text:style-name="P1">sī guá ū tsit sin bah-thé sóo-tì --ê; </text:p>
      <text:p text:style-name="P1"/>
      <text:p text:style-name="P21">甲無，就袂按呢矣。</text:p>
      <text:p text:style-name="P1">kah bô, tō bē án-ne --ah.</text:p>
      <text:p text:style-name="P1"/>
      <text:p text:style-name="P1"/>
      <text:p text:style-name="P38">505 語言內底的鱟</text:p>
      <text:p text:style-name="P1"/>
      <text:p text:style-name="P1">語言內底的鱟</text:p>
      <text:p text:style-name="P1">Gí-giân lāi-té ê hāu</text:p>
      <text:p text:style-name="P1"/>
      <text:p text:style-name="P1">講來奇怪，</text:p>
      <text:p text:style-name="P1">Kóng--lâi kî-kuài, </text:p>
      <text:p text:style-name="P1"/>
      <text:p text:style-name="P1">現代臺灣人對鱟並無熟似，</text:p>
      <text:p text:style-name="P1">hiān-tāi Tâi-uân-lâng tuì hāu pīng bô si̍k-sāi,</text:p>
      <text:p text:style-name="P1"/>
      <text:p text:style-name="P22">毋過，咱的語言內底煞有真濟佮鱟有關的詞句，</text:p>
      <text:p text:style-name="P1">m̄-koh, lán ê gí-giân lāi-té suah ū tsin tsē kah hāu iú-kuan ê sû-kù, </text:p>
      <text:p text:style-name="P1"/>
      <text:p text:style-name="P1">可見較早的臺灣人一定佮鱟有真深的關係。</text:p>
      <text:p text:style-name="P1">khó-kiàn khah-tsá ê Tâi-uân-lâng it-tīng kah hāu ū tsin tshim ê kuan-hē.</text:p>
      <text:p text:style-name="P1"/>
      <text:p text:style-name="P1"/>
      <text:p text:style-name="P1">鱟的外形親像龜，</text:p>
      <text:p text:style-name="P1">Hāu ê guā-hîng tshin-tshiūnn ku, </text:p>
      <text:p text:style-name="P1"/>
      <text:p text:style-name="P1">毋過伊的殼是兩橛，</text:p>
      <text:p text:style-name="P1">m̄-koh i ê khak sī nn̄g kue̍h, </text:p>
      <text:p text:style-name="P1"/>
      <text:p text:style-name="P23">頭前彼橛較大，會使用來khat 水，</text:p>
      <text:p text:style-name="P23">叫做鱟桸，thâu-tsîng hit kue̍h khah tuā, ē-sái iōng-lâi khat tsuí, kiò-tsò hāu-hia, </text:p>
      <text:p text:style-name="P1"/>
      <text:p text:style-name="P1"/>
      <text:p text:style-name="P1"/>
      <text:p text:style-name="P1"/>
      <text:p text:style-name="P23">現代人用葫蘆匏破爿做水khat 仔叫做匏桸。</text:p>
      <text:p text:style-name="P1">hiān-tāi lâng iōng hôo-lôo-pû phuà-pîng tsò tsuí khat-á kiò-tsò pû-hia. </text:p>
      <text:p text:style-name="P1"/>
      <text:p text:style-name="P23">鱟殼金滑，閣小可仔彎曲，</text:p>
      <text:p text:style-name="P1">Hāu-khak kim-ku̍t, koh sió-khuá-á uan-khiau, </text:p>
      <text:p text:style-name="P1"/>
      <text:p text:style-name="P1">古早厝的瓦鉼仔嘛金滑彎曲，</text:p>
      <text:p text:style-name="P1">kóo-tsá tshù ê hiā-phiánn-á mā kim-ku̍t uan-khiau, </text:p>
      <text:p text:style-name="P1"/>
      <text:p text:style-name="P1">所以嘛叫做鱟鉼仔；</text:p>
      <text:p text:style-name="P1">sóo-í mā kiò-tsò hāu-phiánn-á; </text:p>
      <text:p text:style-name="P1"/>
      <text:p text:style-name="P1">馬鞍藤的葉嘛是金滑彎曲，</text:p>
      <text:p text:style-name="P1">bé-uann-tîn ê hio̍h mā sī kim-ku̍t uan-khiau, </text:p>
      <text:p text:style-name="P1"/>
      <text:p text:style-name="P1">就叫做鱟藤。</text:p>
      <text:p text:style-name="P1">tō kiò-tsò hāu-tîn. </text:p>
      <text:p text:style-name="P1"/>
      <text:p text:style-name="P23">鱟尾𠕇𠕇尖尖，親像一枝刀，</text:p>
      <text:p text:style-name="P1">Hāu-bué tīng-tīng tsiam-tsiam, tshin-tshiūnn tsi̍t ki to, </text:p>
      <text:p text:style-name="P1"/>
      <text:p text:style-name="P1">所以攕刀叫做鱟尾刀，</text:p>
      <text:p text:style-name="P1">sóo-í tshiám-to kiò-tsò hāu-bué-to, </text:p>
      <text:p text:style-name="P1"/>
      <text:p text:style-name="P1">現代的刺刀嘛叫做鱟尾刀。</text:p>
      <text:p text:style-name="P1">hiān-tāi ê tshì-to mā kiò-tsò hāu-bué-to. </text:p>
      <text:p text:style-name="P1"/>
      <text:p text:style-name="P1">共鱟反翻身，</text:p>
      <text:p text:style-name="P1">Kā hāu píng huan sin, </text:p>
      <text:p text:style-name="P1"/>
      <text:p text:style-name="P1"/>
      <text:p text:style-name="P1"><text:soft-page-break/>會看著腹肚遐一片一片的濾水閘仔，</text:p>
      <text:p text:style-name="P1">ē khuànn-tio̍h pak-tóo hia tsi̍t phìnn tsi̍t phìnn ê lī tsuí tsa̍h-á, </text:p>
      <text:p text:style-name="P1"/>
      <text:p text:style-name="P1">親像現代的百葉窗，</text:p>
      <text:p text:style-name="P1">tshin-tshiūnn hiān-tāi ê pah-ia̍p-thang, </text:p>
      <text:p text:style-name="P1"/>
      <text:p text:style-name="P1">所以咱就共百葉窗叫做鱟百冊。</text:p>
      <text:p text:style-name="P1">sóo-í lán tō kā pah-ia̍p-thang kiò-tsò hāu-peh-tsheh.</text:p>
      <text:p text:style-name="P1"/>
      <text:p text:style-name="P1"/>
      <text:p text:style-name="P24">講完外形，換講伊的特性。</text:p>
      <text:p text:style-name="P1">Kóng uân guā-hîng, uānn kóng i ê ti̍k-sìng. </text:p>
      <text:p text:style-name="P1"/>
      <text:p text:style-name="P1">伊的跤手慢鈍，</text:p>
      <text:p text:style-name="P1">I ê kha-tshiú bān-tūn, </text:p>
      <text:p text:style-name="P1"/>
      <text:p text:style-name="P24">所以人講鱟跤鱟手，就是佮趖跤趖手仝款意思，</text:p>
      <text:p text:style-name="P1">sóo-í lâng kóng hāu kha hāu tshiú, tō sī kah sô kha sô tshiú kāng-khuán ì-sù, </text:p>
      <text:p text:style-name="P1"/>
      <text:p text:style-name="P1">有人外號叫做海鱟、大鱟、鱟跤蟯，</text:p>
      <text:p text:style-name="P1">ū lâng guā-hō kiò-tsò hái-hāu, tuā-hāu, hāu-kha-giô,</text:p>
      <text:p text:style-name="P1"/>
      <text:p text:style-name="P1">攏是供體伊跤手趖。</text:p>
      <text:p text:style-name="P1">lóng sī king-thé i kha-tshiú sô. </text:p>
      <text:p text:style-name="P1"/>
      <text:p text:style-name="P1">另外一句儑蟳等鱟，</text:p>
      <text:p text:style-name="P1">Līng-guā tsi̍t kù gām tsîm tán hāu, </text:p>
      <text:p text:style-name="P1"/>
      <text:p text:style-name="P1"/>
      <text:p text:style-name="P1">就是『守株待兔』的意思，</text:p>
      <text:p text:style-name="P1">tō sī ‘守株待兔’ ê ì-sù, </text:p>
      <text:p text:style-name="P1"/>
      <text:p text:style-name="P24">因為欲等伊趖到位，愛等甲斑鴿吼矣。</text:p>
      <text:p text:style-name="P1">in-uī beh tán i sô kàu-uī, </text:p>
      <text:p text:style-name="P1">ài tán kah pan-kah háu --ah.</text:p>
      <text:p text:style-name="P1"/>
      <text:p text:style-name="P24">鱟的另外一个特性就是好量，予人欺負袂抵抗。</text:p>
      <text:p text:style-name="P1">Hāu ê līng-guā tsi̍t ê ti̍k-sìng tō sī hó-liōng, hōo lâng khi-hū bē tí-khòng. </text:p>
      <text:p text:style-name="P1"/>
      <text:p text:style-name="P24">一句話講「毋共蟳，欲共鱟」，</text:p>
      <text:p text:style-name="P1">Tsi̍t kù uē kóng “M̄ kāng tsîm, beh kāng hāu”, </text:p>
      <text:p text:style-name="P1"/>
      <text:p text:style-name="P25">就是驚歹人，凌治好人。</text:p>
      <text:p text:style-name="P1">tō sī kiann pháinn-lâng, </text:p>
      <text:p text:style-name="P1">lîng-tī hó lâng. </text:p>
      <text:p text:style-name="P1"/>
      <text:p text:style-name="P1">「好好鱟刣甲屎流」，</text:p>
      <text:p text:style-name="P1">“Hó-hó hāu thâi kah sái lâu”, </text:p>
      <text:p text:style-name="P1"/>
      <text:p text:style-name="P1">是講共好好一件代誌舞甲袂收山，</text:p>
      <text:p text:style-name="P1">sī kóng kā hó-hó tsi̍t kiānn tāi-tsì bú kah bē siu-suann, </text:p>
      <text:p text:style-name="P1"/>
      <text:p text:style-name="P1">因為刣鱟真簡單，</text:p>
      <text:p text:style-name="P1">in-uī thâi hāu tsin kán-tan, </text:p>
      <text:p text:style-name="P1"/>
      <text:p text:style-name="P25">鱟袂滾躘，煞刣甲狼狽去。</text:p>
      <text:p text:style-name="P1">hāu bē kún-liòng, suah thâi kah lông-puē --khì.</text:p>
      <text:p text:style-name="P1"/>
      <text:p text:style-name="P1"/>
      <text:p text:style-name="P1"/>
      <text:p text:style-name="P1"><text:soft-page-break/>雖然咱生活中較罕得看著鱟，</text:p>
      <text:p text:style-name="P1">Sui-jiân lán sing-ua̍h tiong khah hán-tit khuànn-tio̍h hāu, </text:p>
      <text:p text:style-name="P1"/>
      <text:p text:style-name="P25">毋過，這種古生物毋但已經活佇世間幾若億年，</text:p>
      <text:p text:style-name="P1">m̄-koh, tsit tsióng kóo sing-bu̍t m̄-nā í-king ua̍h tī sè-kan kuí-nā ik nî, </text:p>
      <text:p text:style-name="P1"/>
      <text:p text:style-name="P1">嘛活佇咱的語言內底，</text:p>
      <text:p text:style-name="P1">mā ua̍h tī lán ê gí-giân lāi-té, </text:p>
      <text:p text:style-name="P1"/>
      <text:p text:style-name="P1">咱就毋通予伊消失去。</text:p>
      <text:p text:style-name="P1">lán tō m̄-thang hōo i siau-sit --khì.</text:p>
      <text:p text:style-name="P1"/>
      <text:p text:style-name="P1"/>
      <text:p text:style-name="P38">506 同窗</text:p>
      <text:p text:style-name="P1"/>
      <text:p text:style-name="P1">同窗</text:p>
      <text:p text:style-name="P1">Tông-tshong</text:p>
      <text:p text:style-name="P1"/>
      <text:p text:style-name="P1">「你攏無變！」</text:p>
      <text:p text:style-name="P1">“Lí lóng bô piàn!”</text:p>
      <text:p text:style-name="P1"/>
      <text:p text:style-name="P1">「你嘛無變！」</text:p>
      <text:p text:style-name="P1"><text:s/>“Lí mā bô piàn!” </text:p>
      <text:p text:style-name="P1"/>
      <text:p text:style-name="P1">「有啦，生兩个矣，變較闊。」</text:p>
      <text:p text:style-name="P1">“Ū --lah, senn nn̄g ê --ah, piàn khah khuah.”</text:p>
      <text:p text:style-name="P1"/>
      <text:p text:style-name="P1">「哈！我嘛有啦！變較媠。」</text:p>
      <text:p text:style-name="P1">“Hah! Guá mā ū --lah! Piàn khah suí.” </text:p>
      <text:p text:style-name="P1"/>
      <text:p text:style-name="P26">欲二十外冬無看著的高中同窗的，和我三个，</text:p>
      <text:p text:style-name="P26">beh jī-tsa̍p guā tang bô khuànn--tio̍h ê ko-tiong tông-tshong--ê, hām guá sann ê, </text:p>
      <text:p text:style-name="P1"/>
      <text:p text:style-name="P26">你一句，我一句。</text:p>
      <text:p text:style-name="P1">lí tsi̍t kù, guá tsi̍t kù. </text:p>
      <text:p text:style-name="P1"/>
      <text:p text:style-name="P1">開始滾耍笑了後，</text:p>
      <text:p text:style-name="P1">Khai-sí kún-sńg-tshiò liáu-āu, </text:p>
      <text:p text:style-name="P1"/>
      <text:p text:style-name="P1">時間若像飛轉去阮高中的時，</text:p>
      <text:p text:style-name="P1">sî-kan ná-tshiūnn pue tńg-khì guán ko-tiong ê sî, </text:p>
      <text:p text:style-name="P1"/>
      <text:p text:style-name="P26">同窗讀冊，做伙講趣味。</text:p>
      <text:p text:style-name="P1">tông-tshong tha̍k-tsheh, </text:p>
      <text:p text:style-name="P1">tsò-hué kóng tshù-bī.</text:p>
      <text:p text:style-name="P1"/>
      <text:p text:style-name="P1"/>
      <text:p text:style-name="P27">時間咧變，朋友的感情無變。</text:p>
      <text:p text:style-name="P1">Sî-kan teh piàn, pîng-iú ê kám-tsîng bô piàn. </text:p>
      <text:p text:style-name="P1"/>
      <text:p text:style-name="P27">這二十外冬來，毋是無去想著in，</text:p>
      <text:p text:style-name="P1">Tsit jī-tsa̍p guā tang lâi, </text:p>
      <text:p text:style-name="P1">m̄ sī bô khì siūnn-tio̍h in, </text:p>
      <text:p text:style-name="P1"/>
      <text:p text:style-name="P1">只是想著的時，</text:p>
      <text:p text:style-name="P1">tsí-sī siūnn-tio̍h ê sî, </text:p>
      <text:p text:style-name="P1"/>
      <text:p text:style-name="P1">攏是一工無閒了，</text:p>
      <text:p text:style-name="P1">lóng sī tsi̍t kang bô-îng liáu, </text:p>
      <text:p text:style-name="P1"/>
      <text:p text:style-name="P1">欲睏的半暝，</text:p>
      <text:p text:style-name="P1">beh khùn ê puànn-mê, </text:p>
      <text:p text:style-name="P1"/>
      <text:p text:style-name="P1">定定是孤一人坐佇窗邊寫日記思念in。</text:p>
      <text:p text:style-name="P1">tiānn-tiānn sī koo tsi̍t lâng tsē tī thang-pinn siá ji̍t-kì su-liām in. </text:p>
      <text:p text:style-name="P1"/>
      <text:p text:style-name="P1">阮三个，</text:p>
      <text:p text:style-name="P1">Guán sann ê, </text:p>
      <text:p text:style-name="P1"/>
      <text:p text:style-name="P1">一个留佇下港拍拚，</text:p>
      <text:p text:style-name="P1">tsi̍t ê lâu tī ē-káng phah-piànn, </text:p>
      <text:p text:style-name="P1"/>
      <text:p text:style-name="P1">一个獨身走國內國外，</text:p>
      <text:p text:style-name="P1">tsi̍t ê to̍k-sin tsáu kok-lāi kok-guā, </text:p>
      <text:p text:style-name="P1"/>
      <text:p text:style-name="P1">一个嫁雞綴雞飛、嫁狗綴狗走，</text:p>
      <text:p text:style-name="P1">tsi̍t ê kè ke tuè ke pue, kè káu tuè káu tsáu, </text:p>
      <text:p text:style-name="P1"/>
      <text:p text:style-name="P1">對下港離鄉來到臺北城。</text:p>
      <text:p text:style-name="P1">uì ē-káng lī hiong lâi-kàu Tâi-pak siânn. </text:p>
      <text:p text:style-name="P1"><text:soft-page-break/>以前無利便的高鐵，</text:p>
      <text:p text:style-name="P1">Í-tsîng bô lī-piān ê ko-thih, </text:p>
      <text:p text:style-name="P1"/>
      <text:p text:style-name="P1">見面比登天較難，</text:p>
      <text:p text:style-name="P1">kìnn-bīn pí ting thian khah lân, </text:p>
      <text:p text:style-name="P1"/>
      <text:p text:style-name="P1">有高鐵了後嘛揣無逐家攏有閒的好時機。</text:p>
      <text:p text:style-name="P1">ū ko-thih liáu-āu mā tshuē bô ta̍k-ke lóng ū-îng ê hó sî-ki. </text:p>
      <text:p text:style-name="P1"/>
      <text:p text:style-name="P27">就按呢，一工過一工、一暝過一暝，</text:p>
      <text:p text:style-name="P1">Tō án-ne, tsi̍t kang kuè tsi̍t kang, tsi̍t mê kuè tsi̍t mê, </text:p>
      <text:p text:style-name="P1"/>
      <text:p text:style-name="P1">三个好朋友，</text:p>
      <text:p text:style-name="P1">sann ê hó pîng-iú, </text:p>
      <text:p text:style-name="P1"/>
      <text:p text:style-name="P1">三撨四撨，</text:p>
      <text:p text:style-name="P1">sann tshiâu sì tshiâu, </text:p>
      <text:p text:style-name="P1"/>
      <text:p text:style-name="P1">撨二十外冬才會當見一面，</text:p>
      <text:p text:style-name="P1">tshiâu jī-tsa̍p guā tang tsiah ē-tàng kìnn tsi̍t bīn, </text:p>
      <text:p text:style-name="P1"/>
      <text:p text:style-name="P1">閣毋敢耍傷久，</text:p>
      <text:p text:style-name="P1">koh m̄ kánn sńg siunn kú, </text:p>
      <text:p text:style-name="P1"/>
      <text:p text:style-name="P1">干焦耍拜六、禮拜兩工。</text:p>
      <text:p text:style-name="P1">kan-na sńg pài-la̍k, lé-pài nn̄g kang. </text:p>
      <text:p text:style-name="P1"/>
      <text:p text:style-name="P1">無煩無惱的青春少女，</text:p>
      <text:p text:style-name="P1">Bô huân bô ló ê tshing-tshun siàu-lí, </text:p>
      <text:p text:style-name="P1"/>
      <text:p text:style-name="P1"/>
      <text:p text:style-name="P1">早就變做為家庭、為囝兒的老母。</text:p>
      <text:p text:style-name="P1">tsá tō piàn-tsò uī ka-tîng, uī kiánn-jî ê lāu-bú. </text:p>
      <text:p text:style-name="P1"/>
      <text:p text:style-name="P27">講到遮，恁應該就知，</text:p>
      <text:p text:style-name="P1">Kóng kàu tsia, lín ing-kai tō tsai, </text:p>
      <text:p text:style-name="P1"/>
      <text:p text:style-name="P1">阮毋是無時間，</text:p>
      <text:p text:style-name="P1">guán m̄ sī bô sî-kan, </text:p>
      <text:p text:style-name="P1"/>
      <text:p text:style-name="P1">實在是這二十外冬來，</text:p>
      <text:p text:style-name="P1">si̍t-tsāi sī tsit jī-tsa̍p guā tang lâi, </text:p>
      <text:p text:style-name="P1"/>
      <text:p text:style-name="P1">逐家無法度放囝放翁，</text:p>
      <text:p text:style-name="P1">ta̍k-ke bô-huat-tōo pàng kiánn pàng ang, </text:p>
      <text:p text:style-name="P1"/>
      <text:p text:style-name="P1">逐家攏咧等囡仔大漢。</text:p>
      <text:p text:style-name="P1">ta̍k-ke lóng teh tán gín-á tuā-hàn.</text:p>
      <text:p text:style-name="P1"/>
      <text:p text:style-name="P1"/>
      <text:p text:style-name="P1">阮三个對中晝一見面喙閣毋捌停過，</text:p>
      <text:p text:style-name="P1">Guán sann ê uì tiong-tàu tsi̍t kìnn-bīn tshuì koh m̄ bat thîng--kuè, </text:p>
      <text:p text:style-name="P1"/>
      <text:p text:style-name="P1">暗時去蹛佇新北投山頂的大飯店，</text:p>
      <text:p text:style-name="P1">àm-sî khì tuà tī Sin-pak-tâu suann-tíng ê tuā pn̄g-tiàm, </text:p>
      <text:p text:style-name="P1"/>
      <text:p text:style-name="P1">到飯店閣共窗仔開開那講那看淡水河邊、那看城市的燈光閃閃爍爍，</text:p>
      <text:p text:style-name="P37">kàu pn̄g-tiàm koh kā thang-á khui--khui ná káng ná khuànn Tām-tsuí-hô pinn, ná khuànn siânn-tshī ê ting-kng siám-siám-sih-sih, </text:p>
      <text:p text:style-name="P28"><text:soft-page-break/>講未來、講過去，講甲半暝。</text:p>
      <text:p text:style-name="P1">kóng bī-lâi, kóng kuè-khì, </text:p>
      <text:p text:style-name="P1">kóng kah puànn-mê. </text:p>
      <text:p text:style-name="P1"/>
      <text:p text:style-name="P1">隔轉工，</text:p>
      <text:p text:style-name="P1">Keh-tńg-kang, </text:p>
      <text:p text:style-name="P1"/>
      <text:p text:style-name="P1">阮過淡水去三芝，</text:p>
      <text:p text:style-name="P1">guán kuè Tām-tsuí khì Sam-tsi, </text:p>
      <text:p text:style-name="P1"/>
      <text:p text:style-name="P1">雨綿綿，</text:p>
      <text:p text:style-name="P1">hōo mî-mî, </text:p>
      <text:p text:style-name="P1"/>
      <text:p text:style-name="P1">看著櫻花開滿枝，</text:p>
      <text:p text:style-name="P1">khuànn-tio̍h ing-hue khui muá ki, </text:p>
      <text:p text:style-name="P1"/>
      <text:p text:style-name="P29">食中晝飽，去石門，揣一間倚海邊的店啉咖啡。</text:p>
      <text:p text:style-name="P1">tsia̍h tiong-tàu pá, khì Tsio̍h-mn̂g, tshuē tsi̍t king uá hái-pinn ê tiàm lim ka-pi. </text:p>
      <text:p text:style-name="P1"/>
      <text:p text:style-name="P1">阮佇店內揣一位向海的窗仔邊，</text:p>
      <text:p text:style-name="P1">Guán tī tiàm-lāi tshuē tsi̍t uī ǹg hái ê thang-á-pinn, </text:p>
      <text:p text:style-name="P1"/>
      <text:p text:style-name="P1">昨暗阮三个人佇窗邊看城市的閃爍，</text:p>
      <text:p text:style-name="P1">tsa-àm guán sann ê lâng <text:s/>tī thang-pinn khuànn siânn-tshī ê siám-sih, </text:p>
      <text:p text:style-name="P1"/>
      <text:p text:style-name="P1">今仔日阮看波浪拍上海墘。</text:p>
      <text:p text:style-name="P1">kin-á-ji̍t guán khuànn pho-lōng phah siōng hái-kînn. </text:p>
      <text:p text:style-name="P1"/>
      <text:p text:style-name="P1">天地遮闊，</text:p>
      <text:p text:style-name="P1">Thinn-tē tsiah khuah,</text:p>
      <text:p text:style-name="P1"/>
      <text:p text:style-name="P30">有緣同窗，有緣相逢，</text:p>
      <text:p text:style-name="P1">ū-iân tông-tshong, ū-iân siong-hông, </text:p>
      <text:p text:style-name="P1"/>
      <text:p text:style-name="P1">佇通透的窗邊，</text:p>
      <text:p text:style-name="P1">tī thong-thàu ê thang-pinn, </text:p>
      <text:p text:style-name="P1"/>
      <text:p text:style-name="P1">鼻苦味仔苦味的咖啡，</text:p>
      <text:p text:style-name="P1">phīnn khóo-bī á khóo-bī ê ka-pi, </text:p>
      <text:p text:style-name="P1"/>
      <text:p text:style-name="P1">心內煞感覺芳甜仔芳甜。</text:p>
      <text:p text:style-name="P1">sim-lāi suah kám-kak phang-tinn á phang-tinn.</text:p>
      <text:p text:style-name="P1"/>
      <text:p text:style-name="P1"/>
      <text:p text:style-name="P38">507 千算萬算，毋值天一劃</text:p>
      <text:p text:style-name="P1"/>
      <text:p text:style-name="P1">不時有人會問我講，</text:p>
      <text:p text:style-name="P1">Put-sî ū lâng ē mn̄g guá kóng, </text:p>
      <text:p text:style-name="P1"/>
      <text:p text:style-name="P1">華語的『人定勝天』，</text:p>
      <text:p text:style-name="P1">Huâ-gí ê ‘人定勝天’, </text:p>
      <text:p text:style-name="P1"/>
      <text:p text:style-name="P1">咱臺語是欲按怎講較對同，</text:p>
      <text:p text:style-name="P1">lán Tâi-gí sī beh án-tsuánn kóng khah tuì-tâng, </text:p>
      <text:p text:style-name="P1"/>
      <text:p text:style-name="P1">我就定定會共in應講：</text:p>
      <text:p text:style-name="P1">guá tō tiānn-tiānn ē kā in ìn kóng: </text:p>
      <text:p text:style-name="P1"/>
      <text:p text:style-name="P1">生活佮文化背景無仝款，</text:p>
      <text:p text:style-name="P1">sing-ua̍h kah bûn-huà puē-kíng bô kāng-khuán, </text:p>
      <text:p text:style-name="P1"/>
      <text:p text:style-name="P1">無一定攏有真合軀的對照詞；</text:p>
      <text:p text:style-name="P1">bô it-tīng lóng ū tsin ha̍h-su ê tuì-tsiàu-sû; </text:p>
      <text:p text:style-name="P1"/>
      <text:p text:style-name="P1">親像咱真普通的詞「結拜」，</text:p>
      <text:p text:style-name="P1">tshin-tshiūnn lán tsin phóo-thong ê sû “kiat-pài”, </text:p>
      <text:p text:style-name="P1"/>
      <text:p text:style-name="P1">嘛無真合軀的「英語」詞。</text:p>
      <text:p text:style-name="P1">mā bô tsin ha̍h-su ê “Ing-gí” sû. </text:p>
      <text:p text:style-name="P1"/>
      <text:p text:style-name="P1">我嘛會共in講起咱臺灣人的祖先比較較過謙，</text:p>
      <text:p text:style-name="P1">Guá mā ē kā in kóng-khí lán Tâi-uân-lâng ê tsóo-sian pí-kàu khah kòo-khiam, </text:p>
      <text:p text:style-name="P1"/>
      <text:p text:style-name="P1"/>
      <text:p text:style-name="P1">無彼款文化，</text:p>
      <text:p text:style-name="P1">bô hit khuánn bûn-huà, </text:p>
      <text:p text:style-name="P1"/>
      <text:p text:style-name="P1">毋敢想欲贏過天，</text:p>
      <text:p text:style-name="P1">m̄ kánn siūnn-beh iânn kuè thinn, </text:p>
      <text:p text:style-name="P1"/>
      <text:p text:style-name="P1">顛倒是講：</text:p>
      <text:p text:style-name="P1">tian-tò sī kóng: </text:p>
      <text:p text:style-name="P1"/>
      <text:p text:style-name="P31">「千算萬算，毋值天一劃。」</text:p>
      <text:p text:style-name="P1">“Tshian sǹg bān sǹg, m̄-ta̍t thinn tsi̍t ue̍h.”</text:p>
      <text:p text:style-name="P1"/>
      <text:p text:style-name="P1"/>
      <text:p text:style-name="P1">1854年（清，咸豐4年）臺南府城的天公廟拄起好的時，</text:p>
      <text:p text:style-name="P1">1854 nî (tshing, Hâm-hong 4 nî) Tâi-lâm Hú-siânn ê Thinn-kong-biō tú khí hó ê sî, </text:p>
      <text:p text:style-name="P1"/>
      <text:p text:style-name="P1">就佇大殿的正中央面頂掛一塊大大的柴匾，</text:p>
      <text:p text:style-name="P1">tō tī tuā-tiān ê tsiànn tiong-ng bīn-tíng kuà tsi̍t tè tuā-tuā ê tshâ pián, </text:p>
      <text:p text:style-name="P1"/>
      <text:p text:style-name="P1">面頂干焦寫一字「一」字，</text:p>
      <text:p text:style-name="P1">bīn-tíng kan-na siá tsi̍t jī “tsi̍t” jī, </text:p>
      <text:p text:style-name="P1"/>
      <text:p text:style-name="P1">這塊真出名的「一字匾」，</text:p>
      <text:p text:style-name="P1">tsit tè tsin tshut-miâ ê “tsi̍t jī pián”, </text:p>
      <text:p text:style-name="P1"/>
      <text:p text:style-name="P1">聽講就是表示「千算萬算，毋值天一劃」的意思。</text:p>
      <text:p text:style-name="P1">thiann-kóng tō sī piáu-sī “Tshian sǹg bān sǹg, m̄-ta̍t thinn tsi̍t ue̍h” ê ì-sù.</text:p>
      <text:p text:style-name="P1"/>
      <text:p text:style-name="P1"><text:soft-page-break/>「天」是啥？</text:p>
      <text:p text:style-name="P1">“Thinn” sī siánn? </text:p>
      <text:p text:style-name="P1"/>
      <text:p text:style-name="P1">應該就是「大自然的力量」。</text:p>
      <text:p text:style-name="P1">Ing-kai tō sī “Tāi-tsū-jiân ê li̍k-liōng.” </text:p>
      <text:p text:style-name="P1"/>
      <text:p text:style-name="P1">也就是講「咱人的力量是有限的，</text:p>
      <text:p text:style-name="P1">Iā tō sī kóng “Lán lâng ê li̍k-liōng sī iú-hān--ê, </text:p>
      <text:p text:style-name="P1"/>
      <text:p text:style-name="P1">是無法度佮大自然相對敵的」。</text:p>
      <text:p text:style-name="P1">sī bô-huat-tōo kah tāi-tsū-jiân sio tuì-ti̍k--ê.” </text:p>
      <text:p text:style-name="P1"/>
      <text:p text:style-name="P1">咱臺灣現此時的自然環境，</text:p>
      <text:p text:style-name="P1">Lán Tâi-uân hiān-tshú-sî ê tsū-jiân khuân-kíng, </text:p>
      <text:p text:style-name="P1"/>
      <text:p text:style-name="P1">是經過規千萬年的變遷所形成的，</text:p>
      <text:p text:style-name="P1">sī king-kuè kui tshing-bān nî ê piàn-tshian sóo hîng-sîng--ê, </text:p>
      <text:p text:style-name="P1"/>
      <text:p text:style-name="P1">尤其咱臺灣厚地動是通人知的，</text:p>
      <text:p text:style-name="P1">iû-kî lán Tâi-uân kāu tē-tāng sī thong lâng tsai--ê, </text:p>
      <text:p text:style-name="P1"/>
      <text:p text:style-name="P32">咱若傷過假gâu，想欲贏過「天」，</text:p>
      <text:p text:style-name="P1">lán nā siunn kuè ké-gâu, </text:p>
      <text:p text:style-name="P1">siūnn-beh iânn kuè “thinn”, </text:p>
      <text:p text:style-name="P1"/>
      <text:p text:style-name="P1">緊早慢一定會食著羹。</text:p>
      <text:p text:style-name="P1">kín-tsá-bān it-tīng ē tsia̍h-tio̍h kenn.</text:p>
      <text:p text:style-name="P1"/>
      <text:p text:style-name="P1">歐美的社會嘛有咧講：</text:p>
      <text:p text:style-name="P1">Au bí ê siā-huē mā ū teh kóng: </text:p>
      <text:p text:style-name="P1"/>
      <text:p text:style-name="P1">「所有有可能會脫箠的代誌，</text:p>
      <text:p text:style-name="P1">“Sóo-ū ū khó-lîng ē thut-tshuê ê tāi-tsì, </text:p>
      <text:p text:style-name="P1"/>
      <text:p text:style-name="P1">緊早慢一定會脫箠。」</text:p>
      <text:p text:style-name="P1">kín-tsá-bān it-tīng ē thut-tshuê.” </text:p>
      <text:p text:style-name="P1"/>
      <text:p text:style-name="P1">這就是有名的「莫非定律」；</text:p>
      <text:p text:style-name="P1">Tse tō sī ū-miâ ê “莫非 tīng-lu̍t”; </text:p>
      <text:p text:style-name="P1"/>
      <text:p text:style-name="P1">有人講以日本人做代誌的頂真佮謹慎，</text:p>
      <text:p text:style-name="P1">ū lâng kóng í Ji̍t-pún-lâng tsò tāi-tsì ê tíng-tsin kah kín-sīn,</text:p>
      <text:p text:style-name="P1"/>
      <text:p text:style-name="P1">拄著2011年311大地動、大海漲佮核能發電廠的大災厄，</text:p>
      <text:p text:style-name="P1">tú-tio̍h 2011 nî 311 tuā tē-tāng, tuā hái-tiòng kah hi̍k-lîng huat-tiān-tshiúnn ê tuā tsai-eh, </text:p>
      <text:p text:style-name="P1"/>
      <text:p text:style-name="P1">日本人嘛是無法伊，</text:p>
      <text:p text:style-name="P1">Ji̍t-pún-lâng mā sī bô-huat i, </text:p>
      <text:p text:style-name="P1"/>
      <text:p text:style-name="P1">就是一个現拄現的例。</text:p>
      <text:p text:style-name="P1">tō sī tsi̍t ê hiān-tú-hiān ê lē.</text:p>
      <text:p text:style-name="P1"/>
      <text:p text:style-name="P1"/>
      <text:p text:style-name="P38">508 燦光寮山</text:p>
      <text:p text:style-name="P1"/>
      <text:p text:style-name="P1">海拔738公尺的燦光寮山，</text:p>
      <text:p text:style-name="P1">Hái-pua̍t 738 kong-tshioh ê Tshàn-kng-liâu-suann, </text:p>
      <text:p text:style-name="P1"/>
      <text:p text:style-name="P1">有一等的三角點佮衛星控制點，</text:p>
      <text:p text:style-name="P1">ū it tíng ê sann-kak-tiám kah uē-tshenn khòng-tsè-tiám, </text:p>
      <text:p text:style-name="P1"/>
      <text:p text:style-name="P1">tshāi佇貢寮、瑞芳佮雙溪交界的所在，</text:p>
      <text:p text:style-name="P1">tshāi tī Kòng-liâu, Suī-hong kah Siang-khe kau-kài ê sóo-tsāi, </text:p>
      <text:p text:style-name="P1"/>
      <text:p text:style-name="P1">是基隆火山群上懸的山，</text:p>
      <text:p text:style-name="P1">sī Ke-lâng hué-suann-kûn siōng kuân ê suann, </text:p>
      <text:p text:style-name="P1"/>
      <text:p text:style-name="P1">四箍輾轉較低的山崙、溪崁，</text:p>
      <text:p text:style-name="P1">sì-khoo-liàn-tńg khah kē ê suann-lūn, khe-khàm, </text:p>
      <text:p text:style-name="P1"/>
      <text:p text:style-name="P1">往過齊是挖金仔的礦區，</text:p>
      <text:p text:style-name="P1">íng-kuè tsiâu sī óo kim-á ê khòng khu, </text:p>
      <text:p text:style-name="P1"/>
      <text:p text:style-name="P1">會號做「燦光」這兩字的緣故，</text:p>
      <text:p text:style-name="P1">ē hō-tsò “Tshàn-kng” tsit nn̄g jī ê iân-kòo, </text:p>
      <text:p text:style-name="P1"/>
      <text:p text:style-name="P1">正正是對遮來的。</text:p>
      <text:p text:style-name="P1">tsiànn-tsiànn sī uì tsia lâi--ê.</text:p>
      <text:p text:style-name="P1"/>
      <text:p text:style-name="P1"/>
      <text:p text:style-name="P1">欲去peh燦光寮山，</text:p>
      <text:p text:style-name="P1">Beh khì peh Tshàn-kng-liâu-suann, </text:p>
      <text:p text:style-name="P1"/>
      <text:p text:style-name="P1">愛對102號縣道倒斡草山公路行入去，</text:p>
      <text:p text:style-name="P1">ài uì 102 hō kuān-tō tó uat Tsháu-suann kong-lōo kiânn--ji̍p-khì, </text:p>
      <text:p text:style-name="P1"/>
      <text:p text:style-name="P1">規逝的石頭仔路無蓋好行，</text:p>
      <text:p text:style-name="P1">kui tsuā ê tsio̍h-thâu-á-lōo bô kài hó-kiânn, </text:p>
      <text:p text:style-name="P1"/>
      <text:p text:style-name="P1">大體仔半點鐘到山跤，</text:p>
      <text:p text:style-name="P1">tāi-thé-á puànn tiám-tsing kàu suann-kha, </text:p>
      <text:p text:style-name="P1"/>
      <text:p text:style-name="P1">有誠明的指示牌咧報路，</text:p>
      <text:p text:style-name="P1">ū tsiânn bîng ê tsí-sī-pâi teh pò lōo, </text:p>
      <text:p text:style-name="P1"/>
      <text:p text:style-name="P1">免驚會楞山去。</text:p>
      <text:p text:style-name="P1">bián-kiann ē gông suann khì.</text:p>
      <text:p text:style-name="P1"/>
      <text:p text:style-name="P1"/>
      <text:p text:style-name="P1">起崎的路喙一直到崙頂，</text:p>
      <text:p text:style-name="P1">Khí-kiā ê lōo-tshuì it-ti̍t kàu lūn-tíng, </text:p>
      <text:p text:style-name="P1"/>
      <text:p text:style-name="P1">密密是的菅芒，</text:p>
      <text:p text:style-name="P1">ba̍t-ba̍t-sī ê kuann-bâng, </text:p>
      <text:p text:style-name="P1"/>
      <text:p text:style-name="P1">旺甲強欲共路淹去，</text:p>
      <text:p text:style-name="P1">ōng kah kiōng-beh kā lōo im--khì, </text:p>
      <text:p text:style-name="P1"/>
      <text:p text:style-name="P1">比菅芒較頂層的，</text:p>
      <text:p text:style-name="P1">pí kuann-bâng khah tíng-tsàn ê, </text:p>
      <text:p text:style-name="P1"/>
      <text:p text:style-name="P1"/>
      <text:p text:style-name="P1"/>
      <text:p text:style-name="P1"/>
      <text:p text:style-name="P1"/>
      <text:p text:style-name="P1"><text:soft-page-break/>有真濟開白花的油茶仔、結子誠古錐的黃楊插佇內底；</text:p>
      <text:p text:style-name="P1">ū tsin tsē khui pe̍h hue ê iû-tê-á, kiat-tsí tsiânn kóo-tsui ê n̂g-iûnn tshah tī lāi-té; </text:p>
      <text:p text:style-name="P1"/>
      <text:p text:style-name="P1">碰著較無塗肉的石縫，</text:p>
      <text:p text:style-name="P1">pōng-tio̍h khah bô thôo-bah ê tsio̍h-phāng, </text:p>
      <text:p text:style-name="P1"/>
      <text:p text:style-name="P33">猶有野生的滿山紅佮mooh 佇岩壁、開花誠細蕊的唐杜鵑，</text:p>
      <text:p text:style-name="P1">iáu-ū iá-sing ê muá-suann-âng kah mooh tī gâm-piah, khui-hue tsiânn sè luí ê tn̂g-tōo-kuan, </text:p>
      <text:p text:style-name="P1"/>
      <text:p text:style-name="P1">倚佇三角點邊仔，</text:p>
      <text:p text:style-name="P1">uá tī sann-kak-tiám pinn--á, </text:p>
      <text:p text:style-name="P1"/>
      <text:p text:style-name="P1">嘛有古早冰河期留落來的森氏杜鵑、</text:p>
      <text:p text:style-name="P33">mā ū kóo-tsá ping-hô-kî lâu--lo̍h-lâi ê sim-sī-tōo-kuan, </text:p>
      <text:p text:style-name="P33"/>
      <text:p text:style-name="P33">鐘萼木佮雲葉樹，</text:p>
      <text:p text:style-name="P33">tsing-go̍k-bo̍k kah hûn-ia̍p-tshiū, </text:p>
      <text:p text:style-name="P1"/>
      <text:p text:style-name="P1">攏是媠噹噹閣誠罕見的植物才是寶。</text:p>
      <text:p text:style-name="P1">lóng sī suí-tang-tang koh tsiânn hán-kiàn ê si̍t-bu̍t tsiah sī pó.</text:p>
      <text:p text:style-name="P1"/>
      <text:p text:style-name="P1"/>
      <text:p text:style-name="P1">徛踮山頭對東爿看去，</text:p>
      <text:p text:style-name="P1">Khiā tiàm suann-thâu uì tang-pîng khuànn--khì, </text:p>
      <text:p text:style-name="P1"/>
      <text:p text:style-name="P1"/>
      <text:p text:style-name="P1">鼻頭、蠓仔坑、福隆佮上遠的三貂角攏看現現；</text:p>
      <text:p text:style-name="P1">phīnn-thâu, báng-á-khenn, Hok-liông kah siōng hn̄g ê Sam-tiau-kak lóng khuànn-hiān-hiān; </text:p>
      <text:p text:style-name="P1"/>
      <text:p text:style-name="P1">踅來南勢，</text:p>
      <text:p text:style-name="P1">se̍h lâi Lâm-sì, </text:p>
      <text:p text:style-name="P1"/>
      <text:p text:style-name="P1">牡丹坑車頭、雙溪的密婆山拄好倚佇跤邊；</text:p>
      <text:p text:style-name="P1">Bóo-tan-khenn tshia-thâu, Siang-khe ê bi̍t-pô-suann tú-hó uá tī kha-pinn; </text:p>
      <text:p text:style-name="P1"/>
      <text:p text:style-name="P1">西向佮五分仔山、羌仔寮山相連，</text:p>
      <text:p text:style-name="P1">sai-hiòng kah Gōo-hun-á-suann, Kiunn-á-liâu-suann sio-liân, </text:p>
      <text:p text:style-name="P1"/>
      <text:p text:style-name="P1">降落來山跤的基隆河袂輸一尾大蛇，</text:p>
      <text:p text:style-name="P1">kàng lo̍h-lâi suann-kha ê Ke-lâng-hô bē-su tsi̍t bué tuā tsuâ, </text:p>
      <text:p text:style-name="P1"/>
      <text:p text:style-name="P1">共猴硐仔、瑞芳纏著；</text:p>
      <text:p text:style-name="P1">kā Kâu-tōng-á, Suī-hong tînn--tio̍h; </text:p>
      <text:p text:style-name="P1"/>
      <text:p text:style-name="P1">上鬧熱的是北向的海跤，</text:p>
      <text:p text:style-name="P1">siōng lāu-jia̍t ê sī pak hiòng ê hái-kha, </text:p>
      <text:p text:style-name="P1"/>
      <text:p text:style-name="P1">躘起躘落的海湧親像規陣白馬仔咧走相逐，</text:p>
      <text:p text:style-name="P1">liòng khí liòng lo̍h ê hái-íng tshin-tshiūnn kui-tīn pe̍h bé-á teh tsáu-sio-jiok, </text:p>
      <text:p text:style-name="P1"/>
      <text:p text:style-name="P1"/>
      <text:p text:style-name="P1"><text:soft-page-break/>共無耳茶古山、基隆山、南仔吝山圍絚絚，</text:p>
      <text:p text:style-name="P1">kā Bô-hīnn-tê-kóo-suann, Ke-lâng-suann, Lâm-á-līn-suann uî ân-ân, </text:p>
      <text:p text:style-name="P1"/>
      <text:p text:style-name="P1">予覕佇內底的九份仔、金瓜石佮水湳洞無暝無日咧滾絞袂煞；</text:p>
      <text:p text:style-name="P1">hōo bih tī lāi-té ê Káu-hūn-á, Kim-kue-tsio̍h kah Tsuí-làm-tōng bô mê bô ji̍t teh kún-ká bē suah; </text:p>
      <text:p text:style-name="P1"/>
      <text:p text:style-name="P1">是講，</text:p>
      <text:p text:style-name="P1">sī kóng, </text:p>
      <text:p text:style-name="P1"/>
      <text:p text:style-name="P1">我較愛燦光寮山的古意、恬靜，</text:p>
      <text:p text:style-name="P1">guá khah ài Tshàn-kng-liâu-suann ê kóo-ì, tiām-tsīng, </text:p>
      <text:p text:style-name="P1"/>
      <text:p text:style-name="P1">伊攏照寒熱、節氣咧搬徙光景，</text:p>
      <text:p text:style-name="P1">i lóng tsiàu kuânn-jua̍h, tseh-khuì teh puann-suá kong-kíng,</text:p>
      <text:p text:style-name="P1"/>
      <text:p text:style-name="P1">予人會按算，</text:p>
      <text:p text:style-name="P1">hōo lâng ē àn-sǹg, </text:p>
      <text:p text:style-name="P1"/>
      <text:p text:style-name="P1">閣毋捌重耽過。</text:p>
      <text:p text:style-name="P1">koh m̄ bat tîng-tânn kuè.</text:p>
      <text:p text:style-name="P1"/>
      <text:p text:style-name="P1"/>
      <text:p text:style-name="P38">509 阿母逐日</text:p>
      <text:p text:style-name="P1"/>
      <text:p text:style-name="P1">古早時代，</text:p>
      <text:p text:style-name="P1">Kóo-tsá sî-tāi, </text:p>
      <text:p text:style-name="P1"/>
      <text:p text:style-name="P1">有一个叫做夸父的人，</text:p>
      <text:p text:style-name="P1">ū tsi̍t ê kiò-tsò Khua-hū ê lâng, </text:p>
      <text:p text:style-name="P1"/>
      <text:p text:style-name="P1">看日頭赤焱焱，</text:p>
      <text:p text:style-name="P1">khuànn ji̍t-thâu tshiah-iānn-iānn, </text:p>
      <text:p text:style-name="P1"/>
      <text:p text:style-name="P1">共土地曝甲焦焦焦，</text:p>
      <text:p text:style-name="P1">kā thóo-tē pha̍k kah ta-ta-ta, </text:p>
      <text:p text:style-name="P1"/>
      <text:p text:style-name="P1">逐家袂當作穡無收成，</text:p>
      <text:p text:style-name="P1">ta̍k-ke bē-tàng tsoh-sit bô siu-sîng, </text:p>
      <text:p text:style-name="P1"/>
      <text:p text:style-name="P1">日子袂快活；</text:p>
      <text:p text:style-name="P1">ji̍t-tsí bē khuìnn-ua̍h; </text:p>
      <text:p text:style-name="P1"/>
      <text:p text:style-name="P1">伊就無欲顧性命，</text:p>
      <text:p text:style-name="P1">i tō bô beh kòo sènn-miā, </text:p>
      <text:p text:style-name="P1"/>
      <text:p text:style-name="P1">咒誓講欲去逐日頭，</text:p>
      <text:p text:style-name="P1">tsiù-tsuā kóng beh khì jiok ji̍t-thâu, </text:p>
      <text:p text:style-name="P1"/>
      <text:p text:style-name="P1">欲叫日頭毋通傷焱，</text:p>
      <text:p text:style-name="P1">beh kiò ji̍t-thâu m̄-thang siunn iānn, </text:p>
      <text:p text:style-name="P1"/>
      <text:p text:style-name="P1">予逐家日子好過，</text:p>
      <text:p text:style-name="P1">hōo ta̍k-ke ji̍t-tsí hó kuè, </text:p>
      <text:p text:style-name="P1"/>
      <text:p text:style-name="P1">心無驚惶。</text:p>
      <text:p text:style-name="P1">sim bô kiann-hiânn. </text:p>
      <text:p text:style-name="P1"/>
      <text:p text:style-name="P1"/>
      <text:p text:style-name="P1">伊盤山過嶺，</text:p>
      <text:p text:style-name="P1">I puânn-suann-kuè-niá, </text:p>
      <text:p text:style-name="P1"/>
      <text:p text:style-name="P1">無暝無日無停跤。</text:p>
      <text:p text:style-name="P1">bô mê bô ji̍t bô thîng-kha. </text:p>
      <text:p text:style-name="P1"/>
      <text:p text:style-name="P34">伊逐九暝九日，猶是逐無著日頭，</text:p>
      <text:p text:style-name="P1">I jiok káu mê káu ji̍t, </text:p>
      <text:p text:style-name="P1">iáu sī jiok bô tio̍h ji̍t-thâu, </text:p>
      <text:p text:style-name="P1"/>
      <text:p text:style-name="P1">到尾閣因為傷忝煞犧牲性命。</text:p>
      <text:p text:style-name="P1">kàu-bué koh in-uī siunn thiám suah hi-sing sènn-miā. </text:p>
      <text:p text:style-name="P1"/>
      <text:p text:style-name="P1">逐擺看這个故事，</text:p>
      <text:p text:style-name="P1">Ta̍k pái khuànn tsit ê kòo-sū, </text:p>
      <text:p text:style-name="P1"/>
      <text:p text:style-name="P1">明明知影逐日頭是戇代誌，</text:p>
      <text:p text:style-name="P1">bîng-bîng tsai-iánn jiok ji̍t-thâu sī gōng tāi-tsì, </text:p>
      <text:p text:style-name="P1"/>
      <text:p text:style-name="P1">毋過伊勇敢為人犧牲的精神予人誠感動。</text:p>
      <text:p text:style-name="P1">m̄-koh i ióng-kám uī lâng hi-sing ê tsing-sîn hōo lâng tsiânn kám-tōng.</text:p>
      <text:p text:style-name="P1"/>
      <text:p text:style-name="P1"/>
      <text:p text:style-name="P1">為逐家犧牲逐日頭的英雄，</text:p>
      <text:p text:style-name="P1">Uī ta̍k-ke hi-sing jiok ji̍t-thâu ê ing-hiông, </text:p>
      <text:p text:style-name="P1"/>
      <text:p text:style-name="P1">毋是干焦男性；</text:p>
      <text:p text:style-name="P1">m̄ sī kan-na lâm-sìng; </text:p>
      <text:p text:style-name="P1"/>
      <text:p text:style-name="P1"/>
      <text:p text:style-name="P1"/>
      <text:p text:style-name="P1"/>
      <text:p text:style-name="P1"/>
      <text:p text:style-name="P34"><text:soft-page-break/>阮兜這棟大樓，就有一陣犧牲青春逐日頭的女性。</text:p>
      <text:p text:style-name="P1">guán tau tsit tòng tuā-lâu, tō ū tsi̍t tīn hi-sing tshing-tshun jiok ji̍t-thâu ê lú-sìng. </text:p>
      <text:p text:style-name="P1"/>
      <text:p text:style-name="P1">只是，</text:p>
      <text:p text:style-name="P1">Tsí-sī, </text:p>
      <text:p text:style-name="P1"/>
      <text:p text:style-name="P1">in毋捌嫌日頭傷大，</text:p>
      <text:p text:style-name="P1">in m̄ bat hiâm ji̍t-thâu siunn tuā, </text:p>
      <text:p text:style-name="P1"/>
      <text:p text:style-name="P1">in顛倒是驚日頭無夠大。</text:p>
      <text:p text:style-name="P1">in tian-tò sī kiann ji̍t-thâu bô-kàu tuā.</text:p>
      <text:p text:style-name="P1"/>
      <text:p text:style-name="P1"/>
      <text:p text:style-name="P1">日頭出來共雲掰開，</text:p>
      <text:p text:style-name="P1">Ji̍t-thâu tshut--lâi kā hûn pué-khui, </text:p>
      <text:p text:style-name="P1"/>
      <text:p text:style-name="P1">阮這棟大樓的阿桑阿媽就足歡喜，</text:p>
      <text:p text:style-name="P1">guán tsit tòng tuā-lâu ê a-sáng a-má tō tsiok huann-hí, </text:p>
      <text:p text:style-name="P1"/>
      <text:p text:style-name="P1">因為厝尾頂日頭的芳味，</text:p>
      <text:p text:style-name="P1">in-uī tshù-bué-tíng ji̍t-thâu ê phang-bī, </text:p>
      <text:p text:style-name="P1"/>
      <text:p text:style-name="P1">毋但予人有元氣，</text:p>
      <text:p text:style-name="P1">m̄-nā hōo lâng ū guân-khì, </text:p>
      <text:p text:style-name="P1"/>
      <text:p text:style-name="P1">嘛會予衫焦焦無水氣，</text:p>
      <text:p text:style-name="P1">mā ē hōo sann ta-ta bô tsuí-khì, </text:p>
      <text:p text:style-name="P1"/>
      <text:p text:style-name="P1">穿了健康食百二。</text:p>
      <text:p text:style-name="P1">tshīng liáu kiān-khong tsia̍h pah-jī. </text:p>
      <text:p text:style-name="P1">下港的鄉親，</text:p>
      <text:p text:style-name="P1">Ē-káng ê hiong-tshin, </text:p>
      <text:p text:style-name="P1"/>
      <text:p text:style-name="P1">可能無法度了解北部人對日頭的相思。</text:p>
      <text:p text:style-name="P1">khó-lîng bô-huat-tōo liáu-kái pak-pōo lâng tuì ji̍t-thâu ê siunn-si. </text:p>
      <text:p text:style-name="P1"/>
      <text:p text:style-name="P1">寒天的臺北欠日頭；</text:p>
      <text:p text:style-name="P1">Kuânn-thinn ê Tâi-pak khiàm ji̍t-thâu;</text:p>
      <text:p text:style-name="P1"/>
      <text:p text:style-name="P1">閣較僥倖的是，</text:p>
      <text:p text:style-name="P1">koh-khah hiau-hīng ê sī, </text:p>
      <text:p text:style-name="P1"/>
      <text:p text:style-name="P1">定定落雨無一工好天，</text:p>
      <text:p text:style-name="P1">tiānn-tiānn lo̍h-hōo bô tsi̍t kang hó-thinn, </text:p>
      <text:p text:style-name="P1"/>
      <text:p text:style-name="P1">收衫的時定定嘛起懷疑，</text:p>
      <text:p text:style-name="P1">siu sann ê sî tiānn-tiānn mā khí huâi-gî, </text:p>
      <text:p text:style-name="P1"/>
      <text:p text:style-name="P1">是拄洗好是毋是。</text:p>
      <text:p text:style-name="P1">sī tú sé hó sī m̄ sī.</text:p>
      <text:p text:style-name="P1"/>
      <text:p text:style-name="P1"/>
      <text:p text:style-name="P1">像阮蹛電梯大樓，</text:p>
      <text:p text:style-name="P1">Tshiūnn guán tuà tiān-thui tuā-lâu, </text:p>
      <text:p text:style-name="P1"/>
      <text:p text:style-name="P1">露台一敉敉，</text:p>
      <text:p text:style-name="P1">lōo-tâi tsi̍t-bí-bí, </text:p>
      <text:p text:style-name="P1"/>
      <text:p text:style-name="P1">披衫無夠四序，</text:p>
      <text:p text:style-name="P1">phi-sann bô-kàu sù-sī, </text:p>
      <text:p text:style-name="P1"/>
      <text:p text:style-name="P1"/>
      <text:p text:style-name="P1"/>
      <text:p text:style-name="P1"/>
      <text:p text:style-name="P1"/>
      <text:p text:style-name="P1"><text:soft-page-break/>講欲會通風有大日頭袂輸戇人講戇話，</text:p>
      <text:p text:style-name="P1">kóng beh ē thang-hong ū tuā ji̍t-thâu bē-su gōng-lâng kóng gōng-uē, </text:p>
      <text:p text:style-name="P1"/>
      <text:p text:style-name="P1">枵狗望西施。</text:p>
      <text:p text:style-name="P1">iau káu bāng Se-si. </text:p>
      <text:p text:style-name="P1"/>
      <text:p text:style-name="P1">就因為按呢，</text:p>
      <text:p text:style-name="P1">Tō in-uī án-ne, </text:p>
      <text:p text:style-name="P1"/>
      <text:p text:style-name="P1">透早一下看有日頭，</text:p>
      <text:p text:style-name="P1">thàu-tsá tsi̍t-ē khuànn ū ji̍t-thâu, </text:p>
      <text:p text:style-name="P1"/>
      <text:p text:style-name="P1">遮的為家庭犧牲做人阿母的女性，</text:p>
      <text:p text:style-name="P1">tsia-ê uī ka-tîng hi-sing tsò lâng a-bú ê lú-sìng, </text:p>
      <text:p text:style-name="P1"/>
      <text:p text:style-name="P1">攏嘛逐日頭咧操洗衫仔機，</text:p>
      <text:p text:style-name="P1">lóng mā jiok ji̍t-thâu teh tshau sé-sann-á-ki, </text:p>
      <text:p text:style-name="P1"/>
      <text:p text:style-name="P1">一籠洗比一籠較滇，</text:p>
      <text:p text:style-name="P1">tsi̍t láng sé pí tsi̍t láng khah tīnn, </text:p>
      <text:p text:style-name="P1"/>
      <text:p text:style-name="P1">趕佇日頭落山進前，</text:p>
      <text:p text:style-name="P1">kuánn tī ji̍t-thâu lo̍h-suann tsìn-tsîng, </text:p>
      <text:p text:style-name="P1"/>
      <text:p text:style-name="P1">樓跤樓頂走幾若逝，</text:p>
      <text:p text:style-name="P1">lâu-kha lâu-tíng tsáu kuí-nā tsuā, </text:p>
      <text:p text:style-name="P1"/>
      <text:p text:style-name="P1">曝衫、曝鞋、曝被單。</text:p>
      <text:p text:style-name="P1">pha̍k sann, pha̍k ê, pha̍k phuē-tuann. </text:p>
      <text:p text:style-name="P1"/>
      <text:p text:style-name="P1"/>
      <text:p text:style-name="P1"/>
      <text:p text:style-name="P1">In勇敢為家庭犧牲的精神予人誠感動。</text:p>
      <text:p text:style-name="P1">In ióng-kám uī ka-tîng hi-sing ê tsing-sîn hōo lâng tsiânn kám-tōng.</text:p>
      <text:p text:style-name="P1"/>
      <text:p text:style-name="P1"/>
      <text:p text:style-name="P1">若拄有歇睏日閣好天，</text:p>
      <text:p text:style-name="P1">Nā tú ū hioh-khùn-ji̍t koh hó-thinn, </text:p>
      <text:p text:style-name="P1"/>
      <text:p text:style-name="P1">我嘛會綴咧逐日頭，</text:p>
      <text:p text:style-name="P1">guá mā ē tuè leh jiok ji̍t-thâu, </text:p>
      <text:p text:style-name="P1"/>
      <text:p text:style-name="P1">因為我有想欲予囡仔健康的堅持，</text:p>
      <text:p text:style-name="P1">in-uī guá ū siūnn-beh hōo gín-á kiān-khong ê kian-tshî, </text:p>
      <text:p text:style-name="P1"/>
      <text:p text:style-name="P1">嘛因為予我想起故鄉差不多規年迵天攏是好天的日子，</text:p>
      <text:p text:style-name="P1">mā in-uī hōo guá siūnn-khí kòo-hiong tsha-put-to kui-nî-thàng-thinn lóng sī hó-thinn ê ji̍t-tsí, </text:p>
      <text:p text:style-name="P1"/>
      <text:p text:style-name="P1">予我定定會想起衫予日頭曝焦了後的芳味。</text:p>
      <text:p text:style-name="P1">hōo guá tiānn-tiānn ē siūnn-khí sann hōo ji̍t-thâu pha̍k ta liáu-āu ê phang-bī. </text:p>
      <text:p text:style-name="P1"/>
      <text:p text:style-name="P35">彼種芳味，有阿母疼惜阮的記持。</text:p>
      <text:p text:style-name="P1">Hit tsióng phang-bī, ū a-bú thiànn-sioh guán ê kì-tî. </text:p>
      <text:p text:style-name="P1"/>
      <text:p text:style-name="P1">我的查某囝啊……</text:p>
      <text:p text:style-name="P1">Guá ê tsa-bóo-kiánn --ah... </text:p>
      <text:p text:style-name="P35"><text:soft-page-break/>有一工，恁若離鄉去別个都市，</text:p>
      <text:p text:style-name="P1">ū tsi̍t kang, lín nā lī hiong khì pa̍t ê too-tshī, </text:p>
      <text:p text:style-name="P1"/>
      <text:p text:style-name="P1">無阿母佇身軀邊，</text:p>
      <text:p text:style-name="P1">bô a-bú tī sin-khu-pinn, </text:p>
      <text:p text:style-name="P1"/>
      <text:p text:style-name="P35">恁敢會看著日頭，想起阿母逐日？</text:p>
      <text:p text:style-name="P1">lín kám ē khuànn-tio̍h ji̍t-thâu, siūnn-khí a-bú jiok ji̍t?</text:p>
      <text:p text:style-name="P1"/>
      <text:p text:style-name="P1"/>
      <text:p text:style-name="P38">510 竹仔開花</text:p>
      <text:p text:style-name="P1"/>
      <text:p text:style-name="P1">最近收著一張e-mail，</text:p>
      <text:p text:style-name="P1">Tsuè-kīn siu-tio̍h tsi̍t tiunn e-mail, </text:p>
      <text:p text:style-name="P1"/>
      <text:p text:style-name="P1">講起竹仔會開花結子的代誌，</text:p>
      <text:p text:style-name="P1">kóng-khí tik-á ē khui-hue kiat-tsí ê tāi-tsì, </text:p>
      <text:p text:style-name="P1"/>
      <text:p text:style-name="P1">內底有文章佮圖像的附檔。</text:p>
      <text:p text:style-name="P1">lāi-té ū bûn-tsiong kah tôo-siōng ê hù-tóng. </text:p>
      <text:p text:style-name="P1"/>
      <text:p text:style-name="P1">這對我學自然科學的，</text:p>
      <text:p text:style-name="P1">Tse tuì guá o̍h tsū-jiân kho-ha̍k--ê, </text:p>
      <text:p text:style-name="P1"/>
      <text:p text:style-name="P1">實在是無啥物稀奇。</text:p>
      <text:p text:style-name="P1">si̍t-tsāi sī bô siánn-mih hi-kî.</text:p>
      <text:p text:style-name="P1"/>
      <text:p text:style-name="P1"/>
      <text:p text:style-name="P1"/>
      <text:p text:style-name="P1"/>
      <text:p text:style-name="P1">咱俗語有咧講「竹仔開花歹年冬」，</text:p>
      <text:p text:style-name="P1">Lán sio̍k-gí ū teh kóng “Tik-á khui-hue pháinn-nî-tang”, </text:p>
      <text:p text:style-name="P1"/>
      <text:p text:style-name="P1">聽講佇中國佮印度嘛有這款講法。</text:p>
      <text:p text:style-name="P1">thiann-kóng tī Tiong-kok kah Ìn-tōo mā ū tsit khuán kóng-huat. </text:p>
      <text:p text:style-name="P1"/>
      <text:p text:style-name="P1">這毋是迷信抑是傳說，</text:p>
      <text:p text:style-name="P1">Tse m̄ sī bê-sìn ia̍h-sī thuân-suat, </text:p>
      <text:p text:style-name="P1"/>
      <text:p text:style-name="P1">是有科學根據的。</text:p>
      <text:p text:style-name="P1">sī ū kho-ha̍k kin-kì--ê. </text:p>
      <text:p text:style-name="P1"/>
      <text:p text:style-name="P1">科學家發現見若拄著大洘旱的時陣，</text:p>
      <text:p text:style-name="P1">Kho-ha̍k-ka huat-hiān kiàn-nā tú-tio̍h tuā khó-huānn ê sî-tsūn, </text:p>
      <text:p text:style-name="P1"/>
      <text:p text:style-name="P1">可能是塗肉傷過頭焦燥，</text:p>
      <text:p text:style-name="P1">khó-lîng sī thôo-bah siunn kuè-thâu ta-sò, </text:p>
      <text:p text:style-name="P1"/>
      <text:p text:style-name="P1">抑是成份有改變，</text:p>
      <text:p text:style-name="P1">ia̍h-sī sîng-hūn ū kái-piàn, </text:p>
      <text:p text:style-name="P1"/>
      <text:p text:style-name="P1">影響竹仔的生存，</text:p>
      <text:p text:style-name="P1">íng-hióng tik-á ê sing-tsûn, </text:p>
      <text:p text:style-name="P1"/>
      <text:p text:style-name="P1">為著欲趕緊會當生湠後代，</text:p>
      <text:p text:style-name="P1">uī-tio̍h beh kuánn-kín ē-tàng senn-thuànn āu-tāi, </text:p>
      <text:p text:style-name="P1"/>
      <text:p text:style-name="P1">所以就緊開花結子；</text:p>
      <text:p text:style-name="P1">sóo-í tō kín khui-hue kiat-tsí; </text:p>
      <text:p text:style-name="P1"/>
      <text:p text:style-name="P1">遮的種子就會經過風佮水的流動，</text:p>
      <text:p text:style-name="P1">tsia-ê tsíng-tsí tō ē king-kuè hong kah tsuí ê liû-tōng, </text:p>
      <text:p text:style-name="P1"/>
      <text:p text:style-name="P1">抑是其他的動物來食竹仔米的過程，</text:p>
      <text:p text:style-name="P1">ia̍h-sī kî-thann ê tōng-bu̍t lâi tsia̍h tik-á-bí ê kuè-tîng, </text:p>
      <text:p text:style-name="P1"/>
      <text:p text:style-name="P1">徙去到別位，</text:p>
      <text:p text:style-name="P1">suá khì kàu pa̍t-uī, </text:p>
      <text:p text:style-name="P1"/>
      <text:p text:style-name="P1">聽候好時機，</text:p>
      <text:p text:style-name="P1">thìng-hāu hó sî-ki, </text:p>
      <text:p text:style-name="P1"/>
      <text:p text:style-name="P1">予後代會當傳落去；</text:p>
      <text:p text:style-name="P1"><text:soft-page-break/>hōo āu-tāi ē-tàng thn̂g--lo̍h-khì; </text:p>
      <text:p text:style-name="P1"/>
      <text:p text:style-name="P1">若毋是按呢，</text:p>
      <text:p text:style-name="P1">nā m̄ sī án-ne, </text:p>
      <text:p text:style-name="P1"/>
      <text:p text:style-name="P1">這種竹仔早就絕種去矣。</text:p>
      <text:p text:style-name="P1">tsit tsióng tik-á tsá tō tse̍h-tsíng khì --ah.</text:p>
      <text:p text:style-name="P1"/>
      <text:p text:style-name="P1"/>
      <text:p text:style-name="P1"/>
      <text:p text:style-name="P1"/>
      <text:p text:style-name="P1">有一件較少人知影的代誌，</text:p>
      <text:p text:style-name="P1">Ū tsi̍t kiānn khah tsió lâng tsai-iánn ê tāi-tsì, </text:p>
      <text:p text:style-name="P1"/>
      <text:p text:style-name="P1">就是咱臺灣佮泰國，</text:p>
      <text:p text:style-name="P1">tō sī lán Tâi-uân kah Thài-kok, </text:p>
      <text:p text:style-name="P1"/>
      <text:p text:style-name="P1">有一項合作計畫號做「泰皇山地計畫」，</text:p>
      <text:p text:style-name="P1">ū tsi̍t hāng ha̍p-tsok kè-uē hō-tsò “Thài-hông suann-tē kè-uē”, </text:p>
      <text:p text:style-name="P1"/>
      <text:p text:style-name="P1">是臺灣派農業專家去泰國北方的山區，</text:p>
      <text:p text:style-name="P1">sī Tâi-uân phài lông-gia̍p tsuan-ka khì Thài-kok pak-hong ê suann-khu, </text:p>
      <text:p text:style-name="P1"/>
      <text:p text:style-name="P1">將遐原本種鴉片的土地，</text:p>
      <text:p text:style-name="P1">tsiong hia guân-pún tsìng a-phiàn ê thóo-tē, </text:p>
      <text:p text:style-name="P1"/>
      <text:p text:style-name="P1">改做農業生產用地。</text:p>
      <text:p text:style-name="P1">kái-tsò lông-gia̍p sing-sán iōng-tē. </text:p>
      <text:p text:style-name="P1"/>
      <text:p text:style-name="P1">內底就有共臺灣的竹仔米提去泰北遐生湠，</text:p>
      <text:p text:style-name="P1">Lāi-té tō ū kā Tâi-uân ê tik-á-bí the̍h-khì Thài-pak hia senn-thuànn, </text:p>
      <text:p text:style-name="P1"/>
      <text:p text:style-name="P1">生產竹筍佮竹仔的加工品。</text:p>
      <text:p text:style-name="P1">sing-sán tik-sún kah tik-á ê ka-kang-phín.</text:p>
      <text:p text:style-name="P1"/>
      <text:p text:style-name="P1"/>
      <text:p text:style-name="P1"/>
      <text:p text:style-name="P1"/>
      <text:p text:style-name="P1">佇咱臺灣俗語內底，</text:p>
      <text:p text:style-name="P1">Tī lán Tâi-uân sio̍k-gí lāi-té, </text:p>
      <text:p text:style-name="P1"/>
      <text:p text:style-name="P1">有一句常在咧講佮竹仔有關係的話。</text:p>
      <text:p text:style-name="P1">ū tsi̍t kù tshiâng-tsāi teh kóng kah tik-á ū kuan-hē ê uē. </text:p>
      <text:p text:style-name="P1"/>
      <text:p text:style-name="P1">就是見若有親情朋友的囝兒序細誠成功，</text:p>
      <text:p text:style-name="P1">Tō sī kiàn-nā ū tshin-tsiânn pîng-iú ê kiánn-jî sī-sè tsiânn sîng-kong, </text:p>
      <text:p text:style-name="P1"/>
      <text:p text:style-name="P1">誠有出脫，</text:p>
      <text:p text:style-name="P1">tsiânn ū tshut-thuat, </text:p>
      <text:p text:style-name="P1"/>
      <text:p text:style-name="P1">就會滾耍笑共伊講：</text:p>
      <text:p text:style-name="P1">tō ē kún-sńg-tshiò kā i kóng: </text:p>
      <text:p text:style-name="P1"/>
      <text:p text:style-name="P1">「毋成猴喔，</text:p>
      <text:p text:style-name="P1">“M̄-tsiânn-kâu --ooh, </text:p>
      <text:p text:style-name="P1"/>
      <text:p text:style-name="P1">歹竹閣出好筍。」</text:p>
      <text:p text:style-name="P1">pháinn tik koh tshut hó sún.” </text:p>
      <text:p text:style-name="P1"/>
      <text:p text:style-name="P1">表面上聽起來，</text:p>
      <text:p text:style-name="P1"><text:soft-page-break/>piáu-bīn-siōng thiann--khí-lâi, </text:p>
      <text:p text:style-name="P1"/>
      <text:p text:style-name="P1">若像是一句罵人的話，</text:p>
      <text:p text:style-name="P1">ná-tshiūnn sī tsi̍t kù mē lâng ê uē, </text:p>
      <text:p text:style-name="P1"/>
      <text:p text:style-name="P1">毋過實際上是咧呵咾伊的囝兒序細，</text:p>
      <text:p text:style-name="P1">m̄-koh si̍t-tsè-siōng sī teh o-ló i ê kiánn-jî sī-sè, </text:p>
      <text:p text:style-name="P1"/>
      <text:p text:style-name="P1">聽的人嘛攏袂受氣。</text:p>
      <text:p text:style-name="P1">thiann ê lâng mā lóng bē siū-khì. </text:p>
      <text:p text:style-name="P1"/>
      <text:p text:style-name="P1">另外嘛有一句話紲落去講：</text:p>
      <text:p text:style-name="P1">Līng-guā mā ū tsi̍t kù uē suà-lo̍h-khì kóng: </text:p>
      <text:p text:style-name="P1"/>
      <text:p text:style-name="P1">「歹竹出好筍，</text:p>
      <text:p text:style-name="P1">“Pháinn tik tshut hó sún, </text:p>
      <text:p text:style-name="P1"/>
      <text:p text:style-name="P1">好竹出痀崙。」</text:p>
      <text:p text:style-name="P1">hó tik tshut ku-lún.” </text:p>
      <text:p text:style-name="P1"/>
      <text:p text:style-name="P1">痀崙就是奇形怪狀的竹仔，</text:p>
      <text:p text:style-name="P1">ku-lún tō sī kî hîng kuài tsōng ê tik-á, </text:p>
      <text:p text:style-name="P1"/>
      <text:p text:style-name="P1">就是因為環境無好所致的；</text:p>
      <text:p text:style-name="P1">tō sī in-uī khuân-kíng bô hó sóo-tì --ê; </text:p>
      <text:p text:style-name="P1"/>
      <text:p text:style-name="P1">意思就是咧警告做人序大的，</text:p>
      <text:p text:style-name="P1">ì-sù tō sī teh kíng-kò tsò lâng sī-tuā--ê, </text:p>
      <text:p text:style-name="P1"/>
      <text:p text:style-name="P1">著愛好好仔教示囝兒序細，</text:p>
      <text:p text:style-name="P1">tio̍h-ài hó-hó-á kà-sī kiánn-jî sī-sè, </text:p>
      <text:p text:style-name="P1"/>
      <text:p text:style-name="P1">才袂去予變歹囝去。</text:p>
      <text:p text:style-name="P1">tsiah bē khì <text:s/>hōo piàn pháinn-kiánn khì.</text:p>
      <text:p text:style-name="P1"/>
      <text:p text:style-name="P1">511 阿媽種菜</text:p>
      <text:p text:style-name="P1"/>
      <text:p text:style-name="P1">「阿媽」這个詞是咱臺灣話內底對年歲較有的查某人的稱呼；</text:p>
      <text:p text:style-name="P1">“A-má” tsit ê sû sī lán Tâi-uân-uē lāi-té tuì nî-huè khah ū ê tsa-bóo-lâng ê tshing-hoo; </text:p>
      <text:p text:style-name="P1"/>
      <text:p text:style-name="P1">毋管是家己真正的內媽外媽，</text:p>
      <text:p text:style-name="P1">m̄-kuán sī ka-kī tsin-tsiànn ê lāi-má guā-má, </text:p>
      <text:p text:style-name="P1"/>
      <text:p text:style-name="P1">抑是厝邊隔壁看起來年歲有夠的阿媽，</text:p>
      <text:p text:style-name="P1">ia̍h-sī tshù-pinn keh-piah khuànn--khí-lâi nî-huè ū-kàu ê a-má, </text:p>
      <text:p text:style-name="P1"/>
      <text:p text:style-name="P1">甚至是路裡問路無熟似別人的阿媽。</text:p>
      <text:p text:style-name="P1">sīm-tsì sī lōo--lí mn̄g lōo bô si̍k-sāi pa̍t-lâng ê a-má. </text:p>
      <text:p text:style-name="P1"/>
      <text:p text:style-name="P1">只要對方的年歲相予好，</text:p>
      <text:p text:style-name="P1">Tsí-iàu tuì-hong ê nî-huè siòng hōo hó, </text:p>
      <text:p text:style-name="P1"/>
      <text:p text:style-name="P1">毋通共小姐叫做阿婆，</text:p>
      <text:p text:style-name="P1">m̄-thang kā sió-tsiá kiò-tsò a-pô, </text:p>
      <text:p text:style-name="P1"/>
      <text:p text:style-name="P1">「阿媽」兩字一出喙，</text:p>
      <text:p text:style-name="P1">“A-má” nn̄g jī tsi̍t tshut-tshuì, </text:p>
      <text:p text:style-name="P1"/>
      <text:p text:style-name="P1">司奶抑好，</text:p>
      <text:p text:style-name="P1">sai-nai ia̍h hó, </text:p>
      <text:p text:style-name="P1"/>
      <text:p text:style-name="P1"><text:soft-page-break/>相借問抑好，</text:p>
      <text:p text:style-name="P1">sio tsioh-mn̄g ia̍h hó, </text:p>
      <text:p text:style-name="P1"/>
      <text:p text:style-name="P1">尊敬抑好，</text:p>
      <text:p text:style-name="P1">tsun-kìng ia̍h hó, </text:p>
      <text:p text:style-name="P1"/>
      <text:p text:style-name="P1">總是，</text:p>
      <text:p text:style-name="P1">tsóng--sī, </text:p>
      <text:p text:style-name="P1"/>
      <text:p text:style-name="P1">逐家歡歡喜喜笑咪咪。</text:p>
      <text:p text:style-name="P1">ta̍k-ke huann-huann-hí-hí tshiò-bî-bî. </text:p>
      <text:p text:style-name="P1"/>
      <text:p text:style-name="P1"/>
      <text:p text:style-name="P1"/>
      <text:p text:style-name="P1"/>
      <text:p text:style-name="P1">失禮啦！</text:p>
      <text:p text:style-name="P1">Sit-lé --lah! </text:p>
      <text:p text:style-name="P1"/>
      <text:p text:style-name="P1">我毋捌看過阮阿媽種菜！</text:p>
      <text:p text:style-name="P1">Guá m̄ bat khuànn-kuè guán a-má tsìng tshài! </text:p>
      <text:p text:style-name="P1"/>
      <text:p text:style-name="P1">阮內媽葉見，</text:p>
      <text:p text:style-name="P1">Guán lāi-má Ia̍p Kiàn, </text:p>
      <text:p text:style-name="P1"/>
      <text:p text:style-name="P1">是高雄中洲仔葉家喝水會堅凍的大小姐。</text:p>
      <text:p text:style-name="P1">sī Ko-hiông Tiong-tsiu-á Ia̍p--ka huah tsuí ē kian-tàng ê tuā-sió-tsiá. </text:p>
      <text:p text:style-name="P1"/>
      <text:p text:style-name="P1">聽講伊做人足好，</text:p>
      <text:p text:style-name="P1">Thiann-kóng i tsò-lâng tsiok hó, </text:p>
      <text:p text:style-name="P1"/>
      <text:p text:style-name="P1">逐擺轉外家的時，</text:p>
      <text:p text:style-name="P1">ta̍k-pái tńg guā-ke ê sî, </text:p>
      <text:p text:style-name="P1"/>
      <text:p text:style-name="P1">逐家排列歡迎，</text:p>
      <text:p text:style-name="P1">ta̍k-ke pâi-lia̍t huan-gîng, </text:p>
      <text:p text:style-name="P1"/>
      <text:p text:style-name="P1">對巷仔頭到大廳，</text:p>
      <text:p text:style-name="P1">tuì hāng-á-thâu kàu tuā-thiann, </text:p>
      <text:p text:style-name="P1"/>
      <text:p text:style-name="P1">中晝頓閣搶欲請；</text:p>
      <text:p text:style-name="P1">tiong-tàu-tǹg koh tshiúnn beh tshiánn; </text:p>
      <text:p text:style-name="P1"/>
      <text:p text:style-name="P1">大小姐毋免買菜煮菜就有通食，</text:p>
      <text:p text:style-name="P1">tuā-sió-tsiá m̄-bián bé tshài tsú tshài tō ū thang tsia̍h, </text:p>
      <text:p text:style-name="P1"/>
      <text:p text:style-name="P1">哪著種菜？</text:p>
      <text:p text:style-name="P1">ná-tio̍h tsìng tshài?</text:p>
      <text:p text:style-name="P1"/>
      <text:p text:style-name="P1">阮外媽佮阮外公，</text:p>
      <text:p text:style-name="P1">Guán guā-má kah guán guā-kong, </text:p>
      <text:p text:style-name="P1"/>
      <text:p text:style-name="P1">自阮老爸過身了後，</text:p>
      <text:p text:style-name="P1">tsū guán lāu-pē kuè-sin liáu-āu, </text:p>
      <text:p text:style-name="P1"/>
      <text:p text:style-name="P1">對嘉義庄跤搬來高雄佮阮做伙蹛，</text:p>
      <text:p text:style-name="P1">uì Ka-gī tsng-kha puann-lâi Ko-hiông kah guán tsò-hué tuà, </text:p>
      <text:p text:style-name="P1"/>
      <text:p text:style-name="P1">共阮媽媽鬥顧四个幼囝；</text:p>
      <text:p text:style-name="P1">kā guán má-mah tàu kòo sì ê iù-kiánn; </text:p>
      <text:p text:style-name="P1"/>
      <text:p text:style-name="P1">大都市欲蓄田種作較僫，</text:p>
      <text:p text:style-name="P1">tuā too-tshī beh hak tshân tsìng-tsoh khah oh, </text:p>
      <text:p text:style-name="P1"/>
      <text:p text:style-name="P1">所以，</text:p>
      <text:p text:style-name="P1">sóo-í, </text:p>
      <text:p text:style-name="P1"/>
      <text:p text:style-name="P1">是有定定看著伊買菜，</text:p>
      <text:p text:style-name="P1">sī ū tiānn-tiānn khuànn-<text:soft-page-break/>tio̍h i bé tshài, </text:p>
      <text:p text:style-name="P1"/>
      <text:p text:style-name="P1">毋捌看過伊種菜。</text:p>
      <text:p text:style-name="P1">m̄ bat khuànn-kuè i tsìng tshài.</text:p>
      <text:p text:style-name="P1"/>
      <text:p text:style-name="P1"/>
      <text:p text:style-name="P1"/>
      <text:p text:style-name="P1"/>
      <text:p text:style-name="P1">阮厝邊有幾若个阿媽有咧種菜。</text:p>
      <text:p text:style-name="P1">Guán tshù-pinn ū kuí-nā ê a-má ū teh tsìng tshài. </text:p>
      <text:p text:style-name="P1"/>
      <text:p text:style-name="P1">一个是八十歲猶足勇健，</text:p>
      <text:p text:style-name="P1">Tsi̍t ê sī peh-tsa̍p huè iáu tsiok ióng-kiānn, </text:p>
      <text:p text:style-name="P1"/>
      <text:p text:style-name="P1">定定看伊沿埠岸，</text:p>
      <text:p text:style-name="P1">tiānn-tiānn khuànn i iân pōo-huānn, </text:p>
      <text:p text:style-name="P1"/>
      <text:p text:style-name="P1">手捾拄對菜園仔挽來欲煮的菜。</text:p>
      <text:p text:style-name="P1">tshiú kuānn tú uì tshài-hn̂g-á bán--lâi beh tsú ê tshài. </text:p>
      <text:p text:style-name="P1"/>
      <text:p text:style-name="P1">我逐擺看著伊，</text:p>
      <text:p text:style-name="P1">Guá ta̍k-pái khuànn-tio̍h i, </text:p>
      <text:p text:style-name="P1"/>
      <text:p text:style-name="P1">遠遠就擛手叫伊阿媽，</text:p>
      <text:p text:style-name="P1">hn̄g-hn̄g tō ia̍t-tshiú kiò i a-má, </text:p>
      <text:p text:style-name="P1"/>
      <text:p text:style-name="P1">我感覺老人囡仔性，</text:p>
      <text:p text:style-name="P1">guá kám-kak lāu-lâng gín-á-sìng, </text:p>
      <text:p text:style-name="P1"/>
      <text:p text:style-name="P1">需要人共疼，</text:p>
      <text:p text:style-name="P1">su-iàu lâng kā thiànn, </text:p>
      <text:p text:style-name="P1"/>
      <text:p text:style-name="P1">需要人佮伊開講做伴。</text:p>
      <text:p text:style-name="P1">su-iàu lâng kah i khai-káng tsò-phuānn. </text:p>
      <text:p text:style-name="P1"/>
      <text:p text:style-name="P1">可能是我好笑神得人疼，</text:p>
      <text:p text:style-name="P1">Khó-lîng sī guá hó-tshiò-sîn tit-lâng-thiànn, </text:p>
      <text:p text:style-name="P1"/>
      <text:p text:style-name="P1">有一擺伊講伊有加挽寡，</text:p>
      <text:p text:style-name="P1">ū tsi̍t pái i kóng i ū ke bán--kuá, </text:p>
      <text:p text:style-name="P1"/>
      <text:p text:style-name="P1">竟然拜託我共鬥食。</text:p>
      <text:p text:style-name="P1">kìng-jiân pài-thok guá kā tàu tsia̍h. </text:p>
      <text:p text:style-name="P1"/>
      <text:p text:style-name="P1">另外一个我攏叫伊少年阿媽，</text:p>
      <text:p text:style-name="P1">Līng-guā tsi̍t ê guá lóng kiò i siàu-liân a-má, </text:p>
      <text:p text:style-name="P1"/>
      <text:p text:style-name="P1">逐工踏伊的オ ー ト バ イ（oo-tóo-bái）去貓空山頂種菜，</text:p>
      <text:p text:style-name="P1">ta̍k kang ta̍h i ê オ ー ト バ イ (oo-tóo-bái) khì Niau-khang suann-tíng tsìng tshài, </text:p>
      <text:p text:style-name="P1"/>
      <text:p text:style-name="P1">定定嘛看伊若中盤的菜車，</text:p>
      <text:p text:style-name="P1">tiānn-tiānn mā khuànn i ná tiong-puânn ê tshài tshia, </text:p>
      <text:p text:style-name="P1"/>
      <text:p text:style-name="P1">十項八項，</text:p>
      <text:p text:style-name="P1">tsa̍p hāng peh hāng, </text:p>
      <text:p text:style-name="P1"/>
      <text:p text:style-name="P1">不時嘛那和厝邊開講那共菜送予別人。</text:p>
      <text:p text:style-name="P1">put-sî mā ná hām tshù-pinn khai-káng ná kā tshài sàng hōo pa̍t-lâng. </text:p>
      <text:p text:style-name="P1"/>
      <text:p text:style-name="P1">閣有一个較有生理頭殼的阿媽，</text:p>
      <text:p text:style-name="P1">Koh ū tsi̍t ê khah ū sing-lí thâu-khak ê a-má, </text:p>
      <text:p text:style-name="P1"/>
      <text:p text:style-name="P1"><text:soft-page-break/>家己種家己食，</text:p>
      <text:p text:style-name="P1">ka-kī tsìng ka-kī tsia̍h, </text:p>
      <text:p text:style-name="P1"/>
      <text:p text:style-name="P1">賰的就俗俗仔賣予厝邊隔壁，</text:p>
      <text:p text:style-name="P1">tshun--ê tō sio̍k-sio̍k-á bē hōo tshù-pinn keh-piah, </text:p>
      <text:p text:style-name="P1"/>
      <text:p text:style-name="P1">半賣半相送，</text:p>
      <text:p text:style-name="P1">puànn bē puànn sio-sàng, </text:p>
      <text:p text:style-name="P1"/>
      <text:p text:style-name="P1">老大人種菜掛運動，</text:p>
      <text:p text:style-name="P1">lāu-tuā-lâng tsìng tshài kuà ūn-tōng, </text:p>
      <text:p text:style-name="P1"/>
      <text:p text:style-name="P1">趁一寡四秀仔錢趣味趣味。</text:p>
      <text:p text:style-name="P1">thàn tsi̍t-kuá sì-siù-á tsînn tshù-bī tshù-bī. </text:p>
      <text:p text:style-name="P1"/>
      <text:p text:style-name="P1">遮的阿媽攏足古錐。</text:p>
      <text:p text:style-name="P1">Tsia-ê a-má lóng tsiok kóo-tsui.</text:p>
      <text:p text:style-name="P1"/>
      <text:p text:style-name="P1"/>
      <text:p text:style-name="P1"/>
      <text:p text:style-name="P1"/>
      <text:p text:style-name="P1">十冬前，</text:p>
      <text:p text:style-name="P1">Tsa̍p tang tsîng, </text:p>
      <text:p text:style-name="P1"/>
      <text:p text:style-name="P1">數想欲做都市農民，</text:p>
      <text:p text:style-name="P1">siàu-siūnn beh tsò too-tshī lông-bîn, </text:p>
      <text:p text:style-name="P1"/>
      <text:p text:style-name="P1">假日就去山頂稅一角仔所在種菜。</text:p>
      <text:p text:style-name="P1">kà-ji̍t tō khì suann-tíng suè tsi̍t-kak-á sóo-tsāi tsìng tshài.</text:p>
      <text:p text:style-name="P1"/>
      <text:p text:style-name="P1">真正艱苦呢！</text:p>
      <text:p text:style-name="P1">Tsin-tsiànn kan-khóo --neh!</text:p>
      <text:p text:style-name="P1"/>
      <text:p text:style-name="P1">愈種愈欽佩種菜的阿媽，</text:p>
      <text:p text:style-name="P1">Jú tsìng jú khim-puē tsìng tshài ê a-má, </text:p>
      <text:p text:style-name="P1"/>
      <text:p text:style-name="P1">嘛愈來愈感恩in疼我若疼家己的孫仔。</text:p>
      <text:p text:style-name="P1">mā jú lâi jú kám-un in thiànn guá ná thiànn ka-kī ê sun-á. </text:p>
      <text:p text:style-name="P1"/>
      <text:p text:style-name="P1">只是誠歹勢，</text:p>
      <text:p text:style-name="P1">Tsí-sī tsiânn pháinn-sè, </text:p>
      <text:p text:style-name="P1"/>
      <text:p text:style-name="P1">食頭路無閒，</text:p>
      <text:p text:style-name="P1">tsia̍h-thâu-lōo bô îng, </text:p>
      <text:p text:style-name="P1"/>
      <text:p text:style-name="P1">有去種無去收成，</text:p>
      <text:p text:style-name="P1">ū khì tsìng bô khì siu-sîng, </text:p>
      <text:p text:style-name="P1"/>
      <text:p text:style-name="P1">誠拍損。</text:p>
      <text:p text:style-name="P1">tsiânn phah-sńg. </text:p>
      <text:p text:style-name="P1"/>
      <text:p text:style-name="P1">後來猶是殘殘決定暫時像阮阿媽會曉買菜就好啦！</text:p>
      <text:p text:style-name="P1">Āu--lâi iáu sī tshân-tshân kuat-tīng tsiām-sî tshiūnn guán a-má ē-hiáu bé tshài tō hó --lah! </text:p>
      <text:p text:style-name="P1"/>
      <text:p text:style-name="P1">是毋是食老做媽會去種菜，</text:p>
      <text:p text:style-name="P1">Sī m̄ sī tsia̍h-lāu tsò má ē khì tsìng tshài, </text:p>
      <text:p text:style-name="P1"/>
      <text:p text:style-name="P1">以後才便看。</text:p>
      <text:p text:style-name="P1">í-āu tsiah piān-khuànn.</text:p>
      <text:p text:style-name="P1"/>
      <text:p text:style-name="P1">512 怪縒的蟲豸</text:p>
      <text:p text:style-name="P1"/>
      <text:p text:style-name="P1">有一句話講：</text:p>
      <text:p text:style-name="P1">Ū tsi̍t kù uē kóng: </text:p>
      <text:p text:style-name="P1"/>
      <text:p text:style-name="P1">「蟲豸嘛是一世人。」</text:p>
      <text:p text:style-name="P1"><text:soft-page-break/>“Thâng-thuā mā sī tsi̍t-sì-lâng.”</text:p>
      <text:p text:style-name="P1"/>
      <text:p text:style-name="P1">意思是講，</text:p>
      <text:p text:style-name="P1"><text:s/>Ì-sù sī kóng, </text:p>
      <text:p text:style-name="P1"/>
      <text:p text:style-name="P1">蟲豸雖然下賤，</text:p>
      <text:p text:style-name="P1">thâng-thuā sui-jiân hā-tsiān, </text:p>
      <text:p text:style-name="P1"/>
      <text:p text:style-name="P1">嘛是一條性命，</text:p>
      <text:p text:style-name="P1">mā sī tsi̍t tiâu sènn-miā, </text:p>
      <text:p text:style-name="P1"/>
      <text:p text:style-name="P1">咱人愛珍惜性命。</text:p>
      <text:p text:style-name="P1">lán lâng ài tin-sioh sènn-miā. </text:p>
      <text:p text:style-name="P1"/>
      <text:p text:style-name="P1">對這句話共看起來，</text:p>
      <text:p text:style-name="P1">Tuì tsit kù uē kā khuànn--khí-lâi, </text:p>
      <text:p text:style-name="P1"/>
      <text:p text:style-name="P1">咱是將蟲豸看做下等動物，</text:p>
      <text:p text:style-name="P1">lán sī tsiong thâng-thuā khuànn-tsò hā-tíng tōng-bu̍t, </text:p>
      <text:p text:style-name="P1"/>
      <text:p text:style-name="P1">就無認真去了解。</text:p>
      <text:p text:style-name="P1">tō bô jīn-tsin khì liáu-kái. </text:p>
      <text:p text:style-name="P1"/>
      <text:p text:style-name="P1">其實，</text:p>
      <text:p text:style-name="P1">Kî-si̍t, </text:p>
      <text:p text:style-name="P1"/>
      <text:p text:style-name="P1">蟲豸的種類非常濟，</text:p>
      <text:p text:style-name="P1">thâng-thuā ê tsióng-luī hui-siông tsē, </text:p>
      <text:p text:style-name="P1"/>
      <text:p text:style-name="P1">性質嘛真奇怪，</text:p>
      <text:p text:style-name="P1">sìng-tsit mā tsin kî-kuài, </text:p>
      <text:p text:style-name="P1"/>
      <text:p text:style-name="P1">會當講蟲豸就是怪縒。</text:p>
      <text:p text:style-name="P1">ē-tàng kóng thâng-thuā tō sī kuài-tsua̍h.</text:p>
      <text:p text:style-name="P1"/>
      <text:p text:style-name="P1"/>
      <text:p text:style-name="P1"/>
      <text:p text:style-name="P1"/>
      <text:p text:style-name="P1">我這馬就來講怪縒的水司公，</text:p>
      <text:p text:style-name="P1">Guá tsit-má tō lâi kóng kuài-tsua̍h ê tsuí-sai-kong, </text:p>
      <text:p text:style-name="P1"/>
      <text:p text:style-name="P1">這種動物華語叫做『豉蟲』，</text:p>
      <text:p text:style-name="P1">tsit tsióng tōng-bu̍t Huâ-gí kiò-tsò ‘豉蟲’, </text:p>
      <text:p text:style-name="P1"/>
      <text:p text:style-name="P1">這是因為伊一身烏烏，</text:p>
      <text:p text:style-name="P1">tse sī in-uī i tsi̍t sin oo-oo, </text:p>
      <text:p text:style-name="P1"/>
      <text:p text:style-name="P1">看起來親像烏豆豉仔。</text:p>
      <text:p text:style-name="P1">khuànn--khí-lâi tshin-tshiūnn oo-tāu-sīnn-á. </text:p>
      <text:p text:style-name="P1"/>
      <text:p text:style-name="P1">伊的怪縒就是伊佇水面踅玲瑯，</text:p>
      <text:p text:style-name="P1">I ê kuài-tsua̍h tō sī i tī tsuí-bīn se̍h-lin-long, </text:p>
      <text:p text:style-name="P1"/>
      <text:p text:style-name="P1">踅無停，</text:p>
      <text:p text:style-name="P1">se̍h bô thîng, </text:p>
      <text:p text:style-name="P1"/>
      <text:p text:style-name="P1">嘛因為按呢，</text:p>
      <text:p text:style-name="P1">mā in-uī án-ne, </text:p>
      <text:p text:style-name="P1"/>
      <text:p text:style-name="P1">咱的話才共伊叫做水司公，</text:p>
      <text:p text:style-name="P1">lán ê uē tsiah kā i kiò-tsò tsuí-sai-kong, </text:p>
      <text:p text:style-name="P1"/>
      <text:p text:style-name="P1">專門佇水面做司公戲的司公。</text:p>
      <text:p text:style-name="P1">tsuan-bûn tī tsuí-bīn tsò sai-kong-hì ê sai-kong.</text:p>
      <text:p text:style-name="P1"/>
      <text:p text:style-name="P1"/>
      <text:p text:style-name="P1"/>
      <text:p text:style-name="P1"><text:soft-page-break/></text:p>
      <text:p text:style-name="P1">這是按怎講咧？</text:p>
      <text:p text:style-name="P1">Tse sī án-tsuánn kóng --leh? </text:p>
      <text:p text:style-name="P1"/>
      <text:p text:style-name="P1">咱想看覓咧，</text:p>
      <text:p text:style-name="P1">Lán siūnn khuànn-māi --leh, </text:p>
      <text:p text:style-name="P1"/>
      <text:p text:style-name="P1">無論是大戲、歌仔戲抑是司公戲，</text:p>
      <text:p text:style-name="P1">bô-lūn sī tuā-hì, kua-á-hì ia̍h-sī sai-kong-hì, </text:p>
      <text:p text:style-name="P1"/>
      <text:p text:style-name="P1">拄開演的時攏是鑼鼓齊鳴，</text:p>
      <text:p text:style-name="P1">tú khai-ián ê sî lóng sī lô-kóo tsê bîng, </text:p>
      <text:p text:style-name="P1"/>
      <text:p text:style-name="P1">鬧熱tshī-tshā，</text:p>
      <text:p text:style-name="P1">lāu-jia̍t tshī-tshā, </text:p>
      <text:p text:style-name="P1"/>
      <text:p text:style-name="P1">佇這陣主角入場。</text:p>
      <text:p text:style-name="P1">tī tsit tsūn tsú-kak ji̍p-tiûnn. </text:p>
      <text:p text:style-name="P1"/>
      <text:p text:style-name="P1">伊入場就先佇台頂踅圓箍仔，</text:p>
      <text:p text:style-name="P1">I ji̍p-tiûnn tō sing tī tâi-tíng se̍h înn-khoo-á, </text:p>
      <text:p text:style-name="P1"/>
      <text:p text:style-name="P1">踏四角，</text:p>
      <text:p text:style-name="P1">ta̍h sì-kak, </text:p>
      <text:p text:style-name="P1"/>
      <text:p text:style-name="P1">向四方位的觀眾招呼，</text:p>
      <text:p text:style-name="P1">hiòng sì hong-uī ê kuan-tsiòng tsio-hoo, </text:p>
      <text:p text:style-name="P1"/>
      <text:p text:style-name="P1">漸漸鑼鼓聲較恬矣，</text:p>
      <text:p text:style-name="P1">tsiām-tsiām lô-kóo siann khah tiām --ah, </text:p>
      <text:p text:style-name="P1"/>
      <text:p text:style-name="P1">伊嘛停步落了，</text:p>
      <text:p text:style-name="P1">i mā thîng-pōo lo̍h liáu, </text:p>
      <text:p text:style-name="P1"/>
      <text:p text:style-name="P1">唱一條曲調，</text:p>
      <text:p text:style-name="P1">tshiùnn tsi̍t tiâu khik-tiāu, </text:p>
      <text:p text:style-name="P1"/>
      <text:p text:style-name="P1">閣自我介紹一番，</text:p>
      <text:p text:style-name="P1">koh tsū-ngóo kài-siāu it-huan,</text:p>
      <text:p text:style-name="P1"/>
      <text:p text:style-name="P1">按呢就開演囉。</text:p>
      <text:p text:style-name="P1">án-ne tō khai-ián --looh.</text:p>
      <text:p text:style-name="P1"/>
      <text:p text:style-name="P1"/>
      <text:p text:style-name="P1"/>
      <text:p text:style-name="P1"/>
      <text:p text:style-name="P1">就是按呢，</text:p>
      <text:p text:style-name="P1">Tō sī án-ne, </text:p>
      <text:p text:style-name="P1"/>
      <text:p text:style-name="P1">佇舞台頂踅圓箍仔是開戲的套頭，</text:p>
      <text:p text:style-name="P1">tī bú-tâi-tíng se̍h înn-khoo-á sī khai hì ê thò-thâu, </text:p>
      <text:p text:style-name="P1"/>
      <text:p text:style-name="P1">毋過這隻水司公真怪縒，</text:p>
      <text:p text:style-name="P1">m̄-koh tsit tsiah tsuí-sai-kong tsin kuài-tsua̍h, </text:p>
      <text:p text:style-name="P1"/>
      <text:p text:style-name="P1">伊一直佇水面踅，</text:p>
      <text:p text:style-name="P1">i it-ti̍t tī tsuí-bīn se̍h, </text:p>
      <text:p text:style-name="P1"/>
      <text:p text:style-name="P1">踅無停，</text:p>
      <text:p text:style-name="P1">se̍h bô thîng, </text:p>
      <text:p text:style-name="P1"/>
      <text:p text:style-name="P1">根本就無欲做戲，</text:p>
      <text:p text:style-name="P1">kin-pún tō bô beh tsò-hì, </text:p>
      <text:p text:style-name="P1"/>
      <text:p text:style-name="P1">騙觀眾踮遐貓貓相，</text:p>
      <text:p text:style-name="P1">phiàn kuan-tsiòng tiàm hia niau-niau siòng, </text:p>
      <text:p text:style-name="P1"/>
      <text:p text:style-name="P1">所以咱就共這款套頭叫做「水司公做白賊戲」，</text:p>
      <text:p text:style-name="P1">sóo-í lán tō kā tsit khuán <text:soft-page-break/>thò-thâu kiò-tsò “Tsuí-sai-kong tsò pe̍h-tsha̍t-hì”, </text:p>
      <text:p text:style-name="P1"/>
      <text:p text:style-name="P1">意思是講這是做假的、欺騙社會的。</text:p>
      <text:p text:style-name="P1">ì-sù sī kóng tse sī tsò ké--ê, khi-phiàn siā-huē--ê. </text:p>
      <text:p text:style-name="P1"/>
      <text:p text:style-name="P1">水司公佇水面踅玲瑯，</text:p>
      <text:p text:style-name="P1">Tsuí-sai-kong tī tsuí-bīn se̍h-lin-long, </text:p>
      <text:p text:style-name="P1"/>
      <text:p text:style-name="P1">無閒tshī-tshā，</text:p>
      <text:p text:style-name="P1">bô-îng tshī-tshā, </text:p>
      <text:p text:style-name="P1"/>
      <text:p text:style-name="P1">毋知咧無閒啥物，</text:p>
      <text:p text:style-name="P1">m̄ tsai teh bô-îng siánn-mih, </text:p>
      <text:p text:style-name="P1"/>
      <text:p text:style-name="P1">這真成華語一句：</text:p>
      <text:p text:style-name="P1">tse tsin sîng Huâ-gí tsi̍t kù: </text:p>
      <text:p text:style-name="P1"/>
      <text:p text:style-name="P1">「忙得像無頭蒼蠅。」</text:p>
      <text:p text:style-name="P1">“忙得像無頭蒼蠅.” </text:p>
      <text:p text:style-name="P1"/>
      <text:p text:style-name="P1">確實是按呢，</text:p>
      <text:p text:style-name="P1">Khak-si̍t sī án-ne, </text:p>
      <text:p text:style-name="P1"/>
      <text:p text:style-name="P1">所以咱的俗語嘛有：</text:p>
      <text:p text:style-name="P1">sóo-í lán ê sio̍k-gí mā ū: </text:p>
      <text:p text:style-name="P1"/>
      <text:p text:style-name="P1">「無閒甲親像水司公。」</text:p>
      <text:p text:style-name="P1">“Bô-îng kah tshin-tshiūnn tsuí-sai-kong.”</text:p>
      <text:p text:style-name="P1"/>
      <text:p text:style-name="P1"/>
      <text:p text:style-name="P1"/>
      <text:p text:style-name="P1"/>
      <text:p text:style-name="P1">回轉來講咱人的世界，</text:p>
      <text:p text:style-name="P1">Huê-tńg-lâi kóng lán lâng ê sè-kài, </text:p>
      <text:p text:style-name="P1"/>
      <text:p text:style-name="P1">咱的頂司定定會共咱講：</text:p>
      <text:p text:style-name="P1">lán ê tíng-si tiānn-tiānn ē kā lán kóng: </text:p>
      <text:p text:style-name="P1"/>
      <text:p text:style-name="P1">「少年的，</text:p>
      <text:p text:style-name="P1">“siàu-liân--ê, </text:p>
      <text:p text:style-name="P1"/>
      <text:p text:style-name="P1">你若認真拍拚，</text:p>
      <text:p text:style-name="P1">lí nā jīn-tsin phah-piànn, </text:p>
      <text:p text:style-name="P1"/>
      <text:p text:style-name="P1">我一定會共你升官加薪。」</text:p>
      <text:p text:style-name="P1">guá it-tīng ē kā lí sing-kuann ka-sin.” </text:p>
      <text:p text:style-name="P1"/>
      <text:p text:style-name="P1">下跤手人就「無閒甲親像水司公」，</text:p>
      <text:p text:style-name="P1">Ē-kha-tshiú-lâng tō “Bô-îng kah tshin-tshiūnn tsuí-sai-kong”, </text:p>
      <text:p text:style-name="P1"/>
      <text:p text:style-name="P1">頭面頂人煞有可能是「水司公做白賊戲」，</text:p>
      <text:p text:style-name="P1">thâu-bīn-tíng lâng suah ū khó-lîng sī “Tsuí-sai-kong tsò pe̍h-tsha̍t-hì”, </text:p>
      <text:p text:style-name="P1"/>
      <text:p text:style-name="P1">平平是水司公，</text:p>
      <text:p text:style-name="P1">pênn-pênn sī tsuí-sai-kong, </text:p>
      <text:p text:style-name="P1"/>
      <text:p text:style-name="P1">命運卻是大不同，</text:p>
      <text:p text:style-name="P1">miā-ūn khiok-sī tāi put-tông, </text:p>
      <text:p text:style-name="P1"/>
      <text:p text:style-name="P1">可見佇大千世界，</text:p>
      <text:p text:style-name="P1">khó-kiàn tī tāi-tshian sè-kài, </text:p>
      <text:p text:style-name="P1"/>
      <text:p text:style-name="P1">蟲豸真怪縒，</text:p>
      <text:p text:style-name="P1">thâng-thuā tsin kuài-tsua̍h, </text:p>
      <text:p text:style-name="P1"><text:soft-page-break/></text:p>
      <text:p text:style-name="P1">下跤手人真歹活。</text:p>
      <text:p text:style-name="P1">ē-kha-tshiú-lâng tsin pháinn ua̍h.</text:p>
      <text:p text:style-name="P1"/>
      <text:p text:style-name="P1">513 寒人會當變啥</text:p>
      <text:p text:style-name="P1"/>
      <text:p text:style-name="P1">開春的節氣，</text:p>
      <text:p text:style-name="P1">Khui-tshun ê tseh-khuì, </text:p>
      <text:p text:style-name="P1"/>
      <text:p text:style-name="P1">生成會一半日仔歹天，</text:p>
      <text:p text:style-name="P1">senn-sîng ē tsi̍t-puànn-ji̍t-á pháinn-thinn, </text:p>
      <text:p text:style-name="P1"/>
      <text:p text:style-name="P1">若莫傷捷猶會擋得，</text:p>
      <text:p text:style-name="P1">nā mài siunn tsia̍p iáu ē-tòng-tit, </text:p>
      <text:p text:style-name="P1"/>
      <text:p text:style-name="P1">盍會知影一落個外月的烏寒雨，</text:p>
      <text:p text:style-name="P1">khah ē tsai-iánn tsi̍t lo̍h kò-guā-gue̍h ê oo-kuânn hōo, </text:p>
      <text:p text:style-name="P1"/>
      <text:p text:style-name="P1">干焦聽簾簷跤沓沓滴滴的水聲，</text:p>
      <text:p text:style-name="P1">kan-na thiann nî-tsînn-kha ta̍p-ta̍p-tih-tih ê tsuí siann, </text:p>
      <text:p text:style-name="P1"/>
      <text:p text:style-name="P1">就活欲齪死，</text:p>
      <text:p text:style-name="P1">tō ua̍h-beh tsak--sí, </text:p>
      <text:p text:style-name="P1"/>
      <text:p text:style-name="P1">跤gàn手gàn，</text:p>
      <text:p text:style-name="P1">kha gàn tshiú gàn, </text:p>
      <text:p text:style-name="P1"/>
      <text:p text:style-name="P1">早都無想欲振動矣，</text:p>
      <text:p text:style-name="P1">tsá to bô siūnn-beh tín-tāng --ah, </text:p>
      <text:p text:style-name="P1"/>
      <text:p text:style-name="P1">閣較免講是外口凍甲揻揻鑽的風雨。</text:p>
      <text:p text:style-name="P1">koh-khah bián kóng sī guā-kháu tàng kah ui-ui-tsǹg ê hong-hōo. </text:p>
      <text:p text:style-name="P1"/>
      <text:p text:style-name="P1">手揜尻脊後，</text:p>
      <text:p text:style-name="P1">Tshiú iap kha-tsiah-āu, </text:p>
      <text:p text:style-name="P1"/>
      <text:p text:style-name="P1">徛踮門喙看澹糊糊的稻埕、田岸，</text:p>
      <text:p text:style-name="P1">khiā tiàm mn̂g-tshuì khuànn tâm-kôo-kôo ê tiū-tiânn, tshân-huānn, </text:p>
      <text:p text:style-name="P1"/>
      <text:p text:style-name="P1">目頭直透結來，</text:p>
      <text:p text:style-name="P1">ba̍k-thâu ti̍t-thàu kat--lâi, </text:p>
      <text:p text:style-name="P1"/>
      <text:p text:style-name="P1">閣捎無摠，</text:p>
      <text:p text:style-name="P1">koh sa bô tsáng, </text:p>
      <text:p text:style-name="P1"/>
      <text:p text:style-name="P1">才是煩。</text:p>
      <text:p text:style-name="P1">tsiah sī huân.</text:p>
      <text:p text:style-name="P1"/>
      <text:p text:style-name="P1"/>
      <text:p text:style-name="P1"/>
      <text:p text:style-name="P1"/>
      <text:p text:style-name="P1">年尾、年頭的歇睏，</text:p>
      <text:p text:style-name="P1">Nî-bué, nî-thâu ê hioh-khùn, </text:p>
      <text:p text:style-name="P1"/>
      <text:p text:style-name="P1">應該有時有陣，</text:p>
      <text:p text:style-name="P1">ing-kai ū-sî-ū-tsūn, </text:p>
      <text:p text:style-name="P1"/>
      <text:p text:style-name="P1">才是正板的，</text:p>
      <text:p text:style-name="P1">tsiah sī tsiànn-pán--ê, </text:p>
      <text:p text:style-name="P1"/>
      <text:p text:style-name="P1">拖久無穡通做，</text:p>
      <text:p text:style-name="P1">thua kú bô sit thang tsò, </text:p>
      <text:p text:style-name="P1"/>
      <text:p text:style-name="P1">人就會貧惰懶屍，</text:p>
      <text:p text:style-name="P1">lâng tō ē pîn-tuānn lán-si, </text:p>
      <text:p text:style-name="P1"/>
      <text:p text:style-name="P1">現現放佇外口拋荒的穡頭，</text:p>
      <text:p text:style-name="P1">hiān-hiān pàng tī guā-kháu pha-hng ê sit-thâu, </text:p>
      <text:p text:style-name="P1"><text:soft-page-break/></text:p>
      <text:p text:style-name="P1">敢若無人會共咱偷做，</text:p>
      <text:p text:style-name="P1">kánn-ná bô-lâng ē kā lán thau tsò, </text:p>
      <text:p text:style-name="P1"/>
      <text:p text:style-name="P1">寧可較認份咧，</text:p>
      <text:p text:style-name="P1">lîng-khó khah jīn-hūn --leh, </text:p>
      <text:p text:style-name="P1"/>
      <text:p text:style-name="P1">幔棕蓑、戴笠仔抾來罔做，</text:p>
      <text:p text:style-name="P1">mua tsang-sui, tì le̍h-á khioh lâi bóng tsò, </text:p>
      <text:p text:style-name="P1"/>
      <text:p text:style-name="P1">才袂閒閒食了米。</text:p>
      <text:p text:style-name="P1">tsiah bē îng-îng tsia̍h liáu bí.</text:p>
      <text:p text:style-name="P1"/>
      <text:p text:style-name="P1"/>
      <text:p text:style-name="P1"/>
      <text:p text:style-name="P1"/>
      <text:p text:style-name="P1">便有閬縫，</text:p>
      <text:p text:style-name="P1">Piān ū làng-phāng, </text:p>
      <text:p text:style-name="P1"/>
      <text:p text:style-name="P1">隨愛去崙仔頭刜菅尾林，</text:p>
      <text:p text:style-name="P1">suî ài khì Lūn-á-thâu phut kuann-bué-nâ, </text:p>
      <text:p text:style-name="P1"/>
      <text:p text:style-name="P1">共菅蓁放予倒，</text:p>
      <text:p text:style-name="P1">kā kuann-tsin pàng hōo tó, </text:p>
      <text:p text:style-name="P1"/>
      <text:p text:style-name="P1">聽候好天，</text:p>
      <text:p text:style-name="P1">thìng-hāu hó-thinn, </text:p>
      <text:p text:style-name="P1"/>
      <text:p text:style-name="P1">曝予小可半澹焦的時，</text:p>
      <text:p text:style-name="P1">pha̍k hōo sió-khuá puànn tâm ta ê sî, </text:p>
      <text:p text:style-name="P1"/>
      <text:p text:style-name="P1">放火燒來種番薯。</text:p>
      <text:p text:style-name="P1">pàng-hué sio lâi tsìng han-tsî. </text:p>
      <text:p text:style-name="P1"/>
      <text:p text:style-name="P1">舞這款粗工課，</text:p>
      <text:p text:style-name="P1">Bú tsit khuán tshoo khang-khuè, </text:p>
      <text:p text:style-name="P1"/>
      <text:p text:style-name="P1">論真來講是無蓋快活，</text:p>
      <text:p text:style-name="P1">lūn-tsin lâi kóng sī bô kài khuìnn-ua̍h, <text:s/></text:p>
      <text:p text:style-name="P1"/>
      <text:p text:style-name="P1">上佳哉的是這款種番薯的新地，</text:p>
      <text:p text:style-name="P1">siōng ka-tsài--ê sī tsit khuán tsìng han-tsî ê sin tē, </text:p>
      <text:p text:style-name="P1"/>
      <text:p text:style-name="P1">頭一回的收成，</text:p>
      <text:p text:style-name="P1">thâu-tsi̍t-huê ê siu-sîng, </text:p>
      <text:p text:style-name="P1"/>
      <text:p text:style-name="P1">決定誠媠，</text:p>
      <text:p text:style-name="P1">kuat-tīng tsiânn suí, </text:p>
      <text:p text:style-name="P1"/>
      <text:p text:style-name="P1">暢甲袂顧得；</text:p>
      <text:p text:style-name="P1">thiòng kah bē-kòo-tit; </text:p>
      <text:p text:style-name="P1"/>
      <text:p text:style-name="P1">較害的是，</text:p>
      <text:p text:style-name="P1">khah hāi--ê sī, </text:p>
      <text:p text:style-name="P1"/>
      <text:p text:style-name="P1">仝一塊地，</text:p>
      <text:p text:style-name="P1">kāng tsi̍t tè tē, </text:p>
      <text:p text:style-name="P1"/>
      <text:p text:style-name="P1">逐冬種作，</text:p>
      <text:p text:style-name="P1">ta̍k tang tsìng-tsoh, </text:p>
      <text:p text:style-name="P1"/>
      <text:p text:style-name="P1">收成會愈來愈䆀，</text:p>
      <text:p text:style-name="P1">siu-sîng ē jú lâi jú bái, </text:p>
      <text:p text:style-name="P1"/>
      <text:p text:style-name="P1">極加是三冬，</text:p>
      <text:p text:style-name="P1">ki̍k-ke sī sann tang, </text:p>
      <text:p text:style-name="P1"/>
      <text:p text:style-name="P1">隨愛徙位去別搭；</text:p>
      <text:p text:style-name="P1">suî ài suá-uī khì pa̍t-tah; </text:p>
      <text:p text:style-name="P1"/>
      <text:p text:style-name="P1">仝款是刜菅尾林、好天放火燒、種番薯藤，</text:p>
      <text:p text:style-name="P1">kāng-khuán sī phut kuann-<text:soft-page-break/>bué-nâ, hó-thinn pàng-hué-sio, tsìng han-tsî-tîn,</text:p>
      <text:p text:style-name="P1"/>
      <text:p text:style-name="P1">這齣工課。</text:p>
      <text:p text:style-name="P1">tsit tshut khang-khuè.</text:p>
      <text:p text:style-name="P1"/>
      <text:p text:style-name="P1"/>
      <text:p text:style-name="P1"/>
      <text:p text:style-name="P1"/>
      <text:p text:style-name="P1">另外，</text:p>
      <text:p text:style-name="P1">Līng-guā, </text:p>
      <text:p text:style-name="P1"/>
      <text:p text:style-name="P1">落雨天剉桂竹轉來厝裡，</text:p>
      <text:p text:style-name="P1">lo̍h-hōo-thinn tshò kuì-tik tńg--lâi tshù--lí, </text:p>
      <text:p text:style-name="P1"/>
      <text:p text:style-name="P1">先共齴齴的竹目削幼，</text:p>
      <text:p text:style-name="P1">sing kā giàng-giàng ê tik-ba̍k siah iù, </text:p>
      <text:p text:style-name="P1"/>
      <text:p text:style-name="P1">篾輕輕仔剾起來，</text:p>
      <text:p text:style-name="P1">bi̍h khin-khin-á khau --khí-lâi, </text:p>
      <text:p text:style-name="P1"/>
      <text:p text:style-name="P1">用柴刀破做幼幼平大的「香跤」。</text:p>
      <text:p text:style-name="P1">iōng tshâ-to phuà-tsò iù-iù pênn tuā ê “Hiunn-kha.” </text:p>
      <text:p text:style-name="P1"/>
      <text:p text:style-name="P1">彼時槓仔寮街仔有人咧做「香」，</text:p>
      <text:p text:style-name="P1">Hit sî Không-á-liâu ke-á ū lâng teh tsò “Hiunn”, </text:p>
      <text:p text:style-name="P1"/>
      <text:p text:style-name="P1">會專工入來收，</text:p>
      <text:p text:style-name="P1">ē tsuan-kang ji̍p--lâi siu, </text:p>
      <text:p text:style-name="P1"/>
      <text:p text:style-name="P1">價數無偌好；</text:p>
      <text:p text:style-name="P1">kè-siàu bô guā hó; </text:p>
      <text:p text:style-name="P1"/>
      <text:p text:style-name="P1">總是，</text:p>
      <text:p text:style-name="P1">tsóng--sī, </text:p>
      <text:p text:style-name="P1"/>
      <text:p text:style-name="P1">庄跤人無地賺食，</text:p>
      <text:p text:style-name="P1">tsng-kha-lâng bô tè tsuán-tsia̍h, </text:p>
      <text:p text:style-name="P1"/>
      <text:p text:style-name="P1">加減趁才袂散。</text:p>
      <text:p text:style-name="P1">ke-kiám thàn tsiah bē sàn. </text:p>
      <text:p text:style-name="P1"/>
      <text:p text:style-name="P1"/>
      <text:p text:style-name="P1"/>
      <text:p text:style-name="P1"/>
      <text:p text:style-name="P1">有佮幼嬰的查某人，</text:p>
      <text:p text:style-name="P1">Ū kah iù-enn ê tsa-bóo-lâng, </text:p>
      <text:p text:style-name="P1"/>
      <text:p text:style-name="P1">就較無仝矣，</text:p>
      <text:p text:style-name="P1">tō khah bô-kāng --ah, </text:p>
      <text:p text:style-name="P1"/>
      <text:p text:style-name="P1">一日到暗烘尿巾仔是上硬篤的工課；</text:p>
      <text:p text:style-name="P1">tsi̍t-ji̍t-kàu-àm hang jiō-kin-á sī siōng ngē-táu ê khang-khuè; </text:p>
      <text:p text:style-name="P1"/>
      <text:p text:style-name="P1">啊若做針黹顛倒較輕可，</text:p>
      <text:p text:style-name="P1">ah nā tsò tsiam-tsí tian-tò khah khin-khó, </text:p>
      <text:p text:style-name="P1"/>
      <text:p text:style-name="P1">共舊衫仔褲的線裒拆開，</text:p>
      <text:p text:style-name="P1">kā kū sann-á-khòo ê suànn-pôo thiah--khui, </text:p>
      <text:p text:style-name="P1"/>
      <text:p text:style-name="P1">紩做囡仔的肚綰褲仔，</text:p>
      <text:p text:style-name="P1">thīnn-tsò gín-á ê tóo-kuānn-khòo-á, </text:p>
      <text:p text:style-name="P1"/>
      <text:p text:style-name="P1">有留𡳞鳥空，</text:p>
      <text:p text:style-name="P1">ū lâu lān-tsiáu-khang, </text:p>
      <text:p text:style-name="P1"/>
      <text:p text:style-name="P1">也有無留的，</text:p>
      <text:p text:style-name="P1">iā ū bô lâu--ê, </text:p>
      <text:p text:style-name="P1"/>
      <text:p text:style-name="P1">有連褲跤尾，</text:p>
      <text:p text:style-name="P1">ū liân khòo-kha-bué, </text:p>
      <text:p text:style-name="P1"/>
      <text:p text:style-name="P1"><text:soft-page-break/>也有無的，</text:p>
      <text:p text:style-name="P1">iā ū bô--ê, </text:p>
      <text:p text:style-name="P1"/>
      <text:p text:style-name="P1">布若無夠用，</text:p>
      <text:p text:style-name="P1">pòo nā bô-kàu īng, </text:p>
      <text:p text:style-name="P1"/>
      <text:p text:style-name="P1">就窮花巴哩貓的布幼仔隨片仔接，</text:p>
      <text:p text:style-name="P1">tō khîng hue-pa-li-niau ê pòo-iù-á suî-phìnn-á tsiap, </text:p>
      <text:p text:style-name="P1"/>
      <text:p text:style-name="P1">親像八寶衫按呢，</text:p>
      <text:p text:style-name="P1">tshin-tshiūnn pat-pó-sann án-ne, </text:p>
      <text:p text:style-name="P1"/>
      <text:p text:style-name="P1">有通穿就袂䆀矣，</text:p>
      <text:p text:style-name="P1">ū thang tshīng tō bē-bái --ah, </text:p>
      <text:p text:style-name="P1"/>
      <text:p text:style-name="P1">無人會嫌。</text:p>
      <text:p text:style-name="P1">bô-lâng ē hiâm.</text:p>
      <text:p text:style-name="P1"/>
      <text:p text:style-name="P1">514 生查埔佮生查某</text:p>
      <text:p text:style-name="P1"/>
      <text:p text:style-name="P1">有人類學家認為咱臺灣是南島語族（Austronesian）的起源地。</text:p>
      <text:p text:style-name="P1">Ū jîn-luī ha̍k-ka jīn-uî lán Tâi-uân sī Lâm-tó-gí-tso̍k (Austronesian) ê khí-guân-tē. </text:p>
      <text:p text:style-name="P1"/>
      <text:p text:style-name="P1">啊原本佇臺灣的原住民族，</text:p>
      <text:p text:style-name="P1">Ah guân-pún tī Tâi-uân ê guân-tsū-bîn-tso̍k, </text:p>
      <text:p text:style-name="P1"/>
      <text:p text:style-name="P1">大概較無重男輕女的觀念，</text:p>
      <text:p text:style-name="P1">tāi-khài khah bô tiōng-lâm-khin-lí ê kuan-liām, </text:p>
      <text:p text:style-name="P1"/>
      <text:p text:style-name="P1">有的原住民族，</text:p>
      <text:p text:style-name="P1">ū--ê guân-tsū-bîn-tso̍k, </text:p>
      <text:p text:style-name="P1"/>
      <text:p text:style-name="P1">親像講Puyuma（卑南族）、Amis（阿美族），</text:p>
      <text:p text:style-name="P1">tshin-tshiūnn kóng Puyuma (Pi-lâm-tso̍k), Amis (A-bí-tso̍k), </text:p>
      <text:p text:style-name="P1"/>
      <text:p text:style-name="P1">閣共生查埔的當做是去倒了，</text:p>
      <text:p text:style-name="P1">koh kā senn tsa-poo--ê tòng-tsò sī khì-tò-liáu, </text:p>
      <text:p text:style-name="P1"/>
      <text:p text:style-name="P1">生查某的才是有趁的，</text:p>
      <text:p text:style-name="P1">senn tsa-bóo--ê tsiah sī ū-thàn--ê, </text:p>
      <text:p text:style-name="P1"/>
      <text:p text:style-name="P1">佮唐山人的文化煞是顛倒反，</text:p>
      <text:p text:style-name="P1">kah Tn̂g-suann-lâng ê bûn-huà suah sī tian-tò-píng,</text:p>
      <text:p text:style-name="P1"/>
      <text:p text:style-name="P1">因為in是母系的社會，</text:p>
      <text:p text:style-name="P1">in-uī in sī bú-hē ê siā-huē, </text:p>
      <text:p text:style-name="P1"/>
      <text:p text:style-name="P1">生查某會當娶一个翁婿入來鬥作穡。</text:p>
      <text:p text:style-name="P1">senn tsa-bóo ē-tàng tshuā tsi̍t ê ang-sài ji̍p--lâi tàu tsoh-sit.</text:p>
      <text:p text:style-name="P1"/>
      <text:p text:style-name="P1"/>
      <text:p text:style-name="P1"/>
      <text:p text:style-name="P1"/>
      <text:p text:style-name="P1">咱臺灣有透濫著唐山血緣的Pailang（漢人），</text:p>
      <text:p text:style-name="P1">Lán Tâi-uân ū thàu-lām-tio̍h Tn̂g-suann hiat-iân ê Pailang (Hàn-jîn), </text:p>
      <text:p text:style-name="P1"/>
      <text:p text:style-name="P1">受著唐山文化的影響，</text:p>
      <text:p text:style-name="P1">siū-tio̍h Tn̂g-suann bûn-huà ê íng-hióng, </text:p>
      <text:p text:style-name="P1"/>
      <text:p text:style-name="P1">想講生湠後代是逐人的責任，</text:p>
      <text:p text:style-name="P1">siūnn-kóng senn-thuànn āu-<text:soft-page-break/>tāi sī ta̍k lâng ê tsik-jīm, </text:p>
      <text:p text:style-name="P1"/>
      <text:p text:style-name="P1">著愛負責任生查埔的來傳後代，</text:p>
      <text:p text:style-name="P1">tio̍h-ài hū tsik-jīm senn tsa-poo--ê lâi thn̂g āu-tāi, </text:p>
      <text:p text:style-name="P1"/>
      <text:p text:style-name="P1">才是有孝的。</text:p>
      <text:p text:style-name="P1">tsiah sī iú-hàu--ê. </text:p>
      <text:p text:style-name="P1"/>
      <text:p text:style-name="P1">以早見若娶某袂生後生的，</text:p>
      <text:p text:style-name="P1">Í-tsá kiàn-nā tshuā-bóo bē senn hāu-senn--ê,</text:p>
      <text:p text:style-name="P1"/>
      <text:p text:style-name="P1">做翁婿的就自然會當閣娶細姨，</text:p>
      <text:p text:style-name="P1">tsò ang-sài--ê tō tsū-jiân ē-tàng koh tshuā sè-î, </text:p>
      <text:p text:style-name="P1"/>
      <text:p text:style-name="P1">一直到有後生才欲煞，</text:p>
      <text:p text:style-name="P1">it-ti̍t kàu ū hāu-senn tsiah beh suah, </text:p>
      <text:p text:style-name="P1"/>
      <text:p text:style-name="P1">有時閣驚毋拄好會有三長兩短，</text:p>
      <text:p text:style-name="P1">ū-sî koh kiann m̄-tú-hó ē ū sann-tn̂g-nn̄g-té, </text:p>
      <text:p text:style-name="P1"/>
      <text:p text:style-name="P1">一个嫌無夠，</text:p>
      <text:p text:style-name="P1">tsi̍t ê hiâm bô-kàu, </text:p>
      <text:p text:style-name="P1"/>
      <text:p text:style-name="P1">上少愛有兩个來鬥才會安心。</text:p>
      <text:p text:style-name="P1">siōng tsió ài ū nn̄g ê lâi tàu tsiah ē an-sim. </text:p>
      <text:p text:style-name="P1"/>
      <text:p text:style-name="P1">啊若無，</text:p>
      <text:p text:style-name="P1">Ah nā bô, </text:p>
      <text:p text:style-name="P1"/>
      <text:p text:style-name="P1">著愛去共人分轉來飼，</text:p>
      <text:p text:style-name="P1">tio̍h-ài khì kā lâng pun tńg-lâi tshī, </text:p>
      <text:p text:style-name="P1"/>
      <text:p text:style-name="P1">大漢通做香爐耳，</text:p>
      <text:p text:style-name="P1">tuā-hàn thang tsò hiunn-lôo-hīnn, </text:p>
      <text:p text:style-name="P1"/>
      <text:p text:style-name="P1">捀斗兼傳香火。</text:p>
      <text:p text:style-name="P1">phâng-táu kiam thn̂g hiunn-hué.</text:p>
      <text:p text:style-name="P1"/>
      <text:p text:style-name="P1"/>
      <text:p text:style-name="P1"/>
      <text:p text:style-name="P1"/>
      <text:p text:style-name="P1">其實，</text:p>
      <text:p text:style-name="P1">Kî-si̍t, </text:p>
      <text:p text:style-name="P1"/>
      <text:p text:style-name="P1">根據美國的McClung, C.E佇1902年的發現，</text:p>
      <text:p text:style-name="P1">kin-kì Bí-kok ê McClung, C.E tī 1902 nî ê huat-hiān,</text:p>
      <text:p text:style-name="P1"/>
      <text:p text:style-name="P1">生查埔抑是生查某，</text:p>
      <text:p text:style-name="P1">senn tsa-poo ia̍h-sī senn tsa-bóo, </text:p>
      <text:p text:style-name="P1"/>
      <text:p text:style-name="P1">是由查埔的X佮Y染色體來決定的，</text:p>
      <text:p text:style-name="P1">sī iû tsa-poo ê X kah Y jiám-sik-thé lâi kuat-tīng--ê, </text:p>
      <text:p text:style-name="P1"/>
      <text:p text:style-name="P1">也就是講袂生查埔的的責任是佇翁毋是某。</text:p>
      <text:p text:style-name="P1">iā tō sī kóng bē senn tsa-poo--ê ê tsik-jīm sī tī ang m̄ sī bóo. </text:p>
      <text:p text:style-name="P1"/>
      <text:p text:style-name="P1">若準大某攏袂生查埔的，</text:p>
      <text:p text:style-name="P1">Nā-tsún tuā-bóo lóng bē senn tsa-poo--ê, </text:p>
      <text:p text:style-name="P1"/>
      <text:p text:style-name="P1">細姨煞會生，</text:p>
      <text:p text:style-name="P1">sè-î suah ē senn, </text:p>
      <text:p text:style-name="P1"/>
      <text:p text:style-name="P1">無定著若用當今的DNA來檢驗，</text:p>
      <text:p text:style-name="P1"><text:soft-page-break/>bô-tiānn-tio̍h nā iōng tong-kim ê DNA lâi kiám-giām, </text:p>
      <text:p text:style-name="P1"/>
      <text:p text:style-name="P1">彼个後生，</text:p>
      <text:p text:style-name="P1">hit ê hāu-senn, </text:p>
      <text:p text:style-name="P1"/>
      <text:p text:style-name="P1">是啥人的囝，</text:p>
      <text:p text:style-name="P1">sī siánn-lâng ê kiánn, </text:p>
      <text:p text:style-name="P1"/>
      <text:p text:style-name="P1">猶誠拚咧。</text:p>
      <text:p text:style-name="P1">iáu tsiânn piànn --leh. </text:p>
      <text:p text:style-name="P1"/>
      <text:p text:style-name="P1">啊予人離出去的大某閣重嫁，</text:p>
      <text:p text:style-name="P1">Ah hōo lâng lî--tshut-khì ê tuā-bóo koh tîng kè, </text:p>
      <text:p text:style-name="P1"/>
      <text:p text:style-name="P1">無偌久人就生後生矣，</text:p>
      <text:p text:style-name="P1">bô-guā-kú lâng tō senn hāu-senn --ah, </text:p>
      <text:p text:style-name="P1"/>
      <text:p text:style-name="P1">按呢就是原本做翁婿的咧「袂生牽拖厝邊」嘛。</text:p>
      <text:p text:style-name="P1">án-ne tō sī guân-pún tsò ang-sài--ê teh “Bē senn khan-thua tshù-pinn” --mah.</text:p>
      <text:p text:style-name="P1"/>
      <text:p text:style-name="P1"/>
      <text:p text:style-name="P1"/>
      <text:p text:style-name="P1"/>
      <text:p text:style-name="P1">照頂面所講的，</text:p>
      <text:p text:style-name="P1">Tsiàu tíng-bīn sóo kóng--ê, </text:p>
      <text:p text:style-name="P1"/>
      <text:p text:style-name="P1">傳統「不孝有三，無後為大」的思想，</text:p>
      <text:p text:style-name="P1">thuân-thóng “Put-hàu iú sam, bû hiō uî tāi” ê su-sióng, </text:p>
      <text:p text:style-name="P1"/>
      <text:p text:style-name="P1">敢猶有偌大的意義？</text:p>
      <text:p text:style-name="P1">kám iáu-ū guā tuā ê ì-gī?</text:p>
      <text:p text:style-name="P1"/>
      <text:p text:style-name="P1">515 金山老街來𨑨迌－臺北縣金山鄉</text:p>
      <text:p text:style-name="P1"/>
      <text:p text:style-name="P1">金山老街來𨑨迌─臺北縣金山鄉</text:p>
      <text:p text:style-name="P1">Kim-suann lāu ke lâi tshit-thô─ Tâi-pak-kuān Kim-suann-hiong</text:p>
      <text:p text:style-name="P1"/>
      <text:p text:style-name="P1"/>
      <text:p text:style-name="P1"/>
      <text:p text:style-name="P1"/>
      <text:p text:style-name="P1">你知影臺灣上蓋好額的庄頭佇佗位無？</text:p>
      <text:p text:style-name="P1">Lí tsai-iánn Tâi-uân siōng-kài hó-gia̍h ê tsng-thâu tī tó-uī --bô? </text:p>
      <text:p text:style-name="P1"/>
      <text:p text:style-name="P1">土想嘛知，</text:p>
      <text:p text:style-name="P1">Thóo-siūnn mā tsai, </text:p>
      <text:p text:style-name="P1"/>
      <text:p text:style-name="P1">臺北縣的金山鄉啦！</text:p>
      <text:p text:style-name="P1">Tâi-pak-kuān ê Kim-suann-hiong --lah! </text:p>
      <text:p text:style-name="P1"/>
      <text:p text:style-name="P1">因為伊名叫金山，</text:p>
      <text:p text:style-name="P1">In-uī i miâ kiò Kim-suann, </text:p>
      <text:p text:style-name="P1"/>
      <text:p text:style-name="P1">當然是金銀滿四山。</text:p>
      <text:p text:style-name="P1">tong-jiân sī kim-gîn muá-sì-suann.</text:p>
      <text:p text:style-name="P1"/>
      <text:p text:style-name="P1"/>
      <text:p text:style-name="P1"/>
      <text:p text:style-name="P1"/>
      <text:p text:style-name="P1">毋過專家共咱講，</text:p>
      <text:p text:style-name="P1">M̄-koh tsuan-ka kā lán kóng, </text:p>
      <text:p text:style-name="P1"/>
      <text:p text:style-name="P1">金山原本的平埔名叫做「Kitapari」，</text:p>
      <text:p text:style-name="P1"><text:soft-page-break/>Kim-suann guân-pún ê pênn-poo miâ kiò-tsò “Kitapari”, </text:p>
      <text:p text:style-name="P1"/>
      <text:p text:style-name="P1">後來的漢名叫「金包里」，</text:p>
      <text:p text:style-name="P1">āu--lâi ê hàn miâ kiò “Kim-pau-lí”, </text:p>
      <text:p text:style-name="P1"/>
      <text:p text:style-name="P1">日本人來將伊改名「金山」。</text:p>
      <text:p text:style-name="P1">Ji̍t-pún-lâng lâi tsiong i kái miâ “Kim-suann.” </text:p>
      <text:p text:style-name="P1"/>
      <text:p text:style-name="P1">原來伊無出黃金，</text:p>
      <text:p text:style-name="P1">Guân-lâi i bô tshut n̂g-kim, </text:p>
      <text:p text:style-name="P1"/>
      <text:p text:style-name="P1">伊出名的是鴨肉。</text:p>
      <text:p text:style-name="P1">i tshut-miâ ê sī ah-bah.</text:p>
      <text:p text:style-name="P1"/>
      <text:p text:style-name="P1"/>
      <text:p text:style-name="P1"/>
      <text:p text:style-name="P1"/>
      <text:p text:style-name="P1">無黃金，</text:p>
      <text:p text:style-name="P1">Bô n̂g-kim, </text:p>
      <text:p text:style-name="P1"/>
      <text:p text:style-name="P1">有鴨肉嘛真好。</text:p>
      <text:p text:style-name="P1">ū ah-bah mā tsin hó. </text:p>
      <text:p text:style-name="P1"/>
      <text:p text:style-name="P1">來到金山舊街，</text:p>
      <text:p text:style-name="P1">Lâi-kàu Kim-suann kū ke, </text:p>
      <text:p text:style-name="P1"/>
      <text:p text:style-name="P1">鴨肉店有十外間，</text:p>
      <text:p text:style-name="P1">ah-bah tiàm ū tsa̍p guā king, </text:p>
      <text:p text:style-name="P1"/>
      <text:p text:style-name="P1">人講：</text:p>
      <text:p text:style-name="P1">lâng kóng: </text:p>
      <text:p text:style-name="P1"/>
      <text:p text:style-name="P1">「濟戲濟人看」，</text:p>
      <text:p text:style-name="P1">“Tsē hì tsē lâng khuànn”, </text:p>
      <text:p text:style-name="P1"/>
      <text:p text:style-name="P1">人濟店就濟，</text:p>
      <text:p text:style-name="P1">lâng tsē tiàm tō tsē, </text:p>
      <text:p text:style-name="P1"/>
      <text:p text:style-name="P1">有錢公家趁嘛！</text:p>
      <text:p text:style-name="P1">ū tsînn kong-ke thàn --mah!</text:p>
      <text:p text:style-name="P1"/>
      <text:p text:style-name="P1"/>
      <text:p text:style-name="P1"/>
      <text:p text:style-name="P1"/>
      <text:p text:style-name="P1">喲！</text:p>
      <text:p text:style-name="P1">Iō! </text:p>
      <text:p text:style-name="P1"/>
      <text:p text:style-name="P1">毋著呢！</text:p>
      <text:p text:style-name="P1">M̄-tio̍h --neh! </text:p>
      <text:p text:style-name="P1"/>
      <text:p text:style-name="P1">逐間的菜盤攏是對外口捀入來，</text:p>
      <text:p text:style-name="P1">Ta̍k king ê tshài puânn lóng sī uì guā-kháu phâng --ji̍p-lâi, </text:p>
      <text:p text:style-name="P1"/>
      <text:p text:style-name="P1">原來十外間店攏是仝一个頭家，</text:p>
      <text:p text:style-name="P1">guân-lâi tsa̍p guā king tiàm lóng sī kāng tsi̍t ê thâu-ke, </text:p>
      <text:p text:style-name="P1"/>
      <text:p text:style-name="P1">頭家生理好，</text:p>
      <text:p text:style-name="P1">thâu-ke sing-lí hó, </text:p>
      <text:p text:style-name="P1"/>
      <text:p text:style-name="P1">閣稅十外間店面，</text:p>
      <text:p text:style-name="P1">koh suè tsa̍p guā king tiàm-bīn, </text:p>
      <text:p text:style-name="P1"/>
      <text:p text:style-name="P1">攏是排椅桌食飯，</text:p>
      <text:p text:style-name="P1">lóng sī pâi í-toh tsia̍h-pn̄g, </text:p>
      <text:p text:style-name="P1"/>
      <text:p text:style-name="P1">料理是中央廚房供應，</text:p>
      <text:p text:style-name="P1">liāu-lí sī tiong-ng tû-pâng kiong-ìng, </text:p>
      <text:p text:style-name="P1"/>
      <text:p text:style-name="P1">生理好甲這款，</text:p>
      <text:p text:style-name="P1">sing-lí hó kah tsit khuán, </text:p>
      <text:p text:style-name="P1"><text:soft-page-break/></text:p>
      <text:p text:style-name="P1">莫怪金山鴨肉是一名透京城。</text:p>
      <text:p text:style-name="P1">bo̍k-kuài Kim-suann ah-bah sī it bîng thàu kiann-siânn.</text:p>
      <text:p text:style-name="P1"/>
      <text:p text:style-name="P1"/>
      <text:p text:style-name="P1"/>
      <text:p text:style-name="P1"/>
      <text:p text:style-name="P1">好食的鴨肉料理食煞，</text:p>
      <text:p text:style-name="P1">Hó-tsia̍h ê ah-bah liāu-lí tsia̍h suah, </text:p>
      <text:p text:style-name="P1"/>
      <text:p text:style-name="P1">來到街尾廣安宮，</text:p>
      <text:p text:style-name="P1">lâi-kàu ke-bué Kóng-an-kiong, </text:p>
      <text:p text:style-name="P1"/>
      <text:p text:style-name="P1">服侍開漳聖王，</text:p>
      <text:p text:style-name="P1">ho̍k-sāi Khai-tsiang-sìng-ông, </text:p>
      <text:p text:style-name="P1"/>
      <text:p text:style-name="P1">廟真媠、真闊，</text:p>
      <text:p text:style-name="P1">biō tsin suí, tsin khuah, </text:p>
      <text:p text:style-name="P1"/>
      <text:p text:style-name="P1">有氣派。</text:p>
      <text:p text:style-name="P1">ū khì-phài. </text:p>
      <text:p text:style-name="P1"/>
      <text:p text:style-name="P1">人講「先顧腹肚，才顧佛祖」，</text:p>
      <text:p text:style-name="P1">Lâng kóng “Sing kòo pak-tóo, tsiah kòo Pu̍t-tsóo”, </text:p>
      <text:p text:style-name="P1"/>
      <text:p text:style-name="P1">食飽囉，</text:p>
      <text:p text:style-name="P1">tsia̍h-pá --looh, </text:p>
      <text:p text:style-name="P1"/>
      <text:p text:style-name="P1">應該入廟參拜，</text:p>
      <text:p text:style-name="P1">ing-kai ji̍p biō tsham-pài, </text:p>
      <text:p text:style-name="P1"/>
      <text:p text:style-name="P1">感謝伊予咱有一頓腥臊通食。</text:p>
      <text:p text:style-name="P1">kám-siā i hōo lán ū tsi̍t tǹg tshenn-tshau thang tsia̍h.</text:p>
      <text:p text:style-name="P1"/>
      <text:p text:style-name="P1">516 覆菜──苗栗的名產</text:p>
      <text:p text:style-name="P1"/>
      <text:p text:style-name="P1">「覆菜——苗栗的名產」</text:p>
      <text:p text:style-name="P1">“Phak-tshài—— Biâu-li̍k ê bîng-sán”</text:p>
      <text:p text:style-name="P1"/>
      <text:p text:style-name="P1"/>
      <text:p text:style-name="P1"/>
      <text:p text:style-name="P1"/>
      <text:p text:style-name="P1">講著「苗栗」咱就會想著「覆菜鴨」。</text:p>
      <text:p text:style-name="P1">Kóng-tio̍h “Biâu-li̍k” lán tō ē siūnn-tio̍h “phak-tshài-ah.”</text:p>
      <text:p text:style-name="P1"/>
      <text:p text:style-name="P1"/>
      <text:p text:style-name="P1"/>
      <text:p text:style-name="P1"/>
      <text:p text:style-name="P1">覆菜的客話號做「pugˋ coi（四縣腔）」；</text:p>
      <text:p text:style-name="P1">Phak-tshài ê Kheh-uē hō-tsò “pugˋ coi (四縣腔)”; </text:p>
      <text:p text:style-name="P1"/>
      <text:p text:style-name="P1">是用芥菜先豉做鹹菜，</text:p>
      <text:p text:style-name="P1">sī īng kuà-tshài sing sīnn-tsò kiâm-tshài, </text:p>
      <text:p text:style-name="P1"/>
      <text:p text:style-name="P1">才閣曝焦做鹹菜乾（『梅乾菜』），</text:p>
      <text:p text:style-name="P1">tsiah koh pha̍k ta tsò kiâm-tshài-kuann (‘梅乾菜’), </text:p>
      <text:p text:style-name="P1"/>
      <text:p text:style-name="P1">煞尾才製造成覆菜。</text:p>
      <text:p text:style-name="P1">suah-bué tsiah tsè-tsō sîng phak-tshài.</text:p>
      <text:p text:style-name="P1"/>
      <text:p text:style-name="P1"/>
      <text:p text:style-name="P1"/>
      <text:p text:style-name="P1"/>
      <text:p text:style-name="P1">苗栗縣是芥菜有名的出產地；</text:p>
      <text:p text:style-name="P1">Biâu-li̍k-kuān sī kuà-tshài ū-miâ ê tshut-sán-tē; </text:p>
      <text:p text:style-name="P1"><text:soft-page-break/></text:p>
      <text:p text:style-name="P1">咱過年攏愛食的長年菜就是鮮的芥菜。</text:p>
      <text:p text:style-name="P1">lán kuè-nî lóng ài tsia̍h ê tn̂g-nî-tshài tō sī tshinn ê kuà-tshài. </text:p>
      <text:p text:style-name="P1"/>
      <text:p text:style-name="P1">俗語講：</text:p>
      <text:p text:style-name="P1">Sio̍k-gí kóng: </text:p>
      <text:p text:style-name="P1"/>
      <text:p text:style-name="P1">「芥菜無擘毋成欉，</text:p>
      <text:p text:style-name="P1">“Kuà-tshài bô peh m̄-tsiânn tsâng, </text:p>
      <text:p text:style-name="P1"/>
      <text:p text:style-name="P1">囡仔無教毋成人。」</text:p>
      <text:p text:style-name="P1">gín-á bô kà m̄-tsiânn-lâng.” </text:p>
      <text:p text:style-name="P1"/>
      <text:p text:style-name="P1">是講囡仔著愛教示。</text:p>
      <text:p text:style-name="P1">Sī-kóng gín-á tio̍h-ài kà-sī. </text:p>
      <text:p text:style-name="P1"/>
      <text:p text:style-name="P1">漚鹹菜佮做鹹菜乾攏是規欉好好──</text:p>
      <text:p text:style-name="P1">Au kiâm-tshài kah tsò kiâm-tshài-kuann lóng sī kui tsâng hó-hó── </text:p>
      <text:p text:style-name="P1"/>
      <text:p text:style-name="P1">無擘開；</text:p>
      <text:p text:style-name="P1">bô peh--khui; </text:p>
      <text:p text:style-name="P1"/>
      <text:p text:style-name="P1">若是欲用鹹菜乾來做覆菜，</text:p>
      <text:p text:style-name="P1">nā sī beh īng kiâm-tshài-kuann lâi tsò phak-tshài, </text:p>
      <text:p text:style-name="P1"/>
      <text:p text:style-name="P1">因為欲入去甕仔抑是罐仔，</text:p>
      <text:p text:style-name="P1">in-uī beh ji̍p-khì àng-á ia̍h-sī kuàn-á, </text:p>
      <text:p text:style-name="P1"/>
      <text:p text:style-name="P1">著愛櫼甲誠實櫼，</text:p>
      <text:p text:style-name="P1">tio̍h-ài tsinn kah tsiânn tsa̍t-tsinn, </text:p>
      <text:p text:style-name="P1"/>
      <text:p text:style-name="P1">袂使有閬縫，</text:p>
      <text:p text:style-name="P1">bē-sái ū làng-phāng, </text:p>
      <text:p text:style-name="P1"/>
      <text:p text:style-name="P1">若無有可能會生菇。</text:p>
      <text:p text:style-name="P1">nā-bô ū khó-lîng ē senn-koo.</text:p>
      <text:p text:style-name="P1"/>
      <text:p text:style-name="P1"/>
      <text:p text:style-name="P1"/>
      <text:p text:style-name="P1"/>
      <text:p text:style-name="P1">遮的鹹菜乾著愛用蓋封予伊密，</text:p>
      <text:p text:style-name="P1">Tsia-ê kiâm-tshài-kuann tio̍h-ài īng kuà hong hōo i ba̍t, </text:p>
      <text:p text:style-name="P1"/>
      <text:p text:style-name="P1">閣倒頭匼，</text:p>
      <text:p text:style-name="P1">koh tó-thâu khap, </text:p>
      <text:p text:style-name="P1"/>
      <text:p text:style-name="P1">袂使得有空氣走入去；</text:p>
      <text:p text:style-name="P1">bē-sái-tit ū khong-khì tsáu --ji̍p-khì; </text:p>
      <text:p text:style-name="P1"/>
      <text:p text:style-name="P1">經過幾個月的發酵，</text:p>
      <text:p text:style-name="P1">king-kuè kuí kò gue̍h ê huat-kànn, </text:p>
      <text:p text:style-name="P1"/>
      <text:p text:style-name="P1">所產生的一寡氣體因為罐仔顛倒匼，</text:p>
      <text:p text:style-name="P1">sóo sán-sing ê tsi̍t-kuá khì-thé in-uī kuàn-á tian-tò khap, </text:p>
      <text:p text:style-name="P1"/>
      <text:p text:style-name="P1">走袂出來，</text:p>
      <text:p text:style-name="P1">tsáu bē tshut--lâi, </text:p>
      <text:p text:style-name="P1"/>
      <text:p text:style-name="P1">外口的雜物仔嘛走袂入去，</text:p>
      <text:p text:style-name="P1">guā-kháu ê tsa̍p-bu̍t-á mā tsáu bē ji̍p-khì, </text:p>
      <text:p text:style-name="P1"/>
      <text:p text:style-name="P1">按呢就袂生菇。</text:p>
      <text:p text:style-name="P1">án-ne tō bē senn-koo.</text:p>
      <text:p text:style-name="P1"/>
      <text:p text:style-name="P1"/>
      <text:p text:style-name="P1"><text:soft-page-break/></text:p>
      <text:p text:style-name="P1"/>
      <text:p text:style-name="P1">覆菜的名聽講就是因為罐仔倒覆的緣故。</text:p>
      <text:p text:style-name="P1">Phak-tshài ê miâ thiann-kóng tō sī in-uī kuàn-á tó-phak ê iân-kòo. </text:p>
      <text:p text:style-name="P1"/>
      <text:p text:style-name="P1">為著欲有好名聲，</text:p>
      <text:p text:style-name="P1">Uī-tio̍h beh ū hó miâ-siann, </text:p>
      <text:p text:style-name="P1"/>
      <text:p text:style-name="P1">借伊的諧音號名做「福菜」，</text:p>
      <text:p text:style-name="P1">tsioh i ê hâi-im hō-miâ tsò “hok-tshài”, </text:p>
      <text:p text:style-name="P1"/>
      <text:p text:style-name="P1">毋知是講加食加福氣，</text:p>
      <text:p text:style-name="P1">m̄-tsai sī kóng ke tsia̍h ke hok-khì, </text:p>
      <text:p text:style-name="P1"/>
      <text:p text:style-name="P1">抑是咧講「會食就是福啦！」</text:p>
      <text:p text:style-name="P1">ia̍h-sī teh kóng “Ē tsia̍h tō sī hok --lah!” </text:p>
      <text:p text:style-name="P1"/>
      <text:p text:style-name="P1">覆菜是愈久愈芳，</text:p>
      <text:p text:style-name="P1">Phak-tshài sī jú kú jú phang, </text:p>
      <text:p text:style-name="P1"/>
      <text:p text:style-name="P1">會當囥兩年遐久。</text:p>
      <text:p text:style-name="P1">ē-tàng khǹg nn̄g nî hiah kú. </text:p>
      <text:p text:style-name="P1"/>
      <text:p text:style-name="P1">用來煮雞肉、鴨肉、抑是三層肉湯，</text:p>
      <text:p text:style-name="P1">Īng-lâi tsú ke-bah, ah-bah, ia̍h-sī sam-tsân-bah-thng, </text:p>
      <text:p text:style-name="P1"/>
      <text:p text:style-name="P1">好食閣有芳氣，</text:p>
      <text:p text:style-name="P1">hó-tsia̍h koh ū phang-khì, </text:p>
      <text:p text:style-name="P1"/>
      <text:p text:style-name="P1">實在有夠讚啦！</text:p>
      <text:p text:style-name="P1">si̍t-tsāi ū-kàu tsán --lah!</text:p>
      <text:p text:style-name="P1"/>
      <text:p text:style-name="P1">517 澎湖臺灣味</text:p>
      <text:p text:style-name="P1"/>
      <text:p text:style-name="P1">「澎湖臺灣味」</text:p>
      <text:p text:style-name="P1">“Phînn-ôo Tâi-uân-bī”</text:p>
      <text:p text:style-name="P1"/>
      <text:p text:style-name="P1"/>
      <text:p text:style-name="P1"/>
      <text:p text:style-name="P1"/>
      <text:p text:style-name="P1">澎湖自古早就佮臺灣有真密切關係，</text:p>
      <text:p text:style-name="P1">Phînn-ôo tsū kóo-tsá tō kah Tâi-uân ū tsin bi̍t-tshiat kuan-hē,</text:p>
      <text:p text:style-name="P1"/>
      <text:p text:style-name="P1">兩爿的人時常有行踏，</text:p>
      <text:p text:style-name="P1">nn̄g-pîng ê lâng sî-siông ū kiânn-ta̍h,</text:p>
      <text:p text:style-name="P1"/>
      <text:p text:style-name="P1">移民、貿易、𨑨迌遮的予咱對澎湖有真濟趣味的話通好講。</text:p>
      <text:p text:style-name="P1">î-bîn, bōo-i̍k, tshit-thô tsia--ê hōo lán tuì Phînn-ôo ū tsin tsē tshù-bī ê uē thang-hó kóng.</text:p>
      <text:p text:style-name="P1"/>
      <text:p text:style-name="P1"/>
      <text:p text:style-name="P1"/>
      <text:p text:style-name="P1"/>
      <text:p text:style-name="P1">頭一句，</text:p>
      <text:p text:style-name="P1">Thâu tsi̍t kù,</text:p>
      <text:p text:style-name="P1"/>
      <text:p text:style-name="P1">臺灣人看澎湖查埔佇海裡討掠，</text:p>
      <text:p text:style-name="P1">Tâi-uân-lâng khuànn Phînn-ôo tsa-poo tī hái--lí thó-lia̍h,</text:p>
      <text:p text:style-name="P1"/>
      <text:p text:style-name="P1">田園的穡頭就靠查某人去趁食，</text:p>
      <text:p text:style-name="P1">tshân-hn̂g ê sit-thâu tō khò tsa-bóo-lâng khì thàn-tsia̍h,</text:p>
      <text:p text:style-name="P1"/>
      <text:p text:style-name="P1">實在真辛苦，</text:p>
      <text:p text:style-name="P1"><text:soft-page-break/>si̍t-tsāi tsin sin-khóo,</text:p>
      <text:p text:style-name="P1"/>
      <text:p text:style-name="P1">比臺灣查某較歹命，</text:p>
      <text:p text:style-name="P1">pí Tâi-uân tsa-bóo khah pháinn-miā,</text:p>
      <text:p text:style-name="P1"/>
      <text:p text:style-name="P1">就有一句話講：</text:p>
      <text:p text:style-name="P1">tō ū tsi̍t kù uē kóng:</text:p>
      <text:p text:style-name="P1"/>
      <text:p text:style-name="P1">「澎湖查某臺灣牛。」</text:p>
      <text:p text:style-name="P1">“Phînn-ôo tsa-bóo Tâi-uân gû.”</text:p>
      <text:p text:style-name="P1"/>
      <text:p text:style-name="P1">講澎湖查某佮臺灣水牛仝款，</text:p>
      <text:p text:style-name="P1">Kóng Phînn-ôo tsa-bóo kah Tâi-uân tsuí-gû kāng-khuán,</text:p>
      <text:p text:style-name="P1"/>
      <text:p text:style-name="P1">一世人無閒，</text:p>
      <text:p text:style-name="P1">tsi̍t-sì-lâng bô-îng,</text:p>
      <text:p text:style-name="P1"/>
      <text:p text:style-name="P1">做到死。</text:p>
      <text:p text:style-name="P1">tsò kàu sí.</text:p>
      <text:p text:style-name="P1"/>
      <text:p text:style-name="P1"/>
      <text:p text:style-name="P1"/>
      <text:p text:style-name="P1"/>
      <text:p text:style-name="P1">第二句，</text:p>
      <text:p text:style-name="P1">Tē-jī kù,</text:p>
      <text:p text:style-name="P1"/>
      <text:p text:style-name="P1">澎湖查某歹命，</text:p>
      <text:p text:style-name="P1">Phînn-ôo tsa-bóo pháinn-miā,</text:p>
      <text:p text:style-name="P1"/>
      <text:p text:style-name="P1">澎湖查埔嘛無偌好命，</text:p>
      <text:p text:style-name="P1">Phînn-ôo tsa-poo mā bô guā hó-miā,</text:p>
      <text:p text:style-name="P1"/>
      <text:p text:style-name="P1">討海掠魚是紅衫穿一半的頭路，</text:p>
      <text:p text:style-name="P1">thó-hái lia̍h hî sī âng sann tshīng tsi̍t-puànn ê thâu-lōo,</text:p>
      <text:p text:style-name="P1"/>
      <text:p text:style-name="P1">一下無拄好就會予海龍王招去做囝婿。</text:p>
      <text:p text:style-name="P1">tsi̍t-ē bô tú-hó tō ē hōo Hái-lîng-ông tsio khì tsò kiánn-sài.</text:p>
      <text:p text:style-name="P1"/>
      <text:p text:style-name="P1">一寡較驚死的就徙來臺灣討趁，</text:p>
      <text:p text:style-name="P1">Tsi̍t-kuá khah kiann-sí--ê tō suá lâi Tâi-uân thó-thàn,</text:p>
      <text:p text:style-name="P1"/>
      <text:p text:style-name="P1">來佇𥴊仔店做夥計。</text:p>
      <text:p text:style-name="P1">lâi tī kám-á-tiàm tsò hué-kì.</text:p>
      <text:p text:style-name="P1"/>
      <text:p text:style-name="P1">𥴊仔店就是雜貨仔店，</text:p>
      <text:p text:style-name="P1">Kám-á-tiàm tō sī tsa̍p-huè-á-tiàm,</text:p>
      <text:p text:style-name="P1"/>
      <text:p text:style-name="P1">彼當時物件是排佇𥴊壺內面，</text:p>
      <text:p text:style-name="P1">hit-tong-sî mi̍h-kiānn sī pâi tī kám-ôo lāi-bīn,</text:p>
      <text:p text:style-name="P1"/>
      <text:p text:style-name="P1">日時搬出來賣，</text:p>
      <text:p text:style-name="P1">ji̍t--sî puann --tshut-lâi bē,</text:p>
      <text:p text:style-name="P1"/>
      <text:p text:style-name="P1">暗時收入去囥，</text:p>
      <text:p text:style-name="P1">àm-sî siu --ji̍p-khì khǹg,</text:p>
      <text:p text:style-name="P1"/>
      <text:p text:style-name="P1">工課粗重，</text:p>
      <text:p text:style-name="P1">khang-khuè tshoo-tāng,</text:p>
      <text:p text:style-name="P1"/>
      <text:p text:style-name="P1">顧店時間長，</text:p>
      <text:p text:style-name="P1">kòo tiàm sî-kan tn̂g,</text:p>
      <text:p text:style-name="P1"/>
      <text:p text:style-name="P1">算是艱苦頭路。</text:p>
      <text:p text:style-name="P1">sǹg sī kan-khóo thâu-lōo.</text:p>
      <text:p text:style-name="P1"/>
      <text:p text:style-name="P1">所以有一句話講：</text:p>
      <text:p text:style-name="P1">Sóo-í ū tsi̍t kù uē kóng:</text:p>
      <text:p text:style-name="P1"><text:soft-page-break/></text:p>
      <text:p text:style-name="P1">「無澎不開」，</text:p>
      <text:p text:style-name="P1">“Bô Phênn put khui”,</text:p>
      <text:p text:style-name="P1"/>
      <text:p text:style-name="P1">無倩澎湖店員毋敢開𥴊仔店。</text:p>
      <text:p text:style-name="P1">bô tshiànn Phînn-ôo tiàm-uân m̄-kánn khui kám-á-tiàm.</text:p>
      <text:p text:style-name="P1"/>
      <text:p text:style-name="P1">艱苦罔艱苦，</text:p>
      <text:p text:style-name="P1">Kan-khóo bóng kan-khóo,</text:p>
      <text:p text:style-name="P1"/>
      <text:p text:style-name="P1">免予海龍王做囝婿嘛是一步取。</text:p>
      <text:p text:style-name="P1">bián hōo Hái-lîng-ông tsò kiánn-sài mā sī tsi̍t pōo tshú.</text:p>
      <text:p text:style-name="P1"/>
      <text:p text:style-name="P1"/>
      <text:p text:style-name="P1"/>
      <text:p text:style-name="P1"/>
      <text:p text:style-name="P1">有一句話講「山窮海竭」，</text:p>
      <text:p text:style-name="P1">Ū tsi̍t kù uē kóng “Suann kîng hái kia̍t”,</text:p>
      <text:p text:style-name="P1"/>
      <text:p text:style-name="P1">意思是講山頂海邊是散凶的所在。</text:p>
      <text:p text:style-name="P1">ì-sù sī kóng suann-tíng hái-pinn sī sàn-hiong ê sóo-tsāi.</text:p>
      <text:p text:style-name="P1"/>
      <text:p text:style-name="P1">澎湖四邊攏是海，</text:p>
      <text:p text:style-name="P1">Phînn-ôo sì pinn lóng sī hái,</text:p>
      <text:p text:style-name="P1"/>
      <text:p text:style-name="P1">全咧搧海風，</text:p>
      <text:p text:style-name="P1">tsuân teh siàn hái-hong,</text:p>
      <text:p text:style-name="P1"/>
      <text:p text:style-name="P1">建設落伍，</text:p>
      <text:p text:style-name="P1">kiàn-siat lo̍k-ngóo,</text:p>
      <text:p text:style-name="P1"/>
      <text:p text:style-name="P1">連一个較成樣的車路都無，</text:p>
      <text:p text:style-name="P1">liân tsi̍t ê khah tsiânn-iūnn ê tshia-lōo to bô,</text:p>
      <text:p text:style-name="P1"/>
      <text:p text:style-name="P1">所以臺灣人供體澎湖人講：</text:p>
      <text:p text:style-name="P1">sóo-í Tâi-uân-lâng king-thé Phînn-ôo-lâng kóng:</text:p>
      <text:p text:style-name="P1"/>
      <text:p text:style-name="P1">「澎湖若有路，</text:p>
      <text:p text:style-name="P1">“Phînn-ôo nā ū lōo,</text:p>
      <text:p text:style-name="P1"/>
      <text:p text:style-name="P1">臺灣就會做帝都。」</text:p>
      <text:p text:style-name="P1">Tâi-uân tō ē tsò tè-too.”</text:p>
      <text:p text:style-name="P1"/>
      <text:p text:style-name="P1">意思講澎湖若有一條較媠的大車路，</text:p>
      <text:p text:style-name="P1">Ì-sù kóng Phînn-ôo nā ū tsi̍t tiâu khah suí ê tuā tshia-lōo,</text:p>
      <text:p text:style-name="P1"/>
      <text:p text:style-name="P1">臺灣一定比伊閣較媠，</text:p>
      <text:p text:style-name="P1">Tâi-uân it-tīng pí i koh-khah suí,</text:p>
      <text:p text:style-name="P1"/>
      <text:p text:style-name="P1">會親像中國的帝都北京遐爾媠。</text:p>
      <text:p text:style-name="P1">ē tshin-tshiūnn Tiong-kok ê tè-too Pak-kiann hiah-nī suí.</text:p>
      <text:p text:style-name="P1"/>
      <text:p text:style-name="P1">518 暖江橋壺穴──基隆之美</text:p>
      <text:p text:style-name="P1"/>
      <text:p text:style-name="P1">「暖江橋壺穴——基隆之美」</text:p>
      <text:p text:style-name="P1">“Luán-kang-kiô ôo-hia̍t── Ke-lâng tsi bí”</text:p>
      <text:p text:style-name="P1"/>
      <text:p text:style-name="P1"/>
      <text:p text:style-name="P1"/>
      <text:p text:style-name="P1"/>
      <text:p text:style-name="P1">基隆河的水頭是佇臺北縣平溪鄉的菁桐山，</text:p>
      <text:p text:style-name="P1">Ke-lâng-hô ê tsuí-thâu sī tī Tâi-pak-kuān Pîng-khe-hiong ê Tshinn-tông-suann,</text:p>
      <text:p text:style-name="P1"/>
      <text:p text:style-name="P1">伊流過三貂嶺、八堵、汐止佮南港，</text:p>
      <text:p text:style-name="P1">i lâu-kuè Sam-tiau-niá, <text:soft-page-break/>Peh-tóo, Si̍k-tsí kah Lâm-káng, </text:p>
      <text:p text:style-name="P1"/>
      <text:p text:style-name="P1">佇干豆附近佮新店溪、大嵙陷溪合做淡水河，</text:p>
      <text:p text:style-name="P1">tī Kan-tāu hù-kīn kah Sin-tiàm-khe, Tuā-khoo-hām-khe ha̍p-tsò Tām-tsuí-hô, </text:p>
      <text:p text:style-name="P1"/>
      <text:p text:style-name="P1">流入大海，</text:p>
      <text:p text:style-name="P1">lâu ji̍p tuā-hái, </text:p>
      <text:p text:style-name="P1"/>
      <text:p text:style-name="P1">全長大約86公里，</text:p>
      <text:p text:style-name="P1">tsuân tn̂g tāi-iok 86 kong-lí, </text:p>
      <text:p text:style-name="P1"/>
      <text:p text:style-name="P1">流域的面積有 491平方公里。</text:p>
      <text:p text:style-name="P1">liû-hi̍k ê bīn-tsik ū 491 pîng-hong kong-lí. </text:p>
      <text:p text:style-name="P1"/>
      <text:p text:style-name="P1">當伊流過瑞芳來到暖暖這箍圍仔的時，</text:p>
      <text:p text:style-name="P1">Tng i lâu-kuè Suī-hong lâi-kàu Luán-luán tsit-khoo-uî-á ê sî, </text:p>
      <text:p text:style-name="P1"/>
      <text:p text:style-name="P1">因為溪底的石頭，</text:p>
      <text:p text:style-name="P1">in-uī khe-té ê tsio̍h-thâu, </text:p>
      <text:p text:style-name="P1"/>
      <text:p text:style-name="P1">經過久年的風吹、日曝佮雨淋，</text:p>
      <text:p text:style-name="P1">king-kuè kú nî ê hong tshue, ji̍t pha̍k kah hōo lâm, </text:p>
      <text:p text:style-name="P1"/>
      <text:p text:style-name="P1">閣不時有大水咧沖，</text:p>
      <text:p text:style-name="P1">koh put-sî ū tuā-tsuí teh tshiâng, </text:p>
      <text:p text:style-name="P1"/>
      <text:p text:style-name="P1">造成水路的兩爿佮浮出水面的石頭頂，</text:p>
      <text:p text:style-name="P1">tsō-sîng tsuí-lōo ê nn̄g-pîng kah phû tshut tsuí-bīn ê tsio̍h-thâu-tíng, </text:p>
      <text:p text:style-name="P1"/>
      <text:p text:style-name="P1">滿四界攏是圓形抑是草橄欖形的壺穴。</text:p>
      <text:p text:style-name="P1">muá-sì-kè lóng sī înn-hîng ia̍h-sī tshó-kan-ná-hîng ê ôo-hia̍t. </text:p>
      <text:p text:style-name="P1"/>
      <text:p text:style-name="P1">這款景緻，</text:p>
      <text:p text:style-name="P1">Tsit khuán kíng-tì, </text:p>
      <text:p text:style-name="P1"/>
      <text:p text:style-name="P1">雖然臺灣真濟所在攏有，</text:p>
      <text:p text:style-name="P1">sui-jiân Tâi-uân tsin tsē sóo-tsāi lóng ū, </text:p>
      <text:p text:style-name="P1"/>
      <text:p text:style-name="P1">毋過，</text:p>
      <text:p text:style-name="P1">m̄-koh, </text:p>
      <text:p text:style-name="P1"/>
      <text:p text:style-name="P1">猶是雞籠暖江橋遮的壺穴上蓋濟閣上蓋媠。</text:p>
      <text:p text:style-name="P1">iáu sī Ke-lâng Luán-kang-kiô tsia ê ôo-hia̍t siōng-kài tsē koh siōng-kài suí. </text:p>
      <text:p text:style-name="P1"/>
      <text:p text:style-name="P1"/>
      <text:p text:style-name="P1"/>
      <text:p text:style-name="P1"/>
      <text:p text:style-name="P1">壺穴在地人號做「石面桶」、「金面桶」抑是「石酒窟仔」；</text:p>
      <text:p text:style-name="P1">Ôo-hia̍t tsāi-tē-lâng hō-tsò “Tsio̍h bīn-tháng”, “Kim bīn-tháng” ia̍h-sī “Tsio̍h tsiú-khut-á”; </text:p>
      <text:p text:style-name="P1"/>
      <text:p text:style-name="P1">形狀大概分做三款：</text:p>
      <text:p text:style-name="P1">hîng-tsōng tāi-khài hun-tsò sann khuán: </text:p>
      <text:p text:style-name="P1"/>
      <text:p text:style-name="P1">頭一款是上單純的，</text:p>
      <text:p text:style-name="P1">thâu tsi̍t khuán sī siōng tan-sûn--ê, </text:p>
      <text:p text:style-name="P1"/>
      <text:p text:style-name="P1"><text:soft-page-break/>隨个仔隨个面桶是獨立存在的；</text:p>
      <text:p text:style-name="P1">suî-ê-á suî-ê bīn-tháng sī to̍k-li̍p tsûn-tsāi--ê; </text:p>
      <text:p text:style-name="P1"/>
      <text:p text:style-name="P1">第二款是複合式的，</text:p>
      <text:p text:style-name="P1">tē-jī khuán sī ho̍k-ha̍p-sik--ê, </text:p>
      <text:p text:style-name="P1"/>
      <text:p text:style-name="P1">幾若个面桶合做伙；</text:p>
      <text:p text:style-name="P1">kuí-nā ê bīn-tháng ha̍p tsò-hué; </text:p>
      <text:p text:style-name="P1"/>
      <text:p text:style-name="P1">啊若第三款是大面桶內底包細面桶，</text:p>
      <text:p text:style-name="P1">ah nā tē-sann khuán sī tuā bīn-tháng lāi-té pau sè bīn-tháng, </text:p>
      <text:p text:style-name="P1"/>
      <text:p text:style-name="P1">當然形狀是攏無啥仝款；</text:p>
      <text:p text:style-name="P1">tong-jiân hîng-tsōng sī lóng bô siánn kāng-khuán; </text:p>
      <text:p text:style-name="P1"/>
      <text:p text:style-name="P1">橫直就是五花十色攏總有就著啦！</text:p>
      <text:p text:style-name="P1">huâinn-ti̍t tō sī gōo-hue-tsa̍p-sik lóng-tsóng ū tō tio̍h --lah!</text:p>
      <text:p text:style-name="P1"/>
      <text:p text:style-name="P1"/>
      <text:p text:style-name="P1"/>
      <text:p text:style-name="P1"/>
      <text:p text:style-name="P1">暖江橋遮離八堵火車頭無偌遠，</text:p>
      <text:p text:style-name="P1">Luán-kang-kiô tsia lī Peh-tóo hué-tshia-thâu bô guā hn̄g, </text:p>
      <text:p text:style-name="P1"/>
      <text:p text:style-name="P1">風景真媠，</text:p>
      <text:p text:style-name="P1">hong-kíng tsin suí, </text:p>
      <text:p text:style-name="P1"/>
      <text:p text:style-name="P1">橋跤的水嘛誠清氣，</text:p>
      <text:p text:style-name="P1">kiô-kha ê tsuí mā tsiânn tshing-khì, </text:p>
      <text:p text:style-name="P1"/>
      <text:p text:style-name="P1">有真濟鳥隻會來遮討食。</text:p>
      <text:p text:style-name="P1">ū tsin tsē tsiáu-tsiah ē lâi tsia thó-tsia̍h.</text:p>
      <text:p text:style-name="P1"/>
      <text:p text:style-name="P1">來北部若無來到這位行踏一下，</text:p>
      <text:p text:style-name="P1">Lâi pak-pōo nā bô lâi-kàu tsit uī kiânn-ta̍h --tsi̍t-ē, </text:p>
      <text:p text:style-name="P1"/>
      <text:p text:style-name="P1">是會『虧很大』喔！</text:p>
      <text:p text:style-name="P1">sī ē 『虧很大』 --ooh!</text:p>
      <text:p text:style-name="P1"/>
      <text:p text:style-name="P1">519 揜貼的山城－花蓮林田山林場</text:p>
      <text:p text:style-name="P1"/>
      <text:p text:style-name="P1">「揜貼的山城─花蓮林田山林場」</text:p>
      <text:p text:style-name="P1">“Iap-thiap ê suann-siânn─ Hua-liân Lîm-tiân-san lîm-tiûnn”</text:p>
      <text:p text:style-name="P1"/>
      <text:p text:style-name="P1"/>
      <text:p text:style-name="P1"/>
      <text:p text:style-name="P1"/>
      <text:p text:style-name="P1">1920年代，</text:p>
      <text:p text:style-name="P1">1920 nî-tāi, </text:p>
      <text:p text:style-name="P1"/>
      <text:p text:style-name="P1">日本人捌佇臺灣設立四大林場，</text:p>
      <text:p text:style-name="P1">Ji̍t-pún-lâng bat tī Tâi-uân siat-li̍p sì tuā lîm-tiûnn, </text:p>
      <text:p text:style-name="P1"/>
      <text:p text:style-name="P1">就是八仙山、阿里山、太平山佮林田山林場。</text:p>
      <text:p text:style-name="P1">tō sī Pat-sian-san, A-lí-san, Thài-pîng-san kah Lîm-tiân-san lîm-tiûnn. </text:p>
      <text:p text:style-name="P1"/>
      <text:p text:style-name="P1">林田山林場是佇離花蓮市大約四十公里的萬榮（舊名萬里橋）附近，</text:p>
      <text:p text:style-name="P1">Lîm-tiân-san lîm-tiûnn sī tī lī Hua-liân-tshī tāi-iok sì-tsa̍p kong-lí ê Bān-îng (kū miâ Bān-lí-kiô) hù-kīn, </text:p>
      <text:p text:style-name="P1"><text:soft-page-break/></text:p>
      <text:p text:style-name="P1">有五分仔車通到林場內底，</text:p>
      <text:p text:style-name="P1">ū gōo-hun-á-tshia thong kàu lîm-tiûnn lāi-té, </text:p>
      <text:p text:style-name="P1"/>
      <text:p text:style-name="P1">屬鳳林鎮森榮里。</text:p>
      <text:p text:style-name="P1">sio̍k Hōng-lîm-tìn Som-îng-lí. </text:p>
      <text:p text:style-name="P1"/>
      <text:p text:style-name="P1">森榮舊名「森坂」（日語音：Mori-sakhah），</text:p>
      <text:p text:style-name="P1">Som-îng kū miâ “Mori-sakhah” (Ji̍t-gí im: Mori-sakhah), </text:p>
      <text:p text:style-name="P1"/>
      <text:p text:style-name="P1">1960年代，</text:p>
      <text:p text:style-name="P1">1960 nî-tāi, </text:p>
      <text:p text:style-name="P1"/>
      <text:p text:style-name="P1">遮屬佇省營的中興紙業公司，</text:p>
      <text:p text:style-name="P1">tsia sio̍k tī síng-iânn ê Tiong-hing tsuá-gia̍p kong-si, </text:p>
      <text:p text:style-name="P1"/>
      <text:p text:style-name="P1">生產hi-nóo-khih高級木材佮供應紙廠製紙的原料；</text:p>
      <text:p text:style-name="P1">sing-sán hi-nóo-khih ko-kip bo̍k-tsâi kah kiong-ìng tsuá-tshiúnn tsè tsuá ê guân-liāu; </text:p>
      <text:p text:style-name="P1"/>
      <text:p text:style-name="P1">當時著愛坐三段五分仔車路佮五段的流籠，</text:p>
      <text:p text:style-name="P1">tong-sî <text:s/>tio̍h-ài tsē sann tuānn gōo-hun-á tshia-lōo kah gōo tuānn ê liû-lông, </text:p>
      <text:p text:style-name="P1"/>
      <text:p text:style-name="P1">才會當去到兩千外公尺懸的山場。</text:p>
      <text:p text:style-name="P1">tsiah ē-tàng khì kàu nn̄g-tshing guā kong-tshioh kuân ê suann-tiûnn .</text:p>
      <text:p text:style-name="P1"/>
      <text:p text:style-name="P1"/>
      <text:p text:style-name="P1"/>
      <text:p text:style-name="P1"/>
      <text:p text:style-name="P1">我捌佇遐蹛過五冬，</text:p>
      <text:p text:style-name="P1">Guá bat tī hia tuà-kuè gōo tang, </text:p>
      <text:p text:style-name="P1"/>
      <text:p text:style-name="P1">當時除去生產設備以外，</text:p>
      <text:p text:style-name="P1">tong-sî tû khì sing-sán siat-pī í-guā, </text:p>
      <text:p text:style-name="P1"/>
      <text:p text:style-name="P1">為著服務林場所有的工作人員，</text:p>
      <text:p text:style-name="P1">uī-tio̍h ho̍k-bū lîm-tiûnn sóo-ū ê kang-tsok jîn-uân, </text:p>
      <text:p text:style-name="P1"/>
      <text:p text:style-name="P1">嘛有設立中山堂、員工宿舍、醫務室、福利社、米店、雜貨店、洗衣部、理髮部、消防隊、幼稚園佮一間國校，</text:p>
      <text:p text:style-name="P1">mā ū siat-li̍p Tiong-san-tn̂g, uân-kang sok-sià, i-bū-sik, hok-lī-siā, bí tiàm, tsa̍p-huè-tiàm, sé-i-pōo, lí-huat-pōo, siau-hông-tuī, iù-tī-hn̂g kah tsi̍t king kok-hāu, </text:p>
      <text:p text:style-name="P1"/>
      <text:p text:style-name="P1">是一个真完備的社區，</text:p>
      <text:p text:style-name="P1">sī tsi̍t ê tsin uân-pī ê siā-khu, </text:p>
      <text:p text:style-name="P1"/>
      <text:p text:style-name="P1">彼當陣遐有蹛兩千外人，</text:p>
      <text:p text:style-name="P1">hit-tang-tsūn hia ū tuà nn̄g-tshing guā lâng,</text:p>
      <text:p text:style-name="P1"/>
      <text:p text:style-name="P1">四、五百戶的徛家。</text:p>
      <text:p text:style-name="P1">sì, gōo-pah hōo ê khiā-ke. </text:p>
      <text:p text:style-name="P1"/>
      <text:p text:style-name="P1">記持中的林田山林場，</text:p>
      <text:p text:style-name="P1">Kì-tî tiong ê Lîm-tiân-san lîm-tiûnn, </text:p>
      <text:p text:style-name="P1"/>
      <text:p text:style-name="P1">有真濟hi-nóo-khih木材起的宿<text:soft-page-break/>舍，</text:p>
      <text:p text:style-name="P1">ū tsin tsē hi-nóo-khih bo̍k-tsâi khí ê sok-sià, </text:p>
      <text:p text:style-name="P1"/>
      <text:p text:style-name="P1">鐵路邊有真濟人咧黜樹皮欲去做燃火柴；</text:p>
      <text:p text:style-name="P1">thih-lōo-pinn ū tsin tsē lâng teh thut tshiū-phuê beh khì tsò hiânn-hué tshâ; </text:p>
      <text:p text:style-name="P1"/>
      <text:p text:style-name="P1">招待所邊仔有起一个懸懸的涼亭仔——「旭東亭」，</text:p>
      <text:p text:style-name="P1">tsiau-thāi-sóo pinn-á ū khí tsi̍t ê kuân-kuân ê liâng-tîng-á—— “Hiok-tang-tîng”, </text:p>
      <text:p text:style-name="P1"/>
      <text:p text:style-name="P1">內底有一副對聯：</text:p>
      <text:p text:style-name="P1">lāi-té ū tsi̍t hù tuì-liân: </text:p>
      <text:p text:style-name="P1"/>
      <text:p text:style-name="P1">｢青山原不老，為雪白頭；綠水本無憂，因風皺面。」</text:p>
      <text:p text:style-name="P1">“Tshing-san guân put nóo, uī seh pi̍k-thiô; li̍k tsuí pún bû iu, in hong jiâu-bīn.” </text:p>
      <text:p text:style-name="P1"/>
      <text:p text:style-name="P1">予人真懷念。</text:p>
      <text:p text:style-name="P1">Hōo lâng tsin huâi-liām.</text:p>
      <text:p text:style-name="P1"/>
      <text:p text:style-name="P1"/>
      <text:p text:style-name="P1"/>
      <text:p text:style-name="P1"/>
      <text:p text:style-name="P1">1973年林場改屬這陣的林務局花蓮林區管理處。</text:p>
      <text:p text:style-name="P1">1973 nî lîm-tiûnn kái sio̍k tsit tsūn ê lîm-bū-kio̍k Hua-liân lîm-khu kuán-lí-tshù. </text:p>
      <text:p text:style-name="P1"/>
      <text:p text:style-name="P1">因為政策的改變，</text:p>
      <text:p text:style-name="P1">In-uī tsìng-tshik ê kái-piàn, </text:p>
      <text:p text:style-name="P1"/>
      <text:p text:style-name="P1">林場的剉柴作業嘛佇1991年全面停止。</text:p>
      <text:p text:style-name="P1">lîm-tiûnn ê tshò-tshâ tsok-gia̍p mā tī 1991 nî tsuân-bīn thîng-tsí. </text:p>
      <text:p text:style-name="P1"/>
      <text:p text:style-name="P1">經過業務佮人員的縮編，</text:p>
      <text:p text:style-name="P1">King-kuè gia̍p-bū kah jîn-uân ê sok-pian, </text:p>
      <text:p text:style-name="P1"/>
      <text:p text:style-name="P1">就變成今仔日的觀光小山城——「林田山林業文化園區」，</text:p>
      <text:p text:style-name="P1">tō piàn-sîng kin-á-ji̍t ê kuan-kong sió-suann-siânn—— “Lîm-tiân-san lîm-gia̍p bûn-huà hn̂g-khu”, </text:p>
      <text:p text:style-name="P1"/>
      <text:p text:style-name="P1">由內底的林業文物展示館，</text:p>
      <text:p text:style-name="P1">iû lāi-té ê lîm-gia̍p bûn-bu̍t tián-sī-kuán, </text:p>
      <text:p text:style-name="P1"/>
      <text:p text:style-name="P1">來見證東臺灣的林業開發史。</text:p>
      <text:p text:style-name="P1">lâi kiàn-tsìng tang Tâi-uân ê lîm-gia̍p khai-huat-sú.</text:p>
      <text:p text:style-name="P1"/>
      <text:p text:style-name="P1">520 磺溪書院建築的古早味</text:p>
      <text:p text:style-name="P1"/>
      <text:p text:style-name="P1">「磺溪書院建築的古早味」</text:p>
      <text:p text:style-name="P1">“Hông-khe su-īnn kiàn-tio̍k ê kóo-tsá-bī”</text:p>
      <text:p text:style-name="P1"/>
      <text:p text:style-name="P1"/>
      <text:p text:style-name="P1"/>
      <text:p text:style-name="P1"/>
      <text:p text:style-name="P1">磺溪書院是佇臺中縣西南爿的大肚鄉，</text:p>
      <text:p text:style-name="P1">Hông-khe su-īnn sī tī Tâi-tiong-kuān se-lâm-pîng ê <text:soft-page-break/>Tuā-tōo-hiong, </text:p>
      <text:p text:style-name="P1"/>
      <text:p text:style-name="P1">倚彰化臺中隔界的大肚溪，</text:p>
      <text:p text:style-name="P1">uá Tsiong-huà Tâi-tiong keh-kài ê Tuā-tōo-khe, </text:p>
      <text:p text:style-name="P1"/>
      <text:p text:style-name="P1">書院是佇1887年（光緒十三年）起的，</text:p>
      <text:p text:style-name="P1">su-īnn sī tī 1887 nî (Kong-sū tsa̍p-sann nî) khí--ê, </text:p>
      <text:p text:style-name="P1"/>
      <text:p text:style-name="P1">彼時叫做文昌祠，</text:p>
      <text:p text:style-name="P1">hit-sî kiò-tsò Bûn-tshiong-sû, </text:p>
      <text:p text:style-name="P1"/>
      <text:p text:style-name="P1">1984年（民國七十三年）翻修。</text:p>
      <text:p text:style-name="P1">1984 nî (Bîn-kok tshit-tsa̍p-sann nî) huan-siu. </text:p>
      <text:p text:style-name="P1"/>
      <text:p text:style-name="P1">這馬咱對這个建築的特色做一寡介紹。</text:p>
      <text:p text:style-name="P1">Tsit-má lán tuì tsit ê kiàn-tio̍k ê ti̍k-sik tsò tsi̍t-kuá kài-siāu. </text:p>
      <text:p text:style-name="P1"/>
      <text:p text:style-name="P1"/>
      <text:p text:style-name="P1"/>
      <text:p text:style-name="P1"/>
      <text:p text:style-name="P1">書院是較氣派的「四合院」，</text:p>
      <text:p text:style-name="P1">Su-īnn sī khah khì-phài ê “sì-ha̍p-īnn”, </text:p>
      <text:p text:style-name="P1"/>
      <text:p text:style-name="P1">有前落佮後落，</text:p>
      <text:p text:style-name="P1">ū tsîng-lo̍h kah āu-lo̍h, </text:p>
      <text:p text:style-name="P1"/>
      <text:p text:style-name="P1">雙爿有護龍圍起來，</text:p>
      <text:p text:style-name="P1">siang-pîng ū hōo-lîng uî--khí-lâi, </text:p>
      <text:p text:style-name="P1"/>
      <text:p text:style-name="P1">所以叫做「兩落帶護龍」，</text:p>
      <text:p text:style-name="P1">sóo-í kiò-tsò “nn̄g lo̍h tài hōo-lîng”, </text:p>
      <text:p text:style-name="P1"/>
      <text:p text:style-name="P1">前落秀面是七間起，</text:p>
      <text:p text:style-name="P1">tsîng-lo̍h siù-bīn sī tshit king khí, </text:p>
      <text:p text:style-name="P1"/>
      <text:p text:style-name="P1">包含門廳三間，</text:p>
      <text:p text:style-name="P1">pau-hâm mn̂g-thiann sann king, </text:p>
      <text:p text:style-name="P1"/>
      <text:p text:style-name="P1">雙爿較矮的落鱉間各兩間。</text:p>
      <text:p text:style-name="P1">siang-pîng khah é ê loh-pih-king kok nn̄g king.</text:p>
      <text:p text:style-name="P1"/>
      <text:p text:style-name="P1">前落、後落嘛叫做前進、後進，</text:p>
      <text:p text:style-name="P1">tsîng-lo̍h, āu-lo̍h mā kiò-tsò tsîng-tsìn, āu-tsìn, </text:p>
      <text:p text:style-name="P1"/>
      <text:p text:style-name="P1">秀面嘛叫做徛面，</text:p>
      <text:p text:style-name="P1">siù-bīn mā kiò-tsò khiā-bīn, </text:p>
      <text:p text:style-name="P1"/>
      <text:p text:style-name="P1">就是華語的『立面』。</text:p>
      <text:p text:style-name="P1">tō sī Huâ-gí ê 『立面』.</text:p>
      <text:p text:style-name="P1"/>
      <text:p text:style-name="P1"/>
      <text:p text:style-name="P1"/>
      <text:p text:style-name="P1"/>
      <text:p text:style-name="P1">連接前落、後落的護龍嘛叫做伸手、室仔，</text:p>
      <text:p text:style-name="P1">Liân-tsiap tsîng-lo̍h, āu-lo̍h ê hōo-lîng mā kiò-tsò tshun-tshiú, sik-á, </text:p>
      <text:p text:style-name="P1"/>
      <text:p text:style-name="P1">伊圍起來的埕叫做深井、深井埕、內埕，</text:p>
      <text:p text:style-name="P1">i uî--khí-lâi ê tiânn kiò-tsò tshim-tsénn, tshim-tsénn-tiânn, lāi-tiânn, </text:p>
      <text:p text:style-name="P1"/>
      <text:p text:style-name="P1">埕中央有一間拜堂，</text:p>
      <text:p text:style-name="P1">tiânn tiong-ng ū tsi̍t king <text:soft-page-break/>pài-tn̂g, </text:p>
      <text:p text:style-name="P1"/>
      <text:p text:style-name="P1">拜堂地基比埕面較懸，</text:p>
      <text:p text:style-name="P1">pài-tn̂g tē-ki pí tiânn-bīn khah kuân, </text:p>
      <text:p text:style-name="P1"/>
      <text:p text:style-name="P1">外壁有巷路通四面壁，</text:p>
      <text:p text:style-name="P1">guā-piah ū hāng-lōo thong sì bīn piah, </text:p>
      <text:p text:style-name="P1"/>
      <text:p text:style-name="P1">這个叫做走馬廊，</text:p>
      <text:p text:style-name="P1">tsit ê kiò-tsò tsáu-bé-lông, </text:p>
      <text:p text:style-name="P1"/>
      <text:p text:style-name="P1">會當行路，</text:p>
      <text:p text:style-name="P1">ē tàng kiânn-lōo, </text:p>
      <text:p text:style-name="P1"/>
      <text:p text:style-name="P1">欲走馬就較困難囉！</text:p>
      <text:p text:style-name="P1">beh tsáu-bé tō khah khùn-lân --looh!</text:p>
      <text:p text:style-name="P1"/>
      <text:p text:style-name="P1"/>
      <text:p text:style-name="P1"/>
      <text:p text:style-name="P1"/>
      <text:p text:style-name="P1">傳統的厝頂，</text:p>
      <text:p text:style-name="P1">Thuân-thóng ê tshù-tíng, </text:p>
      <text:p text:style-name="P1"/>
      <text:p text:style-name="P1">攏是前後兩面斜斜拖落來，</text:p>
      <text:p text:style-name="P1">lóng sī tsîng-āu nn̄g bīn tshua̍h-tshua̍h thua--lo̍h-lâi, </text:p>
      <text:p text:style-name="P1"/>
      <text:p text:style-name="P1">叫做雙倒水，</text:p>
      <text:p text:style-name="P1">kiò-tsò siang-tó-tsuí, </text:p>
      <text:p text:style-name="P1"/>
      <text:p text:style-name="P1">厝頂若捅出壁堵真濟，</text:p>
      <text:p text:style-name="P1">tshù-tíng nā thóng tshut piah-tóo tsin tsē,</text:p>
      <text:p text:style-name="P1"/>
      <text:p text:style-name="P1">前後巷路就袂沃著雨。</text:p>
      <text:p text:style-name="P1">tsîng-āu hāng-lōo tō bē ak-tio̍h hōo. </text:p>
      <text:p text:style-name="P1"/>
      <text:p text:style-name="P1">若雙爿巷路嘛無欲沃著雨，</text:p>
      <text:p text:style-name="P1">Nā siang pîng hāng-lōo mā bô beh ak-tio̍h hōo, </text:p>
      <text:p text:style-name="P1"/>
      <text:p text:style-name="P1">著愛佇雙爿規壁起雨閘仔，</text:p>
      <text:p text:style-name="P1">tio̍h-ài tī siang-pîng kui piah khí hōo-tsa̍h-á, </text:p>
      <text:p text:style-name="P1"/>
      <text:p text:style-name="P1">書院袂用這種粗魯起法，</text:p>
      <text:p text:style-name="P1">su-īnn bē iōng tsit tsióng tshoo-lóo khí huat, </text:p>
      <text:p text:style-name="P1"/>
      <text:p text:style-name="P1">就佇遮半壁起斜面的倒水厝頂，</text:p>
      <text:p text:style-name="P1">tō tī tsia puànn piah khí tshua̍h-bīn ê tó-tsuí tshù-tíng, </text:p>
      <text:p text:style-name="P1"/>
      <text:p text:style-name="P1">變做四面攏有倒水的厝頂，</text:p>
      <text:p text:style-name="P1">piàn-tsò sì-bīn lóng ū tó-tsuí ê tshù-tíng, </text:p>
      <text:p text:style-name="P1"/>
      <text:p text:style-name="P1">華語稱『歇山頂』，</text:p>
      <text:p text:style-name="P1">Huâ-gí tshing ‘歇山頂’, </text:p>
      <text:p text:style-name="P1"/>
      <text:p text:style-name="P1">臺灣閩南語叫做四垂頂、四面落水頂，</text:p>
      <text:p text:style-name="P1">Tâi-uân Bân-lâm-gí kiò-tsò sì-suî-tíng, sì-bīn lo̍h-tsuí-tíng, </text:p>
      <text:p text:style-name="P1"/>
      <text:p text:style-name="P1">按呢四面就攏袂沃著雨。</text:p>
      <text:p text:style-name="P1">án-ne sì-bīn tō lóng bē ak-tio̍h hōo. </text:p>
      <text:p text:style-name="P1"/>
      <text:p text:style-name="P1">臺北龍山寺、鹿港龍山寺攏是這種起法。</text:p>
      <text:p text:style-name="P1">Tâi-pak Liông-san-sī, Lo̍k-káng Liông-san-sī lóng sī tsit tsióng khí huat. </text:p>
      <text:p text:style-name="P1"/>
      <text:p text:style-name="P1"/>
      <text:p text:style-name="P1"><text:soft-page-break/></text:p>
      <text:p text:style-name="P1"/>
      <text:p text:style-name="P1">這是傳統的建築名稱，</text:p>
      <text:p text:style-name="P1">Tse sī thuân-thóng ê kiàn-tio̍k miâ-tshing, </text:p>
      <text:p text:style-name="P1"/>
      <text:p text:style-name="P1">現時當地人可能無幾个人捌聽過這種名，</text:p>
      <text:p text:style-name="P1">hiān-sî tong-tē-lâng khó-lîng bô kuí ê lâng bat thiann-kuè tsit tsióng miâ, </text:p>
      <text:p text:style-name="P1"/>
      <text:p text:style-name="P1">我驚伊會失傳，</text:p>
      <text:p text:style-name="P1">guá kiann i ē sit-thuân, </text:p>
      <text:p text:style-name="P1"/>
      <text:p text:style-name="P1">才提出來餾。</text:p>
      <text:p text:style-name="P1">tsiah the̍h--tshut-lâi liū.</text:p>
      <text:p text:style-name="P1"/>
      <text:p text:style-name="P1">521 玉兔原子筆</text:p>
      <text:p text:style-name="P1"/>
      <text:p text:style-name="P1">「玉兔原子筆」</text:p>
      <text:p text:style-name="P1">“Gio̍k-thòo guân-tsú-pit”</text:p>
      <text:p text:style-name="P1"/>
      <text:p text:style-name="P1"/>
      <text:p text:style-name="P1"/>
      <text:p text:style-name="P1"/>
      <text:p text:style-name="P1">現時的文具會使講是真進步，</text:p>
      <text:p text:style-name="P1">Hiān-sî ê bûn-kū ē-sái kóng sī tsin tsìn-pōo, </text:p>
      <text:p text:style-name="P1"/>
      <text:p text:style-name="P1">物件真濟款，</text:p>
      <text:p text:style-name="P1">mi̍h-kiānn tsin tsē khuán, </text:p>
      <text:p text:style-name="P1"/>
      <text:p text:style-name="P1">造型嘛千變萬化，</text:p>
      <text:p text:style-name="P1">tsō-hîng mā tshian-piàn-bān-huà, </text:p>
      <text:p text:style-name="P1"/>
      <text:p text:style-name="P1">古錐閣好用，</text:p>
      <text:p text:style-name="P1">kóo-tsui koh hó-īng, </text:p>
      <text:p text:style-name="P1"/>
      <text:p text:style-name="P1">毋過咱小可仔共伊注意一下，</text:p>
      <text:p text:style-name="P1">m̄-koh lán sió-khuá-á kā i tsù-ì --tsi̍t-ē, </text:p>
      <text:p text:style-name="P1"/>
      <text:p text:style-name="P1">大部份是日本品牌，</text:p>
      <text:p text:style-name="P1">tāi-pōo-hūn sī Ji̍t-pún phín-pâi, </text:p>
      <text:p text:style-name="P1"/>
      <text:p text:style-name="P1">日本人好欲閣較好，</text:p>
      <text:p text:style-name="P1">Ji̍t-pún-lâng hó beh koh-khah hó, </text:p>
      <text:p text:style-name="P1"/>
      <text:p text:style-name="P1">不時有新產品、新造型。</text:p>
      <text:p text:style-name="P1">put-sî ū sin sán-phín, sin tsō-hîng. </text:p>
      <text:p text:style-name="P1"/>
      <text:p text:style-name="P1"/>
      <text:p text:style-name="P1"/>
      <text:p text:style-name="P1"/>
      <text:p text:style-name="P1">佇這堆日日新的文具市場裡，</text:p>
      <text:p text:style-name="P1">Tī tsit tui ji̍t-ji̍t sin ê bûn-kū tshī-tiûnn--lí, </text:p>
      <text:p text:style-name="P1"/>
      <text:p text:style-name="P1">閣有一个老朋友，</text:p>
      <text:p text:style-name="P1">koh ū tsi̍t ê lāu pîng-iú, </text:p>
      <text:p text:style-name="P1"/>
      <text:p text:style-name="P1">伊就是今年四十外歲的玉兔牌原子筆，</text:p>
      <text:p text:style-name="P1">i tō sī kin-nî sì-tsa̍p guā huè ê Gio̍k-thòo-pâi guân-tsú-pit, </text:p>
      <text:p text:style-name="P1"/>
      <text:p text:style-name="P1">黃色的筆管，</text:p>
      <text:p text:style-name="P1">n̂g-sik ê pit-kóng, </text:p>
      <text:p text:style-name="P1"/>
      <text:p text:style-name="P1">藍色的筆蓋，</text:p>
      <text:p text:style-name="P1">nâ-sik ê pit-kuà, </text:p>
      <text:p text:style-name="P1"/>
      <text:p text:style-name="P1">四十外年無換新衫，</text:p>
      <text:p text:style-name="P1">sì-tsa̍p guā nî bô uānn sin sann, </text:p>
      <text:p text:style-name="P1"/>
      <text:p text:style-name="P1">無變新款，</text:p>
      <text:p text:style-name="P1"><text:soft-page-break/>bô piàn sin khuán, </text:p>
      <text:p text:style-name="P1"/>
      <text:p text:style-name="P1">伊真正是咱忠實的老朋友、老國寶、老長壽。</text:p>
      <text:p text:style-name="P1">i tsin-tsiànn sī lán tiong-si̍t ê lāu pîng-iú, lāu kok-pó, lāu-tn̂g-siū. </text:p>
      <text:p text:style-name="P1"/>
      <text:p text:style-name="P1"/>
      <text:p text:style-name="P1"/>
      <text:p text:style-name="P1"/>
      <text:p text:style-name="P1">玉兔原子筆是玉兔文具公司的產品，</text:p>
      <text:p text:style-name="P1">Gio̍k-thòo guân-tsú-pit sī Gio̍k-thòo bûn-kū kong-si ê sán-phín, </text:p>
      <text:p text:style-name="P1"/>
      <text:p text:style-name="P1">公司佇1947年成立，</text:p>
      <text:p text:style-name="P1">kong-si tī 1947 nî sîng-li̍p, </text:p>
      <text:p text:style-name="P1"/>
      <text:p text:style-name="P1">工廠佇宜蘭五結，</text:p>
      <text:p text:style-name="P1">kang-tshiúnn tī Gî-lân Gōo-kiat, </text:p>
      <text:p text:style-name="P1"/>
      <text:p text:style-name="P1">原子筆1966年出世的時，</text:p>
      <text:p text:style-name="P1">guân-tsú-pit 1966 nî tshut-sì ê sî, </text:p>
      <text:p text:style-name="P1"/>
      <text:p text:style-name="P1">是當年第一枝臺灣製的原子筆。</text:p>
      <text:p text:style-name="P1">sī tong-nî tē it ki Tâi-uân tsè ê guân-tsú-pit. </text:p>
      <text:p text:style-name="P1"/>
      <text:p text:style-name="P1">斯當時「原子」代表高科技，</text:p>
      <text:p text:style-name="P1">Su-tong-sî “guân-tsú” tāi-piáu ko-kho-ki, </text:p>
      <text:p text:style-name="P1"/>
      <text:p text:style-name="P1">原子筆比萬年筆較利便、好用，</text:p>
      <text:p text:style-name="P1">guân-tsú-pit pí bān-liân-pit khah lī-piān, hó-iōng, </text:p>
      <text:p text:style-name="P1"/>
      <text:p text:style-name="P1">算是高科技產品，</text:p>
      <text:p text:style-name="P1">sǹg sī ko-kho-ki sán-phín, </text:p>
      <text:p text:style-name="P1"/>
      <text:p text:style-name="P1">就將伊的英語名「鋼珠筆」換一个高科技的名——「原子筆」。</text:p>
      <text:p text:style-name="P1">tō tsiong i ê Ing-gí miâ “kǹg-tsu-pit” uānn tsi̍t ê ko-kho-ki ê miâ—— “guân-tsú-pit.”</text:p>
      <text:p text:style-name="P1"/>
      <text:p text:style-name="P1"/>
      <text:p text:style-name="P1"/>
      <text:p text:style-name="P1"/>
      <text:p text:style-name="P1">這枝筆四十外年無變心，</text:p>
      <text:p text:style-name="P1">Tsit ki pit sì-tsa̍p guā nî bô piàn-sim, </text:p>
      <text:p text:style-name="P1"/>
      <text:p text:style-name="P1">這間公司嘛五十年堅持臺灣製造，</text:p>
      <text:p text:style-name="P1">tsit king kong-si mā gōo-tsa̍p nî kian-tshî Tâi-uân tsè-tsō, </text:p>
      <text:p text:style-name="P1"/>
      <text:p text:style-name="P1">工廠無徙去中國，</text:p>
      <text:p text:style-name="P1">kang-tshiúnn bô suá khì Tiong-kok, </text:p>
      <text:p text:style-name="P1"/>
      <text:p text:style-name="P1">予咱臺灣人有就業機會，</text:p>
      <text:p text:style-name="P1">hōo lán Tâi-uân-lâng ū tsiū-gia̍p ki-huē, </text:p>
      <text:p text:style-name="P1"/>
      <text:p text:style-name="P1">現時猶有這款臺灣心、臺灣情的頭家，</text:p>
      <text:p text:style-name="P1">hiān-sî iáu ū tsit khuán Tâi-uân sim, Tâi-uân tsîng ê thâu-ke, </text:p>
      <text:p text:style-name="P1"/>
      <text:p text:style-name="P1">我就學一句電視廣告詞共伊呵咾——「足感心的！」</text:p>
      <text:p text:style-name="P1">guá tō o̍h tsi̍t kù tiān-sī kóng-kò-sû kā i o-ló—— “Tsiok kám-sim --ê!” </text:p>
      <text:p text:style-name="P1"/>
      <text:p text:style-name="P1"/>
      <text:p text:style-name="P1"/>
      <text:p text:style-name="P1"><text:soft-page-break/></text:p>
      <text:p text:style-name="P1">現時伊閣將工廠改裝做觀光工廠，</text:p>
      <text:p text:style-name="P1">Hiān-sî i koh tsiong kang-tshiúnn kái-tsong tsò kuan-kong kang-tshiúnn, </text:p>
      <text:p text:style-name="P1"/>
      <text:p text:style-name="P1">每工攏開放觀光，</text:p>
      <text:p text:style-name="P1">muí kang lóng khai-hòng kuan-kong, </text:p>
      <text:p text:style-name="P1"/>
      <text:p text:style-name="P1">予咱了解各種產品的製造流程，</text:p>
      <text:p text:style-name="P1">hōo lán liáu-kái kok-tsióng sán-phín ê tsè-tsō liû-tîng, </text:p>
      <text:p text:style-name="P1"/>
      <text:p text:style-name="P1">家己動手做一寡DIY的文具，</text:p>
      <text:p text:style-name="P1">ka-kī tāng-tshiú tsò tsi̍t-kuá DIY ê bûn-kū, </text:p>
      <text:p text:style-name="P1"/>
      <text:p text:style-name="P1">嘛會使訂製產品，</text:p>
      <text:p text:style-name="P1">mā ē-sái tīng-tsè sán-phín, </text:p>
      <text:p text:style-name="P1"/>
      <text:p text:style-name="P1">做大量贈送親情朋友的禮物，</text:p>
      <text:p text:style-name="P1">tsò tāi-liōng tsīng-sàng tshin-tsiânn pîng-iú ê lé-bu̍t, </text:p>
      <text:p text:style-name="P1"/>
      <text:p text:style-name="P1">親像講做大生日、結婚、團體活動等等。</text:p>
      <text:p text:style-name="P1">tshin-tshiūnn kóng tsò tuā-senn-ji̍t, kiat-hun, thuân-thé ua̍h-tāng tíng-tíng. </text:p>
      <text:p text:style-name="P1"/>
      <text:p text:style-name="P1"/>
      <text:p text:style-name="P1"/>
      <text:p text:style-name="P1"/>
      <text:p text:style-name="P1">人講「衫著愛新，人著愛舊」，</text:p>
      <text:p text:style-name="P1">Lâng kóng “Sann tio̍h ài sin, lâng tio̍h ài kū”, </text:p>
      <text:p text:style-name="P1"/>
      <text:p text:style-name="P1">有這位忠實的老朋友，</text:p>
      <text:p text:style-name="P1">ū tsit uī tiong-si̍t ê lāu pîng-iú, </text:p>
      <text:p text:style-name="P1"/>
      <text:p text:style-name="P1">下擺咱若買文具，</text:p>
      <text:p text:style-name="P1">ē-pái lán nā bé bûn-kū, </text:p>
      <text:p text:style-name="P1"/>
      <text:p text:style-name="P1">著愛會記得共伊交關，</text:p>
      <text:p text:style-name="P1">tio̍h-ài ē-kì-tit kā i kau-kuan, </text:p>
      <text:p text:style-name="P1"/>
      <text:p text:style-name="P1">共伊照顧，</text:p>
      <text:p text:style-name="P1">kā i tsiàu-kòo, </text:p>
      <text:p text:style-name="P1"/>
      <text:p text:style-name="P1">予伊臺灣員工的飯碗顧會牢。</text:p>
      <text:p text:style-name="P1">hōo i Tâi-uân uân-kang ê pn̄g-uánn kòo ē tiâu.</text:p>
      <text:p text:style-name="P1"/>
      <text:p text:style-name="P1">522 釘干樂──桃園上出名</text:p>
      <text:p text:style-name="P1"/>
      <text:p text:style-name="P1">釘干樂——桃園上出名</text:p>
      <text:p text:style-name="P1">Tìng kan-lo̍k—— Thô-hn̂g siōng tshut-miâ</text:p>
      <text:p text:style-name="P1"/>
      <text:p text:style-name="P1"/>
      <text:p text:style-name="P1"/>
      <text:p text:style-name="P1"/>
      <text:p text:style-name="P1">桃園大溪出名豆乾是通人知的，</text:p>
      <text:p text:style-name="P1">Thô-hn̂g Tāi-khe tshut-miâ tāu-kuann sī thong lâng tsai--ê, </text:p>
      <text:p text:style-name="P1"/>
      <text:p text:style-name="P1">毋過真濟人毋知影桃園世界出名的是華語叫做『陀螺』的「干樂」。</text:p>
      <text:p text:style-name="P1">m̄-koh tsin tsē lâng m̄ tsai-iánn Thô-hn̂g sè-kài tshut-miâ ê sī Huâ-gí kiò-tsò ‘陀螺’ ê “kan-lo̍k”. </text:p>
      <text:p text:style-name="P1"/>
      <text:p text:style-name="P1"/>
      <text:p text:style-name="P1"/>
      <text:p text:style-name="P1"/>
      <text:p text:style-name="P1"><text:soft-page-break/>「拍干樂」就是用一條索仔共一粒干樂纏真濟輾，</text:p>
      <text:p text:style-name="P1">“Phah kan-lo̍k” tō sī iōng tsi̍t tiâu soh-á kā tsi̍t lia̍p kan-lo̍k tînn tsin tsē liàn, </text:p>
      <text:p text:style-name="P1"/>
      <text:p text:style-name="P1">用手共干樂擲出去，</text:p>
      <text:p text:style-name="P1">iōng tshiú kā kan-lo̍k tàn--tshut-khì, </text:p>
      <text:p text:style-name="P1"/>
      <text:p text:style-name="P1">佇半途中將索仔雄雄掣倒轉來，</text:p>
      <text:p text:style-name="P1">tī puàn-tôo tiong tsiong soh-á hiông-hiông tshuah tò-tńg--lâi, </text:p>
      <text:p text:style-name="P1"/>
      <text:p text:style-name="P1">干樂就會踮塗跤轉。</text:p>
      <text:p text:style-name="P1">kan-lo̍k tō ē tiàm thôo-kha tńg. </text:p>
      <text:p text:style-name="P1"/>
      <text:p text:style-name="P1">拍干樂會使得家己一个人拍，</text:p>
      <text:p text:style-name="P1">Phah kan-lo̍k ē-sái-tit ka-kī tsi̍t ê lâng phah, </text:p>
      <text:p text:style-name="P1"/>
      <text:p text:style-name="P1">嘛會使得兩个人以上，</text:p>
      <text:p text:style-name="P1">mā ē-sái-tit nn̄g ê lâng í-siōng, </text:p>
      <text:p text:style-name="P1"/>
      <text:p text:style-name="P1">互相釘來釘去，</text:p>
      <text:p text:style-name="P1">hōo-siong tìng lâi tìng khì, </text:p>
      <text:p text:style-name="P1"/>
      <text:p text:style-name="P1">比看啥人的干樂較勇，</text:p>
      <text:p text:style-name="P1">pí khuànn siánn-lâng ê kan-lo̍k khah ióng, </text:p>
      <text:p text:style-name="P1"/>
      <text:p text:style-name="P1">干樂若予人釘歹去，</text:p>
      <text:p text:style-name="P1">kan-lo̍k nā hōo lâng tìng pháinn--khì, </text:p>
      <text:p text:style-name="P1"/>
      <text:p text:style-name="P1">是品無賠的，</text:p>
      <text:p text:style-name="P1">sī phín bô puê--ê, </text:p>
      <text:p text:style-name="P1"/>
      <text:p text:style-name="P1">這就是「釘干樂」。</text:p>
      <text:p text:style-name="P1">tse tō sī “Tìng kan-lo̍k.” </text:p>
      <text:p text:style-name="P1"/>
      <text:p text:style-name="P1">有人就共干樂的尻川底彼枝釘仔改做「一」字形的利刀，</text:p>
      <text:p text:style-name="P1">Ū lâng tō kā kan-lo̍k ê kha-tshng-té hit ki ting-á kái-tsò “it” jī hîng ê lāi to, </text:p>
      <text:p text:style-name="P1"/>
      <text:p text:style-name="P1">聽講較有贏面。</text:p>
      <text:p text:style-name="P1">thiann-kóng khah ū iânn-bīn. </text:p>
      <text:p text:style-name="P1"/>
      <text:p text:style-name="P1"/>
      <text:p text:style-name="P1"/>
      <text:p text:style-name="P1"/>
      <text:p text:style-name="P1">拍干樂世界上出名的是佇大溪。</text:p>
      <text:p text:style-name="P1">Phah kan-lo̍k sè-kài siōng tshut-miâ--ê sī tī Tāi-khe. </text:p>
      <text:p text:style-name="P1"/>
      <text:p text:style-name="P1">1968年，</text:p>
      <text:p text:style-name="P1">1968 nî, </text:p>
      <text:p text:style-name="P1"/>
      <text:p text:style-name="P1">遮有人組織一个「干樂王」公會，</text:p>
      <text:p text:style-name="P1">tsia ū lâng tsoo-tsit tsi̍t ê “kan-lo̍k ông” kong-huē, </text:p>
      <text:p text:style-name="P1"/>
      <text:p text:style-name="P1">互相研究干樂的形式佮各種拍干樂的方法；</text:p>
      <text:p text:style-name="P1">hōo-siong gián-kiù kan-lo̍k ê hîng-sik kah kok-tsióng phah kan-lo̍k ê hong-huat; </text:p>
      <text:p text:style-name="P1"/>
      <text:p text:style-name="P1">干樂愈做愈大粒，</text:p>
      <text:p text:style-name="P1">kan-lo̍k jú tsò jú tuā lia̍p, </text:p>
      <text:p text:style-name="P1"/>
      <text:p text:style-name="P1">對起初的5台斤、10台斤，</text:p>
      <text:p text:style-name="P1">uì khí-tshoo ê 5 tâi-kin, <text:soft-page-break/>10 tâi-kin, </text:p>
      <text:p text:style-name="P1"/>
      <text:p text:style-name="P1">到50台斤重的「干樂王」。</text:p>
      <text:p text:style-name="P1">kàu 50 tâi-kin tāng ê “kan-lo̍k ông.” </text:p>
      <text:p text:style-name="P1"/>
      <text:p text:style-name="P1">紲落來閣成立「俱樂部」大力咧推廣，</text:p>
      <text:p text:style-name="P1">Suà--lo̍h-lâi koh sîng-li̍p “khū-lo̍k-pōo” tuā-la̍t teh thui-kóng, </text:p>
      <text:p text:style-name="P1"/>
      <text:p text:style-name="P1">干樂嘛閣愈做愈大圈，</text:p>
      <text:p text:style-name="P1">kan-lo̍k mā koh jú tsò jú tuā khian, </text:p>
      <text:p text:style-name="P1"/>
      <text:p text:style-name="P1">聽講目前的世界Guinness （『金氏』）記錄，</text:p>
      <text:p text:style-name="P1">thiann-kóng bo̍k-tsiân ê sè-kài Guinness (‘金氏’) kì-lo̍k, </text:p>
      <text:p text:style-name="P1"/>
      <text:p text:style-name="P1">是1985年由廖文樹先生所製造，</text:p>
      <text:p text:style-name="P1">sī 1985 nî iû Liāu Bûn-tshiū sian-sinn sóo tsè-tsō, </text:p>
      <text:p text:style-name="P1"/>
      <text:p text:style-name="P1">號做「地靈之光」的干樂王，</text:p>
      <text:p text:style-name="P1">hō-tsò “Tē-lîng tsi kong” ê kan-lo̍k-ông, </text:p>
      <text:p text:style-name="P1"/>
      <text:p text:style-name="P1">重量是155台斤（約93公斤）。</text:p>
      <text:p text:style-name="P1">tāng-liōng sī 155 tâi-kin (iok 93 kong-kin).</text:p>
      <text:p text:style-name="P1"/>
      <text:p text:style-name="P1">啊若拍干樂的世界記錄是2005年，</text:p>
      <text:p text:style-name="P1">Ah nā phah kan-lo̍k ê sè-kài kì-lo̍k sī 2005 nî, </text:p>
      <text:p text:style-name="P1"/>
      <text:p text:style-name="P1">大溪的張泰源先生創造的，</text:p>
      <text:p text:style-name="P1">Tāi-khe ê Tiunn Thài-guân sian-sinn tshòng-tsō--ê, </text:p>
      <text:p text:style-name="P1"/>
      <text:p text:style-name="P1">干樂重量超過100台斤，</text:p>
      <text:p text:style-name="P1">kan-lo̍k tāng-liōng tshiau-kuè 100 tâi-kin, </text:p>
      <text:p text:style-name="P1"/>
      <text:p text:style-name="P1">轉39秒久，</text:p>
      <text:p text:style-name="P1">tńg 39 bió kú, </text:p>
      <text:p text:style-name="P1"/>
      <text:p text:style-name="P1">有影無簡單。</text:p>
      <text:p text:style-name="P1">ū-iánn bô kán-tan.</text:p>
      <text:p text:style-name="P1"/>
      <text:p text:style-name="P1"/>
      <text:p text:style-name="P1"/>
      <text:p text:style-name="P1"/>
      <text:p text:style-name="P1">拍干樂這陣已經變做是傳統民俗技藝；</text:p>
      <text:p text:style-name="P1">Phah kan-lo̍k tsit-tsūn í-king piàn-tsò sī thuân-thóng bîn-sio̍k ki-gē; </text:p>
      <text:p text:style-name="P1"/>
      <text:p text:style-name="P1">彼就是表示咧欲撈起來滴水矣，</text:p>
      <text:p text:style-name="P1">he tō sī piáu-sī teh-beh hôo khí-lâi tih tsuí --ah, </text:p>
      <text:p text:style-name="P1"/>
      <text:p text:style-name="P1">需要有人設法來傳承落去。</text:p>
      <text:p text:style-name="P1">su-iàu ū lâng siat-huat lâi thuân-sîng lo̍h-khì.</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文泉驛等寬微米黑" svg:font-family="文泉驛等寬微米黑"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TW" svg:font-family="'AR PL UMing TW'" style:font-family-generic="system" style:font-pitch="variable"/>
    <style:font-face style:name="Lohit Devanagari" svg:font-family="'Lohit Devanagari'" style:font-family-generic="system" style:font-pitch="variable"/>
    <style:font-face style:name="文泉驛微米黑" svg:font-family="文泉驛微米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TW" style:font-size-asian="10.5pt" style:language-asian="zh" style:country-asian="TW"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AR PL UMing TW" style:font-size-asian="10.5pt" style:language-asian="zh" style:country-asian="TW"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文泉驛微米黑" style:font-family-asian="文泉驛微米黑"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文泉驛等寬微米黑" style:font-family-asian="文泉驛等寬微米黑"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cm">
          <style:column-sep style:width="0.009cm" style:color="#b2b2b2" style:height="100%" style:style="solid"/>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30T22:52:24.671282148</dc:date>
    <meta:editing-duration>PT4H36M35S</meta:editing-duration>
    <meta:editing-cycles>50</meta:editing-cycles>
    <meta:generator>LibreOffice/5.1.6.2$Linux_X86_64 LibreOffice_project/10m0$Build-2</meta:generator>
    <meta:document-statistic meta:table-count="0" meta:image-count="0" meta:object-count="0" meta:page-count="61" meta:paragraph-count="2122" meta:word-count="18856" meta:character-count="55151" meta:non-whitespace-character-count="48457"/>
  </office:meta>
</office:document-meta>
</file>